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10.777cm"/>
    </style:style>
    <style:style style:name="co7" style:family="table-column">
      <style:table-column-properties fo:break-before="auto" style:column-width="6.996cm"/>
    </style:style>
    <style:style style:name="co8" style:family="table-column">
      <style:table-column-properties fo:break-before="auto" style:column-width="4.641cm"/>
    </style:style>
    <style:style style:name="co9" style:family="table-column">
      <style:table-column-properties fo:break-before="auto" style:column-width="10.654cm"/>
    </style:style>
    <style:style style:name="co10" style:family="table-column">
      <style:table-column-properties fo:break-before="auto" style:column-width="3.782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7.913cm"/>
    </style:style>
    <style:style style:name="co13" style:family="table-column">
      <style:table-column-properties fo:break-before="auto" style:column-width="3.332cm"/>
    </style:style>
    <style:style style:name="co14" style:family="table-column">
      <style:table-column-properties fo:break-before="auto" style:column-width="6.003cm"/>
    </style:style>
    <style:style style:name="co15" style:family="table-column">
      <style:table-column-properties fo:break-before="auto" style:column-width="5.011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3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77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 style:data-style-name="N100">
      <style:table-cell-properties fo:background-color="#c0c0c0" fo:wrap-option="no-wrap"/>
      <style:text-properties style:font-name="돋움1" fo:font-size="10pt" style:font-name-asian="돋움1" style:font-size-asian="10pt" style:font-size-complex="10pt"/>
    </style:style>
    <style:style style:name="ce4" style:family="table-cell" style:parent-style-name="Normal_5f_">
      <style:table-cell-properties fo:background-color="#c0c0c0" style:vertical-align="bottom"/>
    </style:style>
    <style:style style:name="ce5" style:family="table-cell" style:parent-style-name="Default" style:data-style-name="N10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Normal_5f__20_75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Normal_5f__20_70_20_4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" style:family="table-cell" style:parent-style-name="Normal_5f__20_70_20_4">
      <style:table-cell-properties style:text-align-source="fix" style:repeat-content="false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4" style:family="table-cell" style:parent-style-name="Normal_5f__20_70_20_4" style:data-style-name="N100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5f__20_70_20_4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Arial" fo:font-size="11pt" fo:font-weight="normal" style:text-underline-mode="continuous" style:text-overline-mode="continuous" style:text-line-through-mode="continuous" style:font-name-asian="Arial" style:font-size-asian="11pt" style:language-asian="ko" style:country-asian="KR" style:font-weight-asian="normal" style:font-size-complex="11pt" style:language-complex="en" style:country-complex="US" style:font-weight-complex="normal" style:text-emphasize="none" style:font-relief="none"/>
    </style:style>
    <style:style style:name="ce1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5f__20_70_20_4">
      <style:table-cell-properties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18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ko" fo:country="K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ko" style:country-asian="KR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language-asian="ko" style:country-asian="KR" style:font-style-asian="normal" style:font-weight-asian="normal" style:font-name-complex="Times New Roman" style:font-size-complex="11pt" style:language-complex="en" style:country-complex="US" style:font-style-complex="normal" style:font-weight-complex="normal"/>
    </style:style>
    <style:style style:name="ce24" style:family="table-cell" style:parent-style-name="Normal_5f__20_70_20_4">
      <style:table-cell-properties fo:background-color="transparent" fo:wrap-option="wrap"/>
      <style:text-properties style:font-name="Arial" fo:font-size="11pt" fo:language="en" fo:country="GB" style:text-underline-mode="continuous" style:text-overline-mode="continuous" style:text-line-through-mode="continuous" style:font-name-asian="Arial" style:font-size-asian="11pt" style:language-asian="en" style:country-asian="US" style:font-size-complex="11pt" style:language-complex="en" style:country-complex="US" style:text-emphasize="none" style:font-relief="none"/>
    </style:style>
    <style:style style:name="ce2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wrap-option="wrap"/>
      <style:text-properties fo:color="#000000" style:font-name="Arial" fo:font-size="11pt" style:font-name-asian="Arial" style:font-size-asian="11pt" style:font-size-complex="11pt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/>
      <style:text-properties fo:color="#000000" style:text-outline="false" style:text-line-through-styl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Arial" fo:font-size="11pt" style:font-name-asian="Arial" style:font-size-asian="11pt" style:font-size-complex="11pt"/>
    </style:style>
    <style:style style:name="ce31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Normal_5f__20_75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wrap-option="wrap" fo:border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Normal_5f__20_75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9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Default">
      <style:table-cell-properties fo:background-color="transparent" fo:wrap-option="wrap"/>
      <style:text-properties style:font-name="Arial" fo:font-size="11pt" style:font-name-asian="Arial" style:font-size-asian="11pt" style:font-size-complex="11pt"/>
    </style:style>
    <style:style style:name="ce41" style:family="table-cell" style:parent-style-name="Normal_5f__20_70_20_4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Normal_5f__20_70_20_4">
      <style:table-cell-properties style:text-align-source="fix" style:repeat-content="false"/>
      <style:paragraph-properties fo:text-align="start" fo:margin-left="0cm"/>
      <style:text-properties fo:font-size="10pt" fo:font-weight="normal" style:text-underline-mode="continuous" style:text-overline-mode="continuous" style:text-line-through-mode="continuous" style:font-size-asian="10pt" style:language-asian="ko" style:country-asian="KR" style:font-weight-asian="normal" style:font-size-complex="10pt" style:language-complex="en" style:country-complex="US" style:font-weight-complex="normal" style:text-emphasize="none" style:font-relief="none"/>
    </style:style>
    <style:style style:name="ce43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language="ko" fo:country="KR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ko" fo:country="KR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language-asian="ko" style:country-asian="KR" style:font-style-asian="normal" style:font-weight-asian="normal" style:font-name-complex="Times New Roman" style:font-size-complex="10pt" style:language-complex="en" style:country-complex="US" style:font-style-complex="normal" style:font-weight-complex="normal"/>
    </style:style>
    <style:style style:name="ce5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ext-properties fo:color="#000000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굴림" fo:font-size="10pt" fo:font-style="normal" fo:text-shadow="none" style:text-underline-style="none" fo:font-weight="normal" style:font-name-asian="굴림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2" style:family="table-cell" style:parent-style-name="Default">
      <style:table-cell-properties fo:background-color="#b3b3b3" style:vertical-align="top"/>
    </style:style>
    <style:style style:name="ce63" style:family="table-cell" style:parent-style-name="Normal_5f__20_75">
      <style:table-cell-properties fo:background-color="#b3b3b3" style:vertical-align="top"/>
      <style:text-properties fo:font-weight="bold" style:font-weight-asian="bold" style:font-weight-complex="bold"/>
    </style:style>
    <style:style style:name="ce64" style:family="table-cell" style:parent-style-name="Normal_5f__20_75">
      <style:table-cell-properties fo:background-color="#b3b3b3" style:vertical-align="top"/>
    </style:style>
    <style:style style:name="ce65" style:family="table-cell" style:parent-style-name="Default">
      <style:table-cell-properties fo:background-color="#b3b3b3" fo:wrap-option="wrap"/>
      <style:text-properties style:font-name="Arial" fo:font-size="11pt" style:font-size-asian="11pt" style:font-size-complex="11pt"/>
    </style:style>
    <style:style style:name="ce66" style:family="table-cell" style:parent-style-name="Normal_5f__20_70_20_4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7" style:family="table-cell" style:parent-style-name="Normal_5f__20_70_20_4">
      <style:text-properties style:font-name="Arial" fo:font-size="11pt" fo:language="en" fo:country="GB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/>
    </style:style>
    <style:style style:name="ce68" style:family="table-cell" style:parent-style-name="Default">
      <style:table-cell-properties fo:wrap-option="wrap"/>
      <style:text-properties style:font-name="Arial" fo:font-size="11pt" fo:font-weight="bold" style:font-name-asian="Arial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70" style:family="table-cell" style:parent-style-name="Default">
      <style:table-cell-properties fo:background-color="#b3b3b3" fo:wrap-option="wrap"/>
    </style:style>
    <style:style style:name="ce71" style:family="table-cell" style:parent-style-name="Normal_5f__20_70_20_4">
      <style:table-cell-properties fo:wrap-option="wrap"/>
      <style:text-properties fo:font-weight="bold" style:font-weight-asian="bold" style:font-weight-complex="bold"/>
    </style:style>
    <style:style style:name="ce72" style:family="table-cell" style:parent-style-name="Normal_5f__20_70_20_4">
      <style:table-cell-properties fo:wrap-option="wrap"/>
    </style:style>
    <style:style style:name="ce73" style:family="table-cell" style:parent-style-name="Default">
      <style:table-cell-properties fo:wrap-option="wrap"/>
    </style:style>
    <style:style style:name="ce7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c0c0c0"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8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9" style:family="table-cell" style:parent-style-name="Default">
      <style:table-cell-properties fo:background-color="#c0c0c0" fo:wrap-option="wrap"/>
      <style:text-properties fo:font-size="11pt" style:font-size-asian="11pt" style:font-size-complex="11pt"/>
    </style:style>
    <style:style style:name="ce80" style:family="table-cell" style:parent-style-name="Default">
      <style:table-cell-properties fo:background-color="#ff0000" fo:wrap-option="wrap"/>
      <style:text-properties fo:font-size="11pt" style:font-size-asian="11pt" style:font-size-complex="11pt"/>
    </style:style>
    <style:style style:name="ce81" style:family="table-cell" style:parent-style-name="Default">
      <style:table-cell-properties fo:background-color="#ff0000"/>
    </style:style>
    <style:style style:name="ce82" style:family="table-cell" style:parent-style-name="Default">
      <style:table-cell-properties fo:background-color="#c0c0c0" fo:wrap-option="wrap"/>
      <style:text-properties style:font-name="돋움" fo:font-size="9pt" style:font-name-asian="돋움" style:font-size-asian="9pt" style:font-name-complex="Arial2" style:font-size-complex="9pt"/>
    </style:style>
    <style:style style:name="ce83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4" style:family="table-cell" style:parent-style-name="Default">
      <style:table-cell-properties fo:background-color="#ff99cc" style:diagonal-bl-tr="none" style:diagonal-tl-br="none" fo:border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fo:border-top="0.035cm solid #000000"/>
      <style:text-properties style:use-window-font-color="true" style:text-outline="false" style:text-line-through-style="none" style:font-name="돋움" fo:font-size="9pt" fo:font-style="normal" fo:text-shadow="none" style:text-underline-style="none" fo:font-weight="normal" style:font-name-asian="돋움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99ccff" fo:wrap-option="wrap" fo:border="0.002cm solid #000000"/>
      <style:text-properties fo:font-size="11pt" style:font-size-asian="11pt" style:font-size-complex="11pt"/>
    </style:style>
    <style:style style:name="ce9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3" style:family="table-cell" style:parent-style-name="Default">
      <style:text-properties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95" style:family="table-cell" style:parent-style-name="Default" style:data-style-name="N100">
      <style:table-cell-properties style:glyph-orientation-vertical="0" fo:background-color="#c0c0c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굴림1" fo:font-size="9pt" fo:language="ko" fo:country="KR" style:font-name-asian="굴림1" style:font-size-asian="9pt" style:font-name-complex="굴림1" style:font-size-complex="5.09999990463257pt"/>
    </style:style>
  </office:automatic-styles>
  <office:body>
    <office:spreadsheet>
      <table:table table:name="AreaNa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OWN_0</text:p>
          </table:table-cell>
          <table:table-cell office:value-type="string">
            <text:p>SMALL TOWN</text:p>
          </table:table-cell>
          <table:table-cell office:value-type="string">
            <text:p>스몰 타운</text:p>
          </table:table-cell>
        </table:table-row>
        <table:table-row table:style-name="ro2">
          <table:table-cell office:value-type="string">
            <text:p>TOWN_1</text:p>
          </table:table-cell>
          <table:table-cell office:value-type="string">
            <text:p>MIDDLE TOWN</text:p>
          </table:table-cell>
          <table:table-cell office:value-type="string">
            <text:p>미들 타운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_0</text:p>
          </table:table-cell>
          <table:table-cell office:value-type="string">
            <text:p>FOREST1</text:p>
          </table:table-cell>
          <table:table-cell office:value-type="string">
            <text:p>초원</text:p>
          </table:table-cell>
        </table:table-row>
        <table:table-row table:style-name="ro1">
          <table:table-cell office:value-type="string">
            <text:p>FIELD_1</text:p>
          </table:table-cell>
          <table:table-cell office:value-type="string">
            <text:p>CRYSTAL CAVE</text:p>
          </table:table-cell>
          <table:table-cell office:value-type="string">
            <text:p>수정 동굴</text:p>
          </table:table-cell>
        </table:table-row>
        <table:table-row table:style-name="ro1">
          <table:table-cell office:value-type="string">
            <text:p>FIELD_2</text:p>
          </table:table-cell>
          <table:table-cell office:value-type="string">
            <text:p>MIDDLE TOWN ROAD</text:p>
          </table:table-cell>
          <table:table-cell office:value-type="string">
            <text:p>미들타운 길</text:p>
          </table:table-cell>
        </table:table-row>
        <table:table-row table:style-name="ro2">
          <table:table-cell office:value-type="string">
            <text:p>FIELD_3</text:p>
          </table:table-cell>
          <table:table-cell office:value-type="string">
            <text:p>WEST FOREST</text:p>
          </table:table-cell>
          <table:table-cell office:value-type="string">
            <text:p>서쪽 숲</text:p>
          </table:table-cell>
        </table:table-row>
        <table:table-row table:style-name="ro1">
          <table:table-cell office:value-type="string">
            <text:p>FIELD_4</text:p>
          </table:table-cell>
          <table:table-cell office:value-type="string">
            <text:p>EAST FOREST</text:p>
          </table:table-cell>
          <table:table-cell office:value-type="string">
            <text:p>동쪽 숲</text:p>
          </table:table-cell>
        </table:table-row>
        <table:table-row table:style-name="ro1">
          <table:table-cell office:value-type="string">
            <text:p>FIELD_5</text:p>
          </table:table-cell>
          <table:table-cell office:value-type="string">
            <text:p>MIST CAVE</text:p>
          </table:table-cell>
          <table:table-cell office:value-type="string">
            <text:p>미로 동굴</text:p>
          </table:table-cell>
        </table:table-row>
        <table:table-row table:style-name="ro1">
          <table:table-cell office:value-type="string">
            <text:p>FIELD_6</text:p>
          </table:table-cell>
          <table:table-cell office:value-type="string">
            <text:p>SMALL TOWN ROAD</text:p>
          </table:table-cell>
          <table:table-cell office:value-type="string">
            <text:p>스몰타운 길</text:p>
          </table:table-cell>
        </table:table-row>
        <table:table-row table:style-name="ro2" table:number-rows-repeated="6552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on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>
            <text:p>::Id::</text:p>
          </table:table-cell>
          <table:table-cell table:style-name="ce2" office:value-type="string">
            <text:p>::en::</text:p>
          </table:table-cell>
          <table:table-cell table:style-name="ce3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4" office:value-type="string">
            <text:p>NAME_MON1</text:p>
          </table:table-cell>
          <table:table-cell office:value-type="string">
            <text:p>랩터1</text:p>
          </table:table-cell>
          <table:table-cell office:value-type="string">
            <text:p>랩터1</text:p>
          </table:table-cell>
        </table:table-row>
        <table:table-row table:style-name="ro3">
          <table:table-cell table:style-name="ce4" office:value-type="string">
            <text:p>NAME_MON2</text:p>
          </table:table-cell>
          <table:table-cell office:value-type="string">
            <text:p>랩터2</text:p>
          </table:table-cell>
          <table:table-cell office:value-type="string">
            <text:p>랩터2</text:p>
          </table:table-cell>
        </table:table-row>
        <table:table-row table:style-name="ro1">
          <table:table-cell table:style-name="ce4" office:value-type="string">
            <text:p>NAME_MON3</text:p>
          </table:table-cell>
          <table:table-cell office:value-type="string">
            <text:p>랩터3</text:p>
          </table:table-cell>
          <table:table-cell office:value-type="string">
            <text:p>랩터3</text:p>
          </table:table-cell>
        </table:table-row>
        <table:table-row table:style-name="ro1">
          <table:table-cell table:style-name="ce4" office:value-type="string">
            <text:p>NAME_MON4</text:p>
          </table:table-cell>
          <table:table-cell office:value-type="string">
            <text:p>랩터4</text:p>
          </table:table-cell>
          <table:table-cell office:value-type="string">
            <text:p>랩터4</text:p>
          </table:table-cell>
        </table:table-row>
        <table:table-row table:style-name="ro1">
          <table:table-cell table:style-name="ce4" office:value-type="string">
            <text:p>NAME_MON5</text:p>
          </table:table-cell>
          <table:table-cell office:value-type="string">
            <text:p>랩터5</text:p>
          </table:table-cell>
          <table:table-cell office:value-type="string">
            <text:p>랩터5</text:p>
          </table:table-cell>
        </table:table-row>
        <table:table-row table:style-name="ro3">
          <table:table-cell table:style-name="ce4" office:value-type="string">
            <text:p>NAME_MON6</text:p>
          </table:table-cell>
          <table:table-cell office:value-type="string">
            <text:p>랩터6</text:p>
          </table:table-cell>
          <table:table-cell office:value-type="string">
            <text:p>랩터6</text:p>
          </table:table-cell>
        </table:table-row>
        <table:table-row table:style-name="ro1">
          <table:table-cell table:style-name="ce4" office:value-type="string">
            <text:p>NAME_MON7</text:p>
          </table:table-cell>
          <table:table-cell office:value-type="string">
            <text:p>랩터7</text:p>
          </table:table-cell>
          <table:table-cell office:value-type="string">
            <text:p>랩터7</text:p>
          </table:table-cell>
        </table:table-row>
        <table:table-row table:style-name="ro1">
          <table:table-cell table:style-name="ce4" office:value-type="string">
            <text:p>NAME_MON8</text:p>
          </table:table-cell>
          <table:table-cell office:value-type="string">
            <text:p>랩터8</text:p>
          </table:table-cell>
          <table:table-cell office:value-type="string">
            <text:p>랩터8</text:p>
          </table:table-cell>
        </table:table-row>
        <table:table-row table:style-name="ro1">
          <table:table-cell table:style-name="ce4" office:value-type="string">
            <text:p>NAME_MON9</text:p>
          </table:table-cell>
          <table:table-cell office:value-type="string">
            <text:p>랩터9</text:p>
          </table:table-cell>
          <table:table-cell office:value-type="string">
            <text:p>랩터9</text:p>
          </table:table-cell>
        </table:table-row>
        <table:table-row table:style-name="ro1">
          <table:table-cell table:style-name="ce4" office:value-type="string">
            <text:p>NAME_MON10</text:p>
          </table:table-cell>
          <table:table-cell office:value-type="string">
            <text:p>골램1</text:p>
          </table:table-cell>
          <table:table-cell office:value-type="string">
            <text:p>골램1</text:p>
          </table:table-cell>
        </table:table-row>
        <table:table-row table:style-name="ro3">
          <table:table-cell table:style-name="ce4" office:value-type="string">
            <text:p>NAME_MON11</text:p>
          </table:table-cell>
          <table:table-cell office:value-type="string">
            <text:p>골램2</text:p>
          </table:table-cell>
          <table:table-cell office:value-type="string">
            <text:p>골램2</text:p>
          </table:table-cell>
        </table:table-row>
        <table:table-row table:style-name="ro3">
          <table:table-cell table:style-name="ce4" office:value-type="string">
            <text:p>NAME_MON12</text:p>
          </table:table-cell>
          <table:table-cell office:value-type="string">
            <text:p>골램3</text:p>
          </table:table-cell>
          <table:table-cell office:value-type="string">
            <text:p>골램3</text:p>
          </table:table-cell>
        </table:table-row>
        <table:table-row table:style-name="ro3">
          <table:table-cell table:style-name="ce4" office:value-type="string">
            <text:p>NAME_MON13</text:p>
          </table:table-cell>
          <table:table-cell office:value-type="string">
            <text:p>골램4</text:p>
          </table:table-cell>
          <table:table-cell office:value-type="string">
            <text:p>골램4</text:p>
          </table:table-cell>
        </table:table-row>
        <table:table-row table:style-name="ro3">
          <table:table-cell table:style-name="ce4" office:value-type="string">
            <text:p>NAME_MON14</text:p>
          </table:table-cell>
          <table:table-cell office:value-type="string">
            <text:p>골램5</text:p>
          </table:table-cell>
          <table:table-cell office:value-type="string">
            <text:p>골램5</text:p>
          </table:table-cell>
        </table:table-row>
        <table:table-row table:style-name="ro3">
          <table:table-cell table:style-name="ce4" office:value-type="string">
            <text:p>NAME_MON15</text:p>
          </table:table-cell>
          <table:table-cell office:value-type="string">
            <text:p>골램6</text:p>
          </table:table-cell>
          <table:table-cell office:value-type="string">
            <text:p>골램6</text:p>
          </table:table-cell>
        </table:table-row>
        <table:table-row table:style-name="ro3">
          <table:table-cell table:style-name="ce4" office:value-type="string">
            <text:p>NAME_MON16</text:p>
          </table:table-cell>
          <table:table-cell office:value-type="string">
            <text:p>골램7</text:p>
          </table:table-cell>
          <table:table-cell office:value-type="string">
            <text:p>골램7</text:p>
          </table:table-cell>
        </table:table-row>
        <table:table-row table:style-name="ro3">
          <table:table-cell table:style-name="ce4" office:value-type="string">
            <text:p>NAME_MON17</text:p>
          </table:table-cell>
          <table:table-cell office:value-type="string">
            <text:p>골램8</text:p>
          </table:table-cell>
          <table:table-cell office:value-type="string">
            <text:p>골램8</text:p>
          </table:table-cell>
        </table:table-row>
        <table:table-row table:style-name="ro3">
          <table:table-cell table:style-name="ce4" office:value-type="string">
            <text:p>NAME_MON18</text:p>
          </table:table-cell>
          <table:table-cell office:value-type="string">
            <text:p>골램9</text:p>
          </table:table-cell>
          <table:table-cell office:value-type="string">
            <text:p>골램9</text:p>
          </table:table-cell>
        </table:table-row>
        <table:table-row table:style-name="ro3">
          <table:table-cell table:style-name="ce4" office:value-type="string">
            <text:p>NAME_MON19</text:p>
          </table:table-cell>
          <table:table-cell office:value-type="string">
            <text:p>젤리푸1</text:p>
          </table:table-cell>
          <table:table-cell office:value-type="string">
            <text:p>젤리푸1</text:p>
          </table:table-cell>
        </table:table-row>
        <table:table-row table:style-name="ro3">
          <table:table-cell table:style-name="ce4" office:value-type="string">
            <text:p>NAME_MON20</text:p>
          </table:table-cell>
          <table:table-cell office:value-type="string">
            <text:p>젤리푸2</text:p>
          </table:table-cell>
          <table:table-cell office:value-type="string">
            <text:p>젤리푸2</text:p>
          </table:table-cell>
        </table:table-row>
        <table:table-row table:style-name="ro3">
          <table:table-cell table:style-name="ce4" office:value-type="string">
            <text:p>NAME_MON21</text:p>
          </table:table-cell>
          <table:table-cell office:value-type="string">
            <text:p>젤리푸3</text:p>
          </table:table-cell>
          <table:table-cell office:value-type="string">
            <text:p>젤리푸3</text:p>
          </table:table-cell>
        </table:table-row>
        <table:table-row table:style-name="ro3">
          <table:table-cell table:style-name="ce4" office:value-type="string">
            <text:p>NAME_MON22</text:p>
          </table:table-cell>
          <table:table-cell office:value-type="string">
            <text:p>젤리푸4</text:p>
          </table:table-cell>
          <table:table-cell office:value-type="string">
            <text:p>젤리푸4</text:p>
          </table:table-cell>
        </table:table-row>
        <table:table-row table:style-name="ro3">
          <table:table-cell table:style-name="ce4" office:value-type="string">
            <text:p>NAME_MON23</text:p>
          </table:table-cell>
          <table:table-cell office:value-type="string">
            <text:p>젤리푸5</text:p>
          </table:table-cell>
          <table:table-cell office:value-type="string">
            <text:p>젤리푸5</text:p>
          </table:table-cell>
        </table:table-row>
        <table:table-row table:style-name="ro3">
          <table:table-cell table:style-name="ce4" office:value-type="string">
            <text:p>NAME_MON24</text:p>
          </table:table-cell>
          <table:table-cell office:value-type="string">
            <text:p>젤리푸6</text:p>
          </table:table-cell>
          <table:table-cell office:value-type="string">
            <text:p>젤리푸6</text:p>
          </table:table-cell>
        </table:table-row>
        <table:table-row table:style-name="ro3">
          <table:table-cell table:style-name="ce4" office:value-type="string">
            <text:p>NAME_MON25</text:p>
          </table:table-cell>
          <table:table-cell office:value-type="string">
            <text:p>젤리푸7</text:p>
          </table:table-cell>
          <table:table-cell office:value-type="string">
            <text:p>젤리푸7</text:p>
          </table:table-cell>
        </table:table-row>
        <table:table-row table:style-name="ro3">
          <table:table-cell table:style-name="ce4" office:value-type="string">
            <text:p>NAME_MON26</text:p>
          </table:table-cell>
          <table:table-cell office:value-type="string">
            <text:p>젤리푸8</text:p>
          </table:table-cell>
          <table:table-cell office:value-type="string">
            <text:p>젤리푸8</text:p>
          </table:table-cell>
        </table:table-row>
        <table:table-row table:style-name="ro3">
          <table:table-cell table:style-name="ce4" office:value-type="string">
            <text:p>NAME_MON27</text:p>
          </table:table-cell>
          <table:table-cell office:value-type="string">
            <text:p>젤리푸9</text:p>
          </table:table-cell>
          <table:table-cell office:value-type="string">
            <text:p>젤리푸9</text:p>
          </table:table-cell>
        </table:table-row>
        <table:table-row table:style-name="ro3">
          <table:table-cell table:style-name="ce4" office:value-type="string">
            <text:p>NAME_MON28</text:p>
          </table:table-cell>
          <table:table-cell table:style-name="Normal_5f_" office:value-type="string">
            <text:p>워터앨리1</text:p>
          </table:table-cell>
          <table:table-cell table:style-name="Normal_5f_" office:value-type="string">
            <text:p>워터앨리1</text:p>
          </table:table-cell>
        </table:table-row>
        <table:table-row table:style-name="ro3">
          <table:table-cell table:style-name="ce4" office:value-type="string">
            <text:p>NAME_MON29</text:p>
          </table:table-cell>
          <table:table-cell table:style-name="Normal_5f_" office:value-type="string">
            <text:p>워터앨리2</text:p>
          </table:table-cell>
          <table:table-cell table:style-name="Normal_5f_" office:value-type="string">
            <text:p>워터앨리2</text:p>
          </table:table-cell>
        </table:table-row>
        <table:table-row table:style-name="ro3">
          <table:table-cell table:style-name="ce4" office:value-type="string">
            <text:p>NAME_MON30</text:p>
          </table:table-cell>
          <table:table-cell table:style-name="Normal_5f_" office:value-type="string">
            <text:p>워터앨리3</text:p>
          </table:table-cell>
          <table:table-cell table:style-name="Normal_5f_" office:value-type="string">
            <text:p>워터앨리3</text:p>
          </table:table-cell>
        </table:table-row>
        <table:table-row table:style-name="ro3">
          <table:table-cell table:style-name="ce4" office:value-type="string">
            <text:p>NAME_MON31</text:p>
          </table:table-cell>
          <table:table-cell table:style-name="Normal_5f_" office:value-type="string">
            <text:p>워터앨리4</text:p>
          </table:table-cell>
          <table:table-cell table:style-name="Normal_5f_" office:value-type="string">
            <text:p>워터앨리4</text:p>
          </table:table-cell>
        </table:table-row>
        <table:table-row table:style-name="ro3">
          <table:table-cell table:style-name="ce4" office:value-type="string">
            <text:p>NAME_MON32</text:p>
          </table:table-cell>
          <table:table-cell table:style-name="Normal_5f_" office:value-type="string">
            <text:p>워터앨리5</text:p>
          </table:table-cell>
          <table:table-cell table:style-name="Normal_5f_" office:value-type="string">
            <text:p>워터앨리5</text:p>
          </table:table-cell>
        </table:table-row>
        <table:table-row table:style-name="ro3">
          <table:table-cell table:style-name="ce4" office:value-type="string">
            <text:p>NAME_MON33</text:p>
          </table:table-cell>
          <table:table-cell table:style-name="Normal_5f_" office:value-type="string">
            <text:p>워터앨리6</text:p>
          </table:table-cell>
          <table:table-cell table:style-name="Normal_5f_" office:value-type="string">
            <text:p>워터앨리6</text:p>
          </table:table-cell>
        </table:table-row>
        <table:table-row table:style-name="ro3">
          <table:table-cell table:style-name="ce4" office:value-type="string">
            <text:p>NAME_MON34</text:p>
          </table:table-cell>
          <table:table-cell table:style-name="Normal_5f_" office:value-type="string">
            <text:p>워터앨리7</text:p>
          </table:table-cell>
          <table:table-cell table:style-name="Normal_5f_" office:value-type="string">
            <text:p>워터앨리7</text:p>
          </table:table-cell>
        </table:table-row>
        <table:table-row table:style-name="ro3">
          <table:table-cell table:style-name="ce4" office:value-type="string">
            <text:p>NAME_MON35</text:p>
          </table:table-cell>
          <table:table-cell table:style-name="Normal_5f_" office:value-type="string">
            <text:p>워터앨리8</text:p>
          </table:table-cell>
          <table:table-cell table:style-name="Normal_5f_" office:value-type="string">
            <text:p>워터앨리8</text:p>
          </table:table-cell>
        </table:table-row>
        <table:table-row table:style-name="ro3">
          <table:table-cell table:style-name="ce4" office:value-type="string">
            <text:p>NAME_MON36</text:p>
          </table:table-cell>
          <table:table-cell table:style-name="Normal_5f_" office:value-type="string">
            <text:p>워터앨리9</text:p>
          </table:table-cell>
          <table:table-cell table:style-name="Normal_5f_" office:value-type="string">
            <text:p>워터앨리9</text:p>
          </table:table-cell>
        </table:table-row>
        <table:table-row table:style-name="ro3">
          <table:table-cell table:style-name="ce4" office:value-type="string">
            <text:p>NAME_MON37</text:p>
          </table:table-cell>
          <table:table-cell office:value-type="string">
            <text:p>코볼트1</text:p>
          </table:table-cell>
          <table:table-cell office:value-type="string">
            <text:p>코볼트1</text:p>
          </table:table-cell>
        </table:table-row>
        <table:table-row table:style-name="ro3">
          <table:table-cell table:style-name="ce4" office:value-type="string">
            <text:p>NAME_MON38</text:p>
          </table:table-cell>
          <table:table-cell office:value-type="string">
            <text:p>코볼트2</text:p>
          </table:table-cell>
          <table:table-cell office:value-type="string">
            <text:p>코볼트2</text:p>
          </table:table-cell>
        </table:table-row>
        <table:table-row table:style-name="ro3">
          <table:table-cell table:style-name="ce4" office:value-type="string">
            <text:p>NAME_MON39</text:p>
          </table:table-cell>
          <table:table-cell office:value-type="string">
            <text:p>코볼트3</text:p>
          </table:table-cell>
          <table:table-cell office:value-type="string">
            <text:p>코볼트3</text:p>
          </table:table-cell>
        </table:table-row>
        <table:table-row table:style-name="ro3">
          <table:table-cell table:style-name="ce4" office:value-type="string">
            <text:p>NAME_MON40</text:p>
          </table:table-cell>
          <table:table-cell office:value-type="string">
            <text:p>코볼트4</text:p>
          </table:table-cell>
          <table:table-cell office:value-type="string">
            <text:p>코볼트4</text:p>
          </table:table-cell>
        </table:table-row>
        <table:table-row table:style-name="ro3">
          <table:table-cell table:style-name="ce4" office:value-type="string">
            <text:p>NAME_MON41</text:p>
          </table:table-cell>
          <table:table-cell office:value-type="string">
            <text:p>코볼트5</text:p>
          </table:table-cell>
          <table:table-cell office:value-type="string">
            <text:p>코볼트5</text:p>
          </table:table-cell>
        </table:table-row>
        <table:table-row table:style-name="ro3">
          <table:table-cell table:style-name="ce4" office:value-type="string">
            <text:p>NAME_MON42</text:p>
          </table:table-cell>
          <table:table-cell office:value-type="string">
            <text:p>코볼트6</text:p>
          </table:table-cell>
          <table:table-cell office:value-type="string">
            <text:p>코볼트6</text:p>
          </table:table-cell>
        </table:table-row>
        <table:table-row table:style-name="ro3">
          <table:table-cell table:style-name="ce4" office:value-type="string">
            <text:p>NAME_MON43</text:p>
          </table:table-cell>
          <table:table-cell office:value-type="string">
            <text:p>코볼트7</text:p>
          </table:table-cell>
          <table:table-cell office:value-type="string">
            <text:p>코볼트7</text:p>
          </table:table-cell>
        </table:table-row>
        <table:table-row table:style-name="ro3">
          <table:table-cell table:style-name="ce4" office:value-type="string">
            <text:p>NAME_MON44</text:p>
          </table:table-cell>
          <table:table-cell office:value-type="string">
            <text:p>코볼트8</text:p>
          </table:table-cell>
          <table:table-cell office:value-type="string">
            <text:p>코볼트8</text:p>
          </table:table-cell>
        </table:table-row>
        <table:table-row table:style-name="ro3">
          <table:table-cell table:style-name="ce4" office:value-type="string">
            <text:p>NAME_MON45</text:p>
          </table:table-cell>
          <table:table-cell office:value-type="string">
            <text:p>코볼트9</text:p>
          </table:table-cell>
          <table:table-cell office:value-type="string">
            <text:p>코볼트9</text:p>
          </table:table-cell>
        </table:table-row>
        <table:table-row table:style-name="ro3">
          <table:table-cell table:style-name="ce4" office:value-type="string">
            <text:p>NAME_MON46</text:p>
          </table:table-cell>
          <table:table-cell office:value-type="string">
            <text:p>풍조1</text:p>
          </table:table-cell>
          <table:table-cell office:value-type="string">
            <text:p>풍조1</text:p>
          </table:table-cell>
        </table:table-row>
        <table:table-row table:style-name="ro3">
          <table:table-cell table:style-name="ce4" office:value-type="string">
            <text:p>NAME_MON47</text:p>
          </table:table-cell>
          <table:table-cell office:value-type="string">
            <text:p>풍조2</text:p>
          </table:table-cell>
          <table:table-cell office:value-type="string">
            <text:p>풍조2</text:p>
          </table:table-cell>
        </table:table-row>
        <table:table-row table:style-name="ro3">
          <table:table-cell table:style-name="ce4" office:value-type="string">
            <text:p>NAME_MON48</text:p>
          </table:table-cell>
          <table:table-cell office:value-type="string">
            <text:p>풍조3</text:p>
          </table:table-cell>
          <table:table-cell office:value-type="string">
            <text:p>풍조3</text:p>
          </table:table-cell>
        </table:table-row>
        <table:table-row table:style-name="ro3">
          <table:table-cell table:style-name="ce4" office:value-type="string">
            <text:p>NAME_MON49</text:p>
          </table:table-cell>
          <table:table-cell office:value-type="string">
            <text:p>풍조4</text:p>
          </table:table-cell>
          <table:table-cell office:value-type="string">
            <text:p>풍조4</text:p>
          </table:table-cell>
        </table:table-row>
        <table:table-row table:style-name="ro3">
          <table:table-cell table:style-name="ce4" office:value-type="string">
            <text:p>NAME_MON50</text:p>
          </table:table-cell>
          <table:table-cell office:value-type="string">
            <text:p>풍조5</text:p>
          </table:table-cell>
          <table:table-cell office:value-type="string">
            <text:p>풍조5</text:p>
          </table:table-cell>
        </table:table-row>
        <table:table-row table:style-name="ro3">
          <table:table-cell table:style-name="ce4" office:value-type="string">
            <text:p>NAME_MON51</text:p>
          </table:table-cell>
          <table:table-cell office:value-type="string">
            <text:p>풍조6</text:p>
          </table:table-cell>
          <table:table-cell office:value-type="string">
            <text:p>풍조6</text:p>
          </table:table-cell>
        </table:table-row>
        <table:table-row table:style-name="ro3">
          <table:table-cell table:style-name="ce4" office:value-type="string">
            <text:p>NAME_MON52</text:p>
          </table:table-cell>
          <table:table-cell office:value-type="string">
            <text:p>풍조7</text:p>
          </table:table-cell>
          <table:table-cell office:value-type="string">
            <text:p>풍조7</text:p>
          </table:table-cell>
        </table:table-row>
        <table:table-row table:style-name="ro3">
          <table:table-cell table:style-name="ce4" office:value-type="string">
            <text:p>NAME_MON53</text:p>
          </table:table-cell>
          <table:table-cell office:value-type="string">
            <text:p>풍조8</text:p>
          </table:table-cell>
          <table:table-cell office:value-type="string">
            <text:p>풍조8</text:p>
          </table:table-cell>
        </table:table-row>
        <table:table-row table:style-name="ro3">
          <table:table-cell table:style-name="ce4" office:value-type="string">
            <text:p>NAME_MON54</text:p>
          </table:table-cell>
          <table:table-cell office:value-type="string">
            <text:p>풍조9</text:p>
          </table:table-cell>
          <table:table-cell office:value-type="string">
            <text:p>풍조9</text:p>
          </table:table-cell>
        </table:table-row>
        <table:table-row table:style-name="ro3">
          <table:table-cell table:style-name="ce4" office:value-type="string">
            <text:p>NAME_MON55</text:p>
          </table:table-cell>
          <table:table-cell office:value-type="string">
            <text:p>거미탱크1</text:p>
          </table:table-cell>
          <table:table-cell office:value-type="string">
            <text:p>거미탱크1</text:p>
          </table:table-cell>
        </table:table-row>
        <table:table-row table:style-name="ro3">
          <table:table-cell table:style-name="ce4" office:value-type="string">
            <text:p>NAME_MON56</text:p>
          </table:table-cell>
          <table:table-cell office:value-type="string">
            <text:p>거미탱크2</text:p>
          </table:table-cell>
          <table:table-cell office:value-type="string">
            <text:p>거미탱크2</text:p>
          </table:table-cell>
        </table:table-row>
        <table:table-row table:style-name="ro3">
          <table:table-cell table:style-name="ce4" office:value-type="string">
            <text:p>NAME_MON57</text:p>
          </table:table-cell>
          <table:table-cell office:value-type="string">
            <text:p>거미탱크3</text:p>
          </table:table-cell>
          <table:table-cell office:value-type="string">
            <text:p>거미탱크3</text:p>
          </table:table-cell>
        </table:table-row>
        <table:table-row table:style-name="ro3">
          <table:table-cell table:style-name="ce4" office:value-type="string">
            <text:p>NAME_MON58</text:p>
          </table:table-cell>
          <table:table-cell office:value-type="string">
            <text:p>거미탱크4</text:p>
          </table:table-cell>
          <table:table-cell office:value-type="string">
            <text:p>거미탱크4</text:p>
          </table:table-cell>
        </table:table-row>
        <table:table-row table:style-name="ro3">
          <table:table-cell table:style-name="ce4" office:value-type="string">
            <text:p>NAME_MON59</text:p>
          </table:table-cell>
          <table:table-cell office:value-type="string">
            <text:p>거미탱크5</text:p>
          </table:table-cell>
          <table:table-cell office:value-type="string">
            <text:p>거미탱크5</text:p>
          </table:table-cell>
        </table:table-row>
        <table:table-row table:style-name="ro3">
          <table:table-cell table:style-name="ce4" office:value-type="string">
            <text:p>NAME_MON60</text:p>
          </table:table-cell>
          <table:table-cell office:value-type="string">
            <text:p>거미탱크6</text:p>
          </table:table-cell>
          <table:table-cell office:value-type="string">
            <text:p>거미탱크6</text:p>
          </table:table-cell>
        </table:table-row>
        <table:table-row table:style-name="ro3">
          <table:table-cell table:style-name="ce4" office:value-type="string">
            <text:p>NAME_MON61</text:p>
          </table:table-cell>
          <table:table-cell office:value-type="string">
            <text:p>거미탱크7</text:p>
          </table:table-cell>
          <table:table-cell office:value-type="string">
            <text:p>거미탱크7</text:p>
          </table:table-cell>
        </table:table-row>
        <table:table-row table:style-name="ro3">
          <table:table-cell table:style-name="ce4" office:value-type="string">
            <text:p>NAME_MON62</text:p>
          </table:table-cell>
          <table:table-cell office:value-type="string">
            <text:p>거미탱크8</text:p>
          </table:table-cell>
          <table:table-cell office:value-type="string">
            <text:p>거미탱크8</text:p>
          </table:table-cell>
        </table:table-row>
        <table:table-row table:style-name="ro3">
          <table:table-cell table:style-name="ce4" office:value-type="string">
            <text:p>NAME_MON63</text:p>
          </table:table-cell>
          <table:table-cell office:value-type="string">
            <text:p>거미탱크9</text:p>
          </table:table-cell>
          <table:table-cell office:value-type="string">
            <text:p>거미탱크9</text:p>
          </table:table-cell>
        </table:table-row>
        <table:table-row table:style-name="ro3">
          <table:table-cell table:style-name="ce4" office:value-type="string">
            <text:p>NAME_MON64</text:p>
          </table:table-cell>
          <table:table-cell office:value-type="string">
            <text:p>펌푸킨1</text:p>
          </table:table-cell>
          <table:table-cell office:value-type="string">
            <text:p>펌푸킨1</text:p>
          </table:table-cell>
        </table:table-row>
        <table:table-row table:style-name="ro3">
          <table:table-cell table:style-name="ce4" office:value-type="string">
            <text:p>NAME_MON65</text:p>
          </table:table-cell>
          <table:table-cell office:value-type="string">
            <text:p>펌푸킨2</text:p>
          </table:table-cell>
          <table:table-cell office:value-type="string">
            <text:p>펌푸킨2</text:p>
          </table:table-cell>
        </table:table-row>
        <table:table-row table:style-name="ro3">
          <table:table-cell table:style-name="ce4" office:value-type="string">
            <text:p>NAME_MON66</text:p>
          </table:table-cell>
          <table:table-cell office:value-type="string">
            <text:p>펌푸킨3</text:p>
          </table:table-cell>
          <table:table-cell office:value-type="string">
            <text:p>펌푸킨3</text:p>
          </table:table-cell>
        </table:table-row>
        <table:table-row table:style-name="ro3">
          <table:table-cell table:style-name="ce4" office:value-type="string">
            <text:p>NAME_MON67</text:p>
          </table:table-cell>
          <table:table-cell office:value-type="string">
            <text:p>펌푸킨4</text:p>
          </table:table-cell>
          <table:table-cell office:value-type="string">
            <text:p>펌푸킨4</text:p>
          </table:table-cell>
        </table:table-row>
        <table:table-row table:style-name="ro3">
          <table:table-cell table:style-name="ce4" office:value-type="string">
            <text:p>NAME_MON68</text:p>
          </table:table-cell>
          <table:table-cell office:value-type="string">
            <text:p>펌푸킨5</text:p>
          </table:table-cell>
          <table:table-cell office:value-type="string">
            <text:p>펌푸킨5</text:p>
          </table:table-cell>
        </table:table-row>
        <table:table-row table:style-name="ro3">
          <table:table-cell table:style-name="ce4" office:value-type="string">
            <text:p>NAME_MON69</text:p>
          </table:table-cell>
          <table:table-cell office:value-type="string">
            <text:p>펌푸킨6</text:p>
          </table:table-cell>
          <table:table-cell office:value-type="string">
            <text:p>펌푸킨6</text:p>
          </table:table-cell>
        </table:table-row>
        <table:table-row table:style-name="ro3">
          <table:table-cell table:style-name="ce4" office:value-type="string">
            <text:p>NAME_MON70</text:p>
          </table:table-cell>
          <table:table-cell office:value-type="string">
            <text:p>펌푸킨7</text:p>
          </table:table-cell>
          <table:table-cell office:value-type="string">
            <text:p>펌푸킨7</text:p>
          </table:table-cell>
        </table:table-row>
        <table:table-row table:style-name="ro3">
          <table:table-cell table:style-name="ce4" office:value-type="string">
            <text:p>NAME_MON71</text:p>
          </table:table-cell>
          <table:table-cell office:value-type="string">
            <text:p>펌푸킨8</text:p>
          </table:table-cell>
          <table:table-cell office:value-type="string">
            <text:p>펌푸킨8</text:p>
          </table:table-cell>
        </table:table-row>
        <table:table-row table:style-name="ro3">
          <table:table-cell table:style-name="ce4" office:value-type="string">
            <text:p>NAME_MON72</text:p>
          </table:table-cell>
          <table:table-cell office:value-type="string">
            <text:p>펌푸킨9</text:p>
          </table:table-cell>
          <table:table-cell office:value-type="string">
            <text:p>펌푸킨9</text:p>
          </table:table-cell>
        </table:table-row>
        <table:table-row table:style-name="ro3">
          <table:table-cell table:style-name="ce4" office:value-type="string">
            <text:p>NAME_MON73</text:p>
          </table:table-cell>
          <table:table-cell office:value-type="string">
            <text:p>해골법사1</text:p>
          </table:table-cell>
          <table:table-cell office:value-type="string">
            <text:p>해골법사1</text:p>
          </table:table-cell>
        </table:table-row>
        <table:table-row table:style-name="ro3">
          <table:table-cell table:style-name="ce4" office:value-type="string">
            <text:p>NAME_MON74</text:p>
          </table:table-cell>
          <table:table-cell office:value-type="string">
            <text:p>해골법사2</text:p>
          </table:table-cell>
          <table:table-cell office:value-type="string">
            <text:p>해골법사2</text:p>
          </table:table-cell>
        </table:table-row>
        <table:table-row table:style-name="ro3">
          <table:table-cell table:style-name="ce4" office:value-type="string">
            <text:p>NAME_MON75</text:p>
          </table:table-cell>
          <table:table-cell office:value-type="string">
            <text:p>해골법사3</text:p>
          </table:table-cell>
          <table:table-cell office:value-type="string">
            <text:p>해골법사3</text:p>
          </table:table-cell>
        </table:table-row>
        <table:table-row table:style-name="ro3">
          <table:table-cell table:style-name="ce4" office:value-type="string">
            <text:p>NAME_MON76</text:p>
          </table:table-cell>
          <table:table-cell office:value-type="string">
            <text:p>해골법사4</text:p>
          </table:table-cell>
          <table:table-cell office:value-type="string">
            <text:p>해골법사4</text:p>
          </table:table-cell>
        </table:table-row>
        <table:table-row table:style-name="ro3">
          <table:table-cell table:style-name="ce4" office:value-type="string">
            <text:p>NAME_MON77</text:p>
          </table:table-cell>
          <table:table-cell office:value-type="string">
            <text:p>해골법사5</text:p>
          </table:table-cell>
          <table:table-cell office:value-type="string">
            <text:p>해골법사5</text:p>
          </table:table-cell>
        </table:table-row>
        <table:table-row table:style-name="ro3">
          <table:table-cell table:style-name="ce4" office:value-type="string">
            <text:p>NAME_MON78</text:p>
          </table:table-cell>
          <table:table-cell office:value-type="string">
            <text:p>해골법사6</text:p>
          </table:table-cell>
          <table:table-cell office:value-type="string">
            <text:p>해골법사6</text:p>
          </table:table-cell>
        </table:table-row>
        <table:table-row table:style-name="ro3">
          <table:table-cell table:style-name="ce4" office:value-type="string">
            <text:p>NAME_MON79</text:p>
          </table:table-cell>
          <table:table-cell office:value-type="string">
            <text:p>해골법사7</text:p>
          </table:table-cell>
          <table:table-cell office:value-type="string">
            <text:p>해골법사7</text:p>
          </table:table-cell>
        </table:table-row>
        <table:table-row table:style-name="ro3">
          <table:table-cell table:style-name="ce4" office:value-type="string">
            <text:p>NAME_MON80</text:p>
          </table:table-cell>
          <table:table-cell office:value-type="string">
            <text:p>해골법사8</text:p>
          </table:table-cell>
          <table:table-cell office:value-type="string">
            <text:p>해골법사8</text:p>
          </table:table-cell>
        </table:table-row>
        <table:table-row table:style-name="ro3">
          <table:table-cell table:style-name="ce4" office:value-type="string">
            <text:p>NAME_MON81</text:p>
          </table:table-cell>
          <table:table-cell office:value-type="string">
            <text:p>해골법사9</text:p>
          </table:table-cell>
          <table:table-cell office:value-type="string">
            <text:p>해골법사9</text:p>
          </table:table-cell>
        </table:table-row>
        <table:table-row table:style-name="ro3">
          <table:table-cell table:style-name="ce4" office:value-type="string">
            <text:p>NAME_MON82</text:p>
          </table:table-cell>
          <table:table-cell office:value-type="string">
            <text:p>딱따총맨1</text:p>
          </table:table-cell>
          <table:table-cell office:value-type="string">
            <text:p>딱따총맨1</text:p>
          </table:table-cell>
        </table:table-row>
        <table:table-row table:style-name="ro3">
          <table:table-cell table:style-name="ce4" office:value-type="string">
            <text:p>NAME_MON83</text:p>
          </table:table-cell>
          <table:table-cell office:value-type="string">
            <text:p>딱따총맨2</text:p>
          </table:table-cell>
          <table:table-cell office:value-type="string">
            <text:p>딱따총맨2</text:p>
          </table:table-cell>
        </table:table-row>
        <table:table-row table:style-name="ro3">
          <table:table-cell table:style-name="ce4" office:value-type="string">
            <text:p>NAME_MON84</text:p>
          </table:table-cell>
          <table:table-cell office:value-type="string">
            <text:p>딱따총맨3</text:p>
          </table:table-cell>
          <table:table-cell office:value-type="string">
            <text:p>딱따총맨3</text:p>
          </table:table-cell>
        </table:table-row>
        <table:table-row table:style-name="ro3">
          <table:table-cell table:style-name="ce4" office:value-type="string">
            <text:p>NAME_MON85</text:p>
          </table:table-cell>
          <table:table-cell office:value-type="string">
            <text:p>딱따총맨4</text:p>
          </table:table-cell>
          <table:table-cell office:value-type="string">
            <text:p>딱따총맨4</text:p>
          </table:table-cell>
        </table:table-row>
        <table:table-row table:style-name="ro3">
          <table:table-cell table:style-name="ce4" office:value-type="string">
            <text:p>NAME_MON86</text:p>
          </table:table-cell>
          <table:table-cell office:value-type="string">
            <text:p>딱따총맨5</text:p>
          </table:table-cell>
          <table:table-cell office:value-type="string">
            <text:p>딱따총맨5</text:p>
          </table:table-cell>
        </table:table-row>
        <table:table-row table:style-name="ro3">
          <table:table-cell table:style-name="ce4" office:value-type="string">
            <text:p>NAME_MON87</text:p>
          </table:table-cell>
          <table:table-cell office:value-type="string">
            <text:p>딱따총맨6</text:p>
          </table:table-cell>
          <table:table-cell office:value-type="string">
            <text:p>딱따총맨6</text:p>
          </table:table-cell>
        </table:table-row>
        <table:table-row table:style-name="ro3">
          <table:table-cell table:style-name="ce4" office:value-type="string">
            <text:p>NAME_MON88</text:p>
          </table:table-cell>
          <table:table-cell office:value-type="string">
            <text:p>딱따총맨7</text:p>
          </table:table-cell>
          <table:table-cell office:value-type="string">
            <text:p>딱따총맨7</text:p>
          </table:table-cell>
        </table:table-row>
        <table:table-row table:style-name="ro3">
          <table:table-cell table:style-name="ce4" office:value-type="string">
            <text:p>NAME_MON89</text:p>
          </table:table-cell>
          <table:table-cell office:value-type="string">
            <text:p>딱따총맨8</text:p>
          </table:table-cell>
          <table:table-cell office:value-type="string">
            <text:p>딱따총맨8</text:p>
          </table:table-cell>
        </table:table-row>
        <table:table-row table:style-name="ro3">
          <table:table-cell table:style-name="ce4" office:value-type="string">
            <text:p>NAME_MON90</text:p>
          </table:table-cell>
          <table:table-cell office:value-type="string">
            <text:p>딱따총맨9</text:p>
          </table:table-cell>
          <table:table-cell office:value-type="string">
            <text:p>딱따총맨9</text:p>
          </table:table-cell>
        </table:table-row>
        <table:table-row table:style-name="ro3">
          <table:table-cell table:style-name="ce4" office:value-type="string">
            <text:p>NAME_MON91</text:p>
          </table:table-cell>
          <table:table-cell office:value-type="string">
            <text:p>불페어리1</text:p>
          </table:table-cell>
          <table:table-cell office:value-type="string">
            <text:p>불페어리1</text:p>
          </table:table-cell>
        </table:table-row>
        <table:table-row table:style-name="ro3">
          <table:table-cell table:style-name="ce4" office:value-type="string">
            <text:p>NAME_MON92</text:p>
          </table:table-cell>
          <table:table-cell office:value-type="string">
            <text:p>불페어리2</text:p>
          </table:table-cell>
          <table:table-cell office:value-type="string">
            <text:p>불페어리2</text:p>
          </table:table-cell>
        </table:table-row>
        <table:table-row table:style-name="ro3">
          <table:table-cell table:style-name="ce4" office:value-type="string">
            <text:p>NAME_MON93</text:p>
          </table:table-cell>
          <table:table-cell office:value-type="string">
            <text:p>불페어리3</text:p>
          </table:table-cell>
          <table:table-cell office:value-type="string">
            <text:p>불페어리3</text:p>
          </table:table-cell>
        </table:table-row>
        <table:table-row table:style-name="ro3">
          <table:table-cell table:style-name="ce4" office:value-type="string">
            <text:p>NAME_MON94</text:p>
          </table:table-cell>
          <table:table-cell office:value-type="string">
            <text:p>불페어리4</text:p>
          </table:table-cell>
          <table:table-cell office:value-type="string">
            <text:p>불페어리4</text:p>
          </table:table-cell>
        </table:table-row>
        <table:table-row table:style-name="ro3">
          <table:table-cell table:style-name="ce4" office:value-type="string">
            <text:p>NAME_MON95</text:p>
          </table:table-cell>
          <table:table-cell office:value-type="string">
            <text:p>불페어리5</text:p>
          </table:table-cell>
          <table:table-cell office:value-type="string">
            <text:p>불페어리5</text:p>
          </table:table-cell>
        </table:table-row>
        <table:table-row table:style-name="ro3">
          <table:table-cell table:style-name="ce4" office:value-type="string">
            <text:p>NAME_MON96</text:p>
          </table:table-cell>
          <table:table-cell office:value-type="string">
            <text:p>불페어리6</text:p>
          </table:table-cell>
          <table:table-cell office:value-type="string">
            <text:p>불페어리6</text:p>
          </table:table-cell>
        </table:table-row>
        <table:table-row table:style-name="ro3">
          <table:table-cell table:style-name="ce4" office:value-type="string">
            <text:p>NAME_MON97</text:p>
          </table:table-cell>
          <table:table-cell office:value-type="string">
            <text:p>불페어리7</text:p>
          </table:table-cell>
          <table:table-cell office:value-type="string">
            <text:p>불페어리7</text:p>
          </table:table-cell>
        </table:table-row>
        <table:table-row table:style-name="ro3">
          <table:table-cell table:style-name="ce4" office:value-type="string">
            <text:p>NAME_MON98</text:p>
          </table:table-cell>
          <table:table-cell office:value-type="string">
            <text:p>불페어리8</text:p>
          </table:table-cell>
          <table:table-cell office:value-type="string">
            <text:p>불페어리8</text:p>
          </table:table-cell>
        </table:table-row>
        <table:table-row table:style-name="ro3">
          <table:table-cell table:style-name="ce4" office:value-type="string">
            <text:p>NAME_MON99</text:p>
          </table:table-cell>
          <table:table-cell office:value-type="string">
            <text:p>불페어리9</text:p>
          </table:table-cell>
          <table:table-cell office:value-type="string">
            <text:p>불페어리9</text:p>
          </table:table-cell>
        </table:table-row>
        <table:table-row table:style-name="ro3">
          <table:table-cell table:style-name="ce4" office:value-type="string">
            <text:p>NAME_MON100</text:p>
          </table:table-cell>
          <table:table-cell office:value-type="string">
            <text:p>물페어리1</text:p>
          </table:table-cell>
          <table:table-cell office:value-type="string">
            <text:p>물페어리1</text:p>
          </table:table-cell>
        </table:table-row>
        <table:table-row table:style-name="ro3">
          <table:table-cell table:style-name="ce4" office:value-type="string">
            <text:p>NAME_MON101</text:p>
          </table:table-cell>
          <table:table-cell office:value-type="string">
            <text:p>물페어리2</text:p>
          </table:table-cell>
          <table:table-cell office:value-type="string">
            <text:p>물페어리2</text:p>
          </table:table-cell>
        </table:table-row>
        <table:table-row table:style-name="ro3">
          <table:table-cell table:style-name="ce4" office:value-type="string">
            <text:p>NAME_MON102</text:p>
          </table:table-cell>
          <table:table-cell office:value-type="string">
            <text:p>물페어리3</text:p>
          </table:table-cell>
          <table:table-cell office:value-type="string">
            <text:p>물페어리3</text:p>
          </table:table-cell>
        </table:table-row>
        <table:table-row table:style-name="ro3">
          <table:table-cell table:style-name="ce4" office:value-type="string">
            <text:p>NAME_MON103</text:p>
          </table:table-cell>
          <table:table-cell office:value-type="string">
            <text:p>물페어리4</text:p>
          </table:table-cell>
          <table:table-cell office:value-type="string">
            <text:p>물페어리4</text:p>
          </table:table-cell>
        </table:table-row>
        <table:table-row table:style-name="ro3">
          <table:table-cell table:style-name="ce4" office:value-type="string">
            <text:p>NAME_MON104</text:p>
          </table:table-cell>
          <table:table-cell office:value-type="string">
            <text:p>물페어리5</text:p>
          </table:table-cell>
          <table:table-cell office:value-type="string">
            <text:p>물페어리5</text:p>
          </table:table-cell>
        </table:table-row>
        <table:table-row table:style-name="ro3">
          <table:table-cell table:style-name="ce4" office:value-type="string">
            <text:p>NAME_MON105</text:p>
          </table:table-cell>
          <table:table-cell office:value-type="string">
            <text:p>물페어리6</text:p>
          </table:table-cell>
          <table:table-cell office:value-type="string">
            <text:p>물페어리6</text:p>
          </table:table-cell>
        </table:table-row>
        <table:table-row table:style-name="ro3">
          <table:table-cell table:style-name="ce4" office:value-type="string">
            <text:p>NAME_MON106</text:p>
          </table:table-cell>
          <table:table-cell office:value-type="string">
            <text:p>물페어리7</text:p>
          </table:table-cell>
          <table:table-cell office:value-type="string">
            <text:p>물페어리7</text:p>
          </table:table-cell>
        </table:table-row>
        <table:table-row table:style-name="ro3">
          <table:table-cell table:style-name="ce4" office:value-type="string">
            <text:p>NAME_MON107</text:p>
          </table:table-cell>
          <table:table-cell office:value-type="string">
            <text:p>물페어리8</text:p>
          </table:table-cell>
          <table:table-cell office:value-type="string">
            <text:p>물페어리8</text:p>
          </table:table-cell>
        </table:table-row>
        <table:table-row table:style-name="ro3">
          <table:table-cell table:style-name="ce4" office:value-type="string">
            <text:p>NAME_MON108</text:p>
          </table:table-cell>
          <table:table-cell office:value-type="string">
            <text:p>물페어리9</text:p>
          </table:table-cell>
          <table:table-cell office:value-type="string">
            <text:p>물페어리9</text:p>
          </table:table-cell>
        </table:table-row>
        <table:table-row table:style-name="ro3">
          <table:table-cell table:style-name="ce4" office:value-type="string">
            <text:p>NAME_MON109</text:p>
          </table:table-cell>
          <table:table-cell office:value-type="string">
            <text:p>침묵페어리1</text:p>
          </table:table-cell>
          <table:table-cell office:value-type="string">
            <text:p>침묵페어리1</text:p>
          </table:table-cell>
        </table:table-row>
        <table:table-row table:style-name="ro3">
          <table:table-cell table:style-name="ce4" office:value-type="string">
            <text:p>NAME_MON110</text:p>
          </table:table-cell>
          <table:table-cell office:value-type="string">
            <text:p>침묵페어리2</text:p>
          </table:table-cell>
          <table:table-cell office:value-type="string">
            <text:p>침묵페어리2</text:p>
          </table:table-cell>
        </table:table-row>
        <table:table-row table:style-name="ro3">
          <table:table-cell table:style-name="ce4" office:value-type="string">
            <text:p>NAME_MON111</text:p>
          </table:table-cell>
          <table:table-cell office:value-type="string">
            <text:p>침묵페어리3</text:p>
          </table:table-cell>
          <table:table-cell office:value-type="string">
            <text:p>침묵페어리3</text:p>
          </table:table-cell>
        </table:table-row>
        <table:table-row table:style-name="ro3">
          <table:table-cell table:style-name="ce4" office:value-type="string">
            <text:p>NAME_MON112</text:p>
          </table:table-cell>
          <table:table-cell office:value-type="string">
            <text:p>침묵페어리4</text:p>
          </table:table-cell>
          <table:table-cell office:value-type="string">
            <text:p>침묵페어리4</text:p>
          </table:table-cell>
        </table:table-row>
        <table:table-row table:style-name="ro3">
          <table:table-cell table:style-name="ce4" office:value-type="string">
            <text:p>NAME_MON113</text:p>
          </table:table-cell>
          <table:table-cell office:value-type="string">
            <text:p>침묵페어리5</text:p>
          </table:table-cell>
          <table:table-cell office:value-type="string">
            <text:p>침묵페어리5</text:p>
          </table:table-cell>
        </table:table-row>
        <table:table-row table:style-name="ro3">
          <table:table-cell table:style-name="ce4" office:value-type="string">
            <text:p>NAME_MON114</text:p>
          </table:table-cell>
          <table:table-cell office:value-type="string">
            <text:p>침묵페어리6</text:p>
          </table:table-cell>
          <table:table-cell office:value-type="string">
            <text:p>침묵페어리6</text:p>
          </table:table-cell>
        </table:table-row>
        <table:table-row table:style-name="ro3">
          <table:table-cell table:style-name="ce4" office:value-type="string">
            <text:p>NAME_MON115</text:p>
          </table:table-cell>
          <table:table-cell office:value-type="string">
            <text:p>침묵페어리7</text:p>
          </table:table-cell>
          <table:table-cell office:value-type="string">
            <text:p>침묵페어리7</text:p>
          </table:table-cell>
        </table:table-row>
        <table:table-row table:style-name="ro3">
          <table:table-cell table:style-name="ce4" office:value-type="string">
            <text:p>NAME_MON116</text:p>
          </table:table-cell>
          <table:table-cell office:value-type="string">
            <text:p>침묵페어리8</text:p>
          </table:table-cell>
          <table:table-cell office:value-type="string">
            <text:p>침묵페어리8</text:p>
          </table:table-cell>
        </table:table-row>
        <table:table-row table:style-name="ro3">
          <table:table-cell table:style-name="ce4" office:value-type="string">
            <text:p>NAME_MON117</text:p>
          </table:table-cell>
          <table:table-cell office:value-type="string">
            <text:p>침묵페어리9</text:p>
          </table:table-cell>
          <table:table-cell office:value-type="string">
            <text:p>침묵페어리9</text:p>
          </table:table-cell>
        </table:table-row>
        <table:table-row table:style-name="ro3">
          <table:table-cell table:style-name="ce4" office:value-type="string">
            <text:p>NAME_MON118</text:p>
          </table:table-cell>
          <table:table-cell office:value-type="string">
            <text:p>트리캐라1</text:p>
          </table:table-cell>
          <table:table-cell office:value-type="string">
            <text:p>트리캐라1</text:p>
          </table:table-cell>
        </table:table-row>
        <table:table-row table:style-name="ro3">
          <table:table-cell table:style-name="ce4" office:value-type="string">
            <text:p>NAME_MON119</text:p>
          </table:table-cell>
          <table:table-cell office:value-type="string">
            <text:p>트리캐라2</text:p>
          </table:table-cell>
          <table:table-cell office:value-type="string">
            <text:p>트리캐라2</text:p>
          </table:table-cell>
        </table:table-row>
        <table:table-row table:style-name="ro3">
          <table:table-cell table:style-name="ce4" office:value-type="string">
            <text:p>NAME_MON120</text:p>
          </table:table-cell>
          <table:table-cell office:value-type="string">
            <text:p>트리캐라3</text:p>
          </table:table-cell>
          <table:table-cell office:value-type="string">
            <text:p>트리캐라3</text:p>
          </table:table-cell>
        </table:table-row>
        <table:table-row table:style-name="ro3">
          <table:table-cell table:style-name="ce4" office:value-type="string">
            <text:p>NAME_MON121</text:p>
          </table:table-cell>
          <table:table-cell office:value-type="string">
            <text:p>트리캐라4</text:p>
          </table:table-cell>
          <table:table-cell office:value-type="string">
            <text:p>트리캐라4</text:p>
          </table:table-cell>
        </table:table-row>
        <table:table-row table:style-name="ro3">
          <table:table-cell table:style-name="ce4" office:value-type="string">
            <text:p>NAME_MON122</text:p>
          </table:table-cell>
          <table:table-cell office:value-type="string">
            <text:p>트리캐라5</text:p>
          </table:table-cell>
          <table:table-cell office:value-type="string">
            <text:p>트리캐라5</text:p>
          </table:table-cell>
        </table:table-row>
        <table:table-row table:style-name="ro3">
          <table:table-cell table:style-name="ce4" office:value-type="string">
            <text:p>NAME_MON123</text:p>
          </table:table-cell>
          <table:table-cell office:value-type="string">
            <text:p>트리캐라6</text:p>
          </table:table-cell>
          <table:table-cell office:value-type="string">
            <text:p>트리캐라6</text:p>
          </table:table-cell>
        </table:table-row>
        <table:table-row table:style-name="ro3">
          <table:table-cell table:style-name="ce4" office:value-type="string">
            <text:p>NAME_MON124</text:p>
          </table:table-cell>
          <table:table-cell office:value-type="string">
            <text:p>트리캐라7</text:p>
          </table:table-cell>
          <table:table-cell office:value-type="string">
            <text:p>트리캐라7</text:p>
          </table:table-cell>
        </table:table-row>
        <table:table-row table:style-name="ro3">
          <table:table-cell table:style-name="ce4" office:value-type="string">
            <text:p>NAME_MON125</text:p>
          </table:table-cell>
          <table:table-cell office:value-type="string">
            <text:p>트리캐라8</text:p>
          </table:table-cell>
          <table:table-cell office:value-type="string">
            <text:p>트리캐라8</text:p>
          </table:table-cell>
        </table:table-row>
        <table:table-row table:style-name="ro3">
          <table:table-cell table:style-name="ce4" office:value-type="string">
            <text:p>NAME_MON126</text:p>
          </table:table-cell>
          <table:table-cell office:value-type="string">
            <text:p>트리캐라9</text:p>
          </table:table-cell>
          <table:table-cell office:value-type="string">
            <text:p>트리캐라9</text:p>
          </table:table-cell>
        </table:table-row>
        <table:table-row table:style-name="ro3">
          <table:table-cell table:style-name="ce4" office:value-type="string">
            <text:p>NAME_MON127</text:p>
          </table:table-cell>
          <table:table-cell office:value-type="string">
            <text:p>새끼용1</text:p>
          </table:table-cell>
          <table:table-cell office:value-type="string">
            <text:p>새끼용1</text:p>
          </table:table-cell>
        </table:table-row>
        <table:table-row table:style-name="ro3">
          <table:table-cell table:style-name="ce4" office:value-type="string">
            <text:p>NAME_MON128</text:p>
          </table:table-cell>
          <table:table-cell office:value-type="string">
            <text:p>새끼용2</text:p>
          </table:table-cell>
          <table:table-cell office:value-type="string">
            <text:p>새끼용2</text:p>
          </table:table-cell>
        </table:table-row>
        <table:table-row table:style-name="ro3">
          <table:table-cell table:style-name="ce4" office:value-type="string">
            <text:p>NAME_MON129</text:p>
          </table:table-cell>
          <table:table-cell office:value-type="string">
            <text:p>새끼용3</text:p>
          </table:table-cell>
          <table:table-cell office:value-type="string">
            <text:p>새끼용3</text:p>
          </table:table-cell>
        </table:table-row>
        <table:table-row table:style-name="ro3">
          <table:table-cell table:style-name="ce4" office:value-type="string">
            <text:p>NAME_MON130</text:p>
          </table:table-cell>
          <table:table-cell office:value-type="string">
            <text:p>새끼용4</text:p>
          </table:table-cell>
          <table:table-cell office:value-type="string">
            <text:p>새끼용4</text:p>
          </table:table-cell>
        </table:table-row>
        <table:table-row table:style-name="ro3">
          <table:table-cell table:style-name="ce4" office:value-type="string">
            <text:p>NAME_MON131</text:p>
          </table:table-cell>
          <table:table-cell office:value-type="string">
            <text:p>새끼용5</text:p>
          </table:table-cell>
          <table:table-cell office:value-type="string">
            <text:p>새끼용5</text:p>
          </table:table-cell>
        </table:table-row>
        <table:table-row table:style-name="ro3">
          <table:table-cell table:style-name="ce4" office:value-type="string">
            <text:p>NAME_MON132</text:p>
          </table:table-cell>
          <table:table-cell office:value-type="string">
            <text:p>새끼용6</text:p>
          </table:table-cell>
          <table:table-cell office:value-type="string">
            <text:p>새끼용6</text:p>
          </table:table-cell>
        </table:table-row>
        <table:table-row table:style-name="ro3">
          <table:table-cell table:style-name="ce4" office:value-type="string">
            <text:p>NAME_MON133</text:p>
          </table:table-cell>
          <table:table-cell office:value-type="string">
            <text:p>새끼용7</text:p>
          </table:table-cell>
          <table:table-cell office:value-type="string">
            <text:p>새끼용7</text:p>
          </table:table-cell>
        </table:table-row>
        <table:table-row table:style-name="ro3">
          <table:table-cell table:style-name="ce4" office:value-type="string">
            <text:p>NAME_MON134</text:p>
          </table:table-cell>
          <table:table-cell office:value-type="string">
            <text:p>새끼용8</text:p>
          </table:table-cell>
          <table:table-cell office:value-type="string">
            <text:p>새끼용8</text:p>
          </table:table-cell>
        </table:table-row>
        <table:table-row table:style-name="ro3">
          <table:table-cell table:style-name="ce4" office:value-type="string">
            <text:p>NAME_MON135</text:p>
          </table:table-cell>
          <table:table-cell office:value-type="string">
            <text:p>새끼용9</text:p>
          </table:table-cell>
          <table:table-cell office:value-type="string">
            <text:p>새끼용9</text:p>
          </table:table-cell>
        </table:table-row>
        <table:table-row table:style-name="ro3">
          <table:table-cell table:style-name="ce4" office:value-type="string">
            <text:p>NAME_MON136</text:p>
          </table:table-cell>
          <table:table-cell office:value-type="string">
            <text:p>악마검사1</text:p>
          </table:table-cell>
          <table:table-cell office:value-type="string">
            <text:p>악마검사1</text:p>
          </table:table-cell>
        </table:table-row>
        <table:table-row table:style-name="ro3">
          <table:table-cell table:style-name="ce4" office:value-type="string">
            <text:p>NAME_MON137</text:p>
          </table:table-cell>
          <table:table-cell office:value-type="string">
            <text:p>악마검사2</text:p>
          </table:table-cell>
          <table:table-cell office:value-type="string">
            <text:p>악마검사2</text:p>
          </table:table-cell>
        </table:table-row>
        <table:table-row table:style-name="ro3">
          <table:table-cell table:style-name="ce4" office:value-type="string">
            <text:p>NAME_MON138</text:p>
          </table:table-cell>
          <table:table-cell office:value-type="string">
            <text:p>악마검사3</text:p>
          </table:table-cell>
          <table:table-cell office:value-type="string">
            <text:p>악마검사3</text:p>
          </table:table-cell>
        </table:table-row>
        <table:table-row table:style-name="ro3">
          <table:table-cell table:style-name="ce4" office:value-type="string">
            <text:p>NAME_MON139</text:p>
          </table:table-cell>
          <table:table-cell office:value-type="string">
            <text:p>악마검사4</text:p>
          </table:table-cell>
          <table:table-cell office:value-type="string">
            <text:p>악마검사4</text:p>
          </table:table-cell>
        </table:table-row>
        <table:table-row table:style-name="ro3">
          <table:table-cell table:style-name="ce4" office:value-type="string">
            <text:p>NAME_MON140</text:p>
          </table:table-cell>
          <table:table-cell office:value-type="string">
            <text:p>악마검사5</text:p>
          </table:table-cell>
          <table:table-cell office:value-type="string">
            <text:p>악마검사5</text:p>
          </table:table-cell>
        </table:table-row>
        <table:table-row table:style-name="ro3">
          <table:table-cell table:style-name="ce4" office:value-type="string">
            <text:p>NAME_MON141</text:p>
          </table:table-cell>
          <table:table-cell office:value-type="string">
            <text:p>악마검사6</text:p>
          </table:table-cell>
          <table:table-cell office:value-type="string">
            <text:p>악마검사6</text:p>
          </table:table-cell>
        </table:table-row>
        <table:table-row table:style-name="ro3">
          <table:table-cell table:style-name="ce4" office:value-type="string">
            <text:p>NAME_MON142</text:p>
          </table:table-cell>
          <table:table-cell office:value-type="string">
            <text:p>악마검사7</text:p>
          </table:table-cell>
          <table:table-cell office:value-type="string">
            <text:p>악마검사7</text:p>
          </table:table-cell>
        </table:table-row>
        <table:table-row table:style-name="ro3">
          <table:table-cell table:style-name="ce4" office:value-type="string">
            <text:p>NAME_MON143</text:p>
          </table:table-cell>
          <table:table-cell office:value-type="string">
            <text:p>악마검사8</text:p>
          </table:table-cell>
          <table:table-cell office:value-type="string">
            <text:p>악마검사8</text:p>
          </table:table-cell>
        </table:table-row>
        <table:table-row table:style-name="ro3">
          <table:table-cell table:style-name="ce4" office:value-type="string">
            <text:p>NAME_MON144</text:p>
          </table:table-cell>
          <table:table-cell office:value-type="string">
            <text:p>악마검사9</text:p>
          </table:table-cell>
          <table:table-cell office:value-type="string">
            <text:p>악마검사9</text:p>
          </table:table-cell>
        </table:table-row>
        <table:table-row table:style-name="ro3">
          <table:table-cell table:style-name="ce4" office:value-type="string">
            <text:p>NAME_MON145</text:p>
          </table:table-cell>
          <table:table-cell office:value-type="string">
            <text:p>인간검사1</text:p>
          </table:table-cell>
          <table:table-cell office:value-type="string">
            <text:p>인간검사1</text:p>
          </table:table-cell>
        </table:table-row>
        <table:table-row table:style-name="ro3">
          <table:table-cell table:style-name="ce4" office:value-type="string">
            <text:p>NAME_MON146</text:p>
          </table:table-cell>
          <table:table-cell office:value-type="string">
            <text:p>인간검사2</text:p>
          </table:table-cell>
          <table:table-cell office:value-type="string">
            <text:p>인간검사2</text:p>
          </table:table-cell>
        </table:table-row>
        <table:table-row table:style-name="ro3">
          <table:table-cell table:style-name="ce4" office:value-type="string">
            <text:p>NAME_MON147</text:p>
          </table:table-cell>
          <table:table-cell office:value-type="string">
            <text:p>인간검사3</text:p>
          </table:table-cell>
          <table:table-cell office:value-type="string">
            <text:p>인간검사3</text:p>
          </table:table-cell>
        </table:table-row>
        <table:table-row table:style-name="ro3">
          <table:table-cell table:style-name="ce4" office:value-type="string">
            <text:p>NAME_MON148</text:p>
          </table:table-cell>
          <table:table-cell office:value-type="string">
            <text:p>인간검사4</text:p>
          </table:table-cell>
          <table:table-cell office:value-type="string">
            <text:p>인간검사4</text:p>
          </table:table-cell>
        </table:table-row>
        <table:table-row table:style-name="ro3">
          <table:table-cell table:style-name="ce4" office:value-type="string">
            <text:p>NAME_MON149</text:p>
          </table:table-cell>
          <table:table-cell office:value-type="string">
            <text:p>인간검사5</text:p>
          </table:table-cell>
          <table:table-cell office:value-type="string">
            <text:p>인간검사5</text:p>
          </table:table-cell>
        </table:table-row>
        <table:table-row table:style-name="ro3">
          <table:table-cell table:style-name="ce4" office:value-type="string">
            <text:p>NAME_MON150</text:p>
          </table:table-cell>
          <table:table-cell office:value-type="string">
            <text:p>인간검사6</text:p>
          </table:table-cell>
          <table:table-cell office:value-type="string">
            <text:p>인간검사6</text:p>
          </table:table-cell>
        </table:table-row>
        <table:table-row table:style-name="ro3">
          <table:table-cell table:style-name="ce4" office:value-type="string">
            <text:p>NAME_MON151</text:p>
          </table:table-cell>
          <table:table-cell office:value-type="string">
            <text:p>인간검사7</text:p>
          </table:table-cell>
          <table:table-cell office:value-type="string">
            <text:p>인간검사7</text:p>
          </table:table-cell>
        </table:table-row>
        <table:table-row table:style-name="ro3">
          <table:table-cell table:style-name="ce4" office:value-type="string">
            <text:p>NAME_MON152</text:p>
          </table:table-cell>
          <table:table-cell office:value-type="string">
            <text:p>인간검사8</text:p>
          </table:table-cell>
          <table:table-cell office:value-type="string">
            <text:p>인간검사8</text:p>
          </table:table-cell>
        </table:table-row>
        <table:table-row table:style-name="ro3">
          <table:table-cell table:style-name="ce4" office:value-type="string">
            <text:p>NAME_MON153</text:p>
          </table:table-cell>
          <table:table-cell office:value-type="string">
            <text:p>인간검사9</text:p>
          </table:table-cell>
          <table:table-cell office:value-type="string">
            <text:p>인간검사9</text:p>
          </table:table-cell>
        </table:table-row>
        <table:table-row table:style-name="ro3">
          <table:table-cell table:style-name="ce4" office:value-type="string">
            <text:p>NAME_MON154</text:p>
          </table:table-cell>
          <table:table-cell office:value-type="string">
            <text:p>인간법사1</text:p>
          </table:table-cell>
          <table:table-cell office:value-type="string">
            <text:p>인간법사1</text:p>
          </table:table-cell>
        </table:table-row>
        <table:table-row table:style-name="ro3">
          <table:table-cell table:style-name="ce4" office:value-type="string">
            <text:p>NAME_MON155</text:p>
          </table:table-cell>
          <table:table-cell office:value-type="string">
            <text:p>인간법사2</text:p>
          </table:table-cell>
          <table:table-cell office:value-type="string">
            <text:p>인간법사2</text:p>
          </table:table-cell>
        </table:table-row>
        <table:table-row table:style-name="ro3">
          <table:table-cell table:style-name="ce4" office:value-type="string">
            <text:p>NAME_MON156</text:p>
          </table:table-cell>
          <table:table-cell office:value-type="string">
            <text:p>인간법사3</text:p>
          </table:table-cell>
          <table:table-cell office:value-type="string">
            <text:p>인간법사3</text:p>
          </table:table-cell>
        </table:table-row>
        <table:table-row table:style-name="ro3">
          <table:table-cell table:style-name="ce4" office:value-type="string">
            <text:p>NAME_MON157</text:p>
          </table:table-cell>
          <table:table-cell office:value-type="string">
            <text:p>인간법사4</text:p>
          </table:table-cell>
          <table:table-cell office:value-type="string">
            <text:p>인간법사4</text:p>
          </table:table-cell>
        </table:table-row>
        <table:table-row table:style-name="ro3">
          <table:table-cell table:style-name="ce4" office:value-type="string">
            <text:p>NAME_MON158</text:p>
          </table:table-cell>
          <table:table-cell office:value-type="string">
            <text:p>인간법사5</text:p>
          </table:table-cell>
          <table:table-cell office:value-type="string">
            <text:p>인간법사5</text:p>
          </table:table-cell>
        </table:table-row>
        <table:table-row table:style-name="ro3">
          <table:table-cell table:style-name="ce4" office:value-type="string">
            <text:p>NAME_MON159</text:p>
          </table:table-cell>
          <table:table-cell office:value-type="string">
            <text:p>인간법사6</text:p>
          </table:table-cell>
          <table:table-cell office:value-type="string">
            <text:p>인간법사6</text:p>
          </table:table-cell>
        </table:table-row>
        <table:table-row table:style-name="ro3">
          <table:table-cell table:style-name="ce4" office:value-type="string">
            <text:p>NAME_MON160</text:p>
          </table:table-cell>
          <table:table-cell office:value-type="string">
            <text:p>인간법사7</text:p>
          </table:table-cell>
          <table:table-cell office:value-type="string">
            <text:p>인간법사7</text:p>
          </table:table-cell>
        </table:table-row>
        <table:table-row table:style-name="ro3">
          <table:table-cell table:style-name="ce4" office:value-type="string">
            <text:p>NAME_MON161</text:p>
          </table:table-cell>
          <table:table-cell office:value-type="string">
            <text:p>인간법사8</text:p>
          </table:table-cell>
          <table:table-cell office:value-type="string">
            <text:p>인간법사8</text:p>
          </table:table-cell>
        </table:table-row>
        <table:table-row table:style-name="ro3">
          <table:table-cell table:style-name="ce4" office:value-type="string">
            <text:p>NAME_MON162</text:p>
          </table:table-cell>
          <table:table-cell office:value-type="string">
            <text:p>인간법사9</text:p>
          </table:table-cell>
          <table:table-cell office:value-type="string">
            <text:p>인간법사9</text:p>
          </table:table-cell>
        </table:table-row>
        <table:table-row table:style-name="ro3">
          <table:table-cell table:style-name="ce4" office:value-type="string">
            <text:p>NAME_MON163</text:p>
          </table:table-cell>
          <table:table-cell office:value-type="string">
            <text:p>파리지옥1</text:p>
          </table:table-cell>
          <table:table-cell office:value-type="string">
            <text:p>파리지옥1</text:p>
          </table:table-cell>
        </table:table-row>
        <table:table-row table:style-name="ro3">
          <table:table-cell table:style-name="ce4" office:value-type="string">
            <text:p>NAME_MON164</text:p>
          </table:table-cell>
          <table:table-cell office:value-type="string">
            <text:p>파리지옥2</text:p>
          </table:table-cell>
          <table:table-cell office:value-type="string">
            <text:p>파리지옥2</text:p>
          </table:table-cell>
        </table:table-row>
        <table:table-row table:style-name="ro3">
          <table:table-cell table:style-name="ce4" office:value-type="string">
            <text:p>NAME_MON165</text:p>
          </table:table-cell>
          <table:table-cell office:value-type="string">
            <text:p>파리지옥3</text:p>
          </table:table-cell>
          <table:table-cell office:value-type="string">
            <text:p>파리지옥3</text:p>
          </table:table-cell>
        </table:table-row>
        <table:table-row table:style-name="ro3">
          <table:table-cell table:style-name="ce4" office:value-type="string">
            <text:p>NAME_MON166</text:p>
          </table:table-cell>
          <table:table-cell office:value-type="string">
            <text:p>파리지옥4</text:p>
          </table:table-cell>
          <table:table-cell office:value-type="string">
            <text:p>파리지옥4</text:p>
          </table:table-cell>
        </table:table-row>
        <table:table-row table:style-name="ro3">
          <table:table-cell table:style-name="ce4" office:value-type="string">
            <text:p>NAME_MON167</text:p>
          </table:table-cell>
          <table:table-cell office:value-type="string">
            <text:p>파리지옥5</text:p>
          </table:table-cell>
          <table:table-cell office:value-type="string">
            <text:p>파리지옥5</text:p>
          </table:table-cell>
        </table:table-row>
        <table:table-row table:style-name="ro3">
          <table:table-cell table:style-name="ce4" office:value-type="string">
            <text:p>NAME_MON168</text:p>
          </table:table-cell>
          <table:table-cell office:value-type="string">
            <text:p>파리지옥6</text:p>
          </table:table-cell>
          <table:table-cell office:value-type="string">
            <text:p>파리지옥6</text:p>
          </table:table-cell>
        </table:table-row>
        <table:table-row table:style-name="ro3">
          <table:table-cell table:style-name="ce4" office:value-type="string">
            <text:p>NAME_MON169</text:p>
          </table:table-cell>
          <table:table-cell office:value-type="string">
            <text:p>파리지옥7</text:p>
          </table:table-cell>
          <table:table-cell office:value-type="string">
            <text:p>파리지옥7</text:p>
          </table:table-cell>
        </table:table-row>
        <table:table-row table:style-name="ro3">
          <table:table-cell table:style-name="ce4" office:value-type="string">
            <text:p>NAME_MON170</text:p>
          </table:table-cell>
          <table:table-cell office:value-type="string">
            <text:p>파리지옥8</text:p>
          </table:table-cell>
          <table:table-cell office:value-type="string">
            <text:p>파리지옥8</text:p>
          </table:table-cell>
        </table:table-row>
        <table:table-row table:style-name="ro3">
          <table:table-cell table:style-name="ce4" office:value-type="string">
            <text:p>NAME_MON171</text:p>
          </table:table-cell>
          <table:table-cell office:value-type="string">
            <text:p>파리지옥9</text:p>
          </table:table-cell>
          <table:table-cell office:value-type="string">
            <text:p>파리지옥9</text:p>
          </table:table-cell>
        </table:table-row>
        <table:table-row table:style-name="ro3">
          <table:table-cell table:style-name="ce4" office:value-type="string">
            <text:p>NAME_MON172</text:p>
          </table:table-cell>
          <table:table-cell office:value-type="string">
            <text:p>소라개1</text:p>
          </table:table-cell>
          <table:table-cell office:value-type="string">
            <text:p>소라개1</text:p>
          </table:table-cell>
        </table:table-row>
        <table:table-row table:style-name="ro3">
          <table:table-cell table:style-name="ce4" office:value-type="string">
            <text:p>NAME_MON173</text:p>
          </table:table-cell>
          <table:table-cell office:value-type="string">
            <text:p>소라개2</text:p>
          </table:table-cell>
          <table:table-cell office:value-type="string">
            <text:p>소라개2</text:p>
          </table:table-cell>
        </table:table-row>
        <table:table-row table:style-name="ro3">
          <table:table-cell table:style-name="ce4" office:value-type="string">
            <text:p>NAME_MON174</text:p>
          </table:table-cell>
          <table:table-cell office:value-type="string">
            <text:p>소라개3</text:p>
          </table:table-cell>
          <table:table-cell office:value-type="string">
            <text:p>소라개3</text:p>
          </table:table-cell>
        </table:table-row>
        <table:table-row table:style-name="ro3">
          <table:table-cell table:style-name="ce4" office:value-type="string">
            <text:p>NAME_MON175</text:p>
          </table:table-cell>
          <table:table-cell office:value-type="string">
            <text:p>소라개4</text:p>
          </table:table-cell>
          <table:table-cell office:value-type="string">
            <text:p>소라개4</text:p>
          </table:table-cell>
        </table:table-row>
        <table:table-row table:style-name="ro3">
          <table:table-cell table:style-name="ce4" office:value-type="string">
            <text:p>NAME_MON176</text:p>
          </table:table-cell>
          <table:table-cell office:value-type="string">
            <text:p>소라개5</text:p>
          </table:table-cell>
          <table:table-cell office:value-type="string">
            <text:p>소라개5</text:p>
          </table:table-cell>
        </table:table-row>
        <table:table-row table:style-name="ro3">
          <table:table-cell table:style-name="ce4" office:value-type="string">
            <text:p>NAME_MON177</text:p>
          </table:table-cell>
          <table:table-cell office:value-type="string">
            <text:p>소라개6</text:p>
          </table:table-cell>
          <table:table-cell office:value-type="string">
            <text:p>소라개6</text:p>
          </table:table-cell>
        </table:table-row>
        <table:table-row table:style-name="ro3">
          <table:table-cell table:style-name="ce4" office:value-type="string">
            <text:p>NAME_MON178</text:p>
          </table:table-cell>
          <table:table-cell office:value-type="string">
            <text:p>소라개7</text:p>
          </table:table-cell>
          <table:table-cell office:value-type="string">
            <text:p>소라개7</text:p>
          </table:table-cell>
        </table:table-row>
        <table:table-row table:style-name="ro3">
          <table:table-cell table:style-name="ce4" office:value-type="string">
            <text:p>NAME_MON179</text:p>
          </table:table-cell>
          <table:table-cell office:value-type="string">
            <text:p>소라개8</text:p>
          </table:table-cell>
          <table:table-cell office:value-type="string">
            <text:p>소라개8</text:p>
          </table:table-cell>
        </table:table-row>
        <table:table-row table:style-name="ro3">
          <table:table-cell table:style-name="ce4" office:value-type="string">
            <text:p>NAME_MON180</text:p>
          </table:table-cell>
          <table:table-cell office:value-type="string">
            <text:p>소라개9</text:p>
          </table:table-cell>
          <table:table-cell office:value-type="string">
            <text:p>소라개9</text:p>
          </table:table-cell>
        </table:table-row>
        <table:table-row table:style-name="ro2">
          <table:table-cell table:style-name="ce4" office:value-type="string">
            <text:p>NAME_MON181</text:p>
          </table:table-cell>
          <table:table-cell office:value-type="string">
            <text:p>물통</text:p>
          </table:table-cell>
          <table:table-cell office:value-type="string">
            <text:p>물통</text:p>
          </table:table-cell>
        </table:table-row>
        <table:table-row table:style-name="ro2">
          <table:table-cell table:style-name="ce4" office:value-type="string">
            <text:p>NAME_MON182</text:p>
          </table:table-cell>
          <table:table-cell office:value-type="string">
            <text:p>바위</text:p>
          </table:table-cell>
          <table:table-cell office:value-type="string">
            <text:p>바위</text:p>
          </table:table-cell>
        </table:table-row>
        <table:table-row table:style-name="ro2">
          <table:table-cell table:style-name="ce4" office:value-type="string">
            <text:p>NAME_MON183</text:p>
          </table:table-cell>
          <table:table-cell office:value-type="string">
            <text:p>상자</text:p>
          </table:table-cell>
          <table:table-cell office:value-type="string">
            <text:p>상자</text:p>
          </table:table-cell>
        </table:table-row>
        <table:table-row table:style-name="ro2">
          <table:table-cell table:style-name="ce4" office:value-type="string">
            <text:p>NAME_MON184</text:p>
          </table:table-cell>
          <table:table-cell office:value-type="string">
            <text:p>기사석상</text:p>
          </table:table-cell>
          <table:table-cell office:value-type="string">
            <text:p>기사석상</text:p>
          </table:table-cell>
        </table:table-row>
        <table:table-row table:style-name="ro2">
          <table:table-cell table:style-name="ce4" office:value-type="string">
            <text:p>NAME_MON185</text:p>
          </table:table-cell>
          <table:table-cell office:value-type="string">
            <text:p>작은시계</text:p>
          </table:table-cell>
          <table:table-cell office:value-type="string">
            <text:p>작은시계</text:p>
          </table:table-cell>
        </table:table-row>
        <table:table-row table:style-name="ro2">
          <table:table-cell table:style-name="ce4" office:value-type="string">
            <text:p>NAME_MON186</text:p>
          </table:table-cell>
          <table:table-cell office:value-type="string">
            <text:p>큰시계</text:p>
          </table:table-cell>
          <table:table-cell office:value-type="string">
            <text:p>큰시계</text:p>
          </table:table-cell>
        </table:table-row>
        <table:table-row table:style-name="ro2">
          <table:table-cell table:style-name="ce4" office:value-type="string">
            <text:p>NAME_MON187</text:p>
          </table:table-cell>
          <table:table-cell office:value-type="string">
            <text:p>작은석상자</text:p>
          </table:table-cell>
          <table:table-cell office:value-type="string">
            <text:p>작은석상자</text:p>
          </table:table-cell>
        </table:table-row>
        <table:table-row table:style-name="ro2">
          <table:table-cell table:style-name="ce4" office:value-type="string">
            <text:p>NAME_MON188</text:p>
          </table:table-cell>
          <table:table-cell office:value-type="string">
            <text:p>큰석상자</text:p>
          </table:table-cell>
          <table:table-cell office:value-type="string">
            <text:p>큰석상자</text:p>
          </table:table-cell>
        </table:table-row>
        <table:table-row table:style-name="ro3">
          <table:table-cell table:style-name="ce4" office:value-type="string">
            <text:p>NAME_MON189</text:p>
          </table:table-cell>
          <table:table-cell office:value-type="string">
            <text:p>벌레</text:p>
          </table:table-cell>
          <table:table-cell office:value-type="string">
            <text:p>벌레1</text:p>
          </table:table-cell>
        </table:table-row>
        <table:table-row table:style-name="ro2">
          <table:table-cell table:style-name="ce4" office:value-type="string">
            <text:p>NAME_MON190</text:p>
          </table:table-cell>
          <table:table-cell office:value-type="string">
            <text:p>드릴</text:p>
          </table:table-cell>
          <table:table-cell office:value-type="string">
            <text:p>드릴</text:p>
          </table:table-cell>
        </table:table-row>
        <table:table-row table:style-name="ro2">
          <table:table-cell table:style-name="ce4" office:value-type="string">
            <text:p>NAME_MON191</text:p>
          </table:table-cell>
          <table:table-cell office:value-type="string">
            <text:p>보스악마</text:p>
          </table:table-cell>
          <table:table-cell office:value-type="string">
            <text:p>보스악마</text:p>
          </table:table-cell>
        </table:table-row>
        <table:table-row table:style-name="ro2">
          <table:table-cell table:style-name="ce4" office:value-type="string">
            <text:p>NAME_MON192</text:p>
          </table:table-cell>
          <table:table-cell office:value-type="string">
            <text:p>호로스</text:p>
          </table:table-cell>
          <table:table-cell office:value-type="string">
            <text:p>호로스</text:p>
          </table:table-cell>
        </table:table-row>
        <table:table-row table:style-name="ro3">
          <table:table-cell table:style-name="ce4" office:value-type="string">
            <text:p>NAME_MON193</text:p>
          </table:table-cell>
          <table:table-cell office:value-type="string">
            <text:p>보스1</text:p>
          </table:table-cell>
          <table:table-cell office:value-type="string">
            <text:p>보스1</text:p>
          </table:table-cell>
        </table:table-row>
        <table:table-row table:style-name="ro3">
          <table:table-cell table:style-name="ce4" office:value-type="string">
            <text:p>NAME_MON194</text:p>
          </table:table-cell>
          <table:table-cell office:value-type="string">
            <text:p>보스2</text:p>
          </table:table-cell>
          <table:table-cell office:value-type="string">
            <text:p>보스2</text:p>
          </table:table-cell>
        </table:table-row>
        <table:table-row table:style-name="ro3">
          <table:table-cell table:style-name="ce4" office:value-type="string">
            <text:p>NAME_MON195</text:p>
          </table:table-cell>
          <table:table-cell office:value-type="string">
            <text:p>보스3</text:p>
          </table:table-cell>
          <table:table-cell office:value-type="string">
            <text:p>보스3</text:p>
          </table:table-cell>
        </table:table-row>
        <table:table-row table:style-name="ro3">
          <table:table-cell table:style-name="ce4" office:value-type="string">
            <text:p>NAME_MON196</text:p>
          </table:table-cell>
          <table:table-cell office:value-type="string">
            <text:p>보스4</text:p>
          </table:table-cell>
          <table:table-cell office:value-type="string">
            <text:p>보스4</text:p>
          </table:table-cell>
        </table:table-row>
        <table:table-row table:style-name="ro3">
          <table:table-cell table:style-name="ce4" office:value-type="string">
            <text:p>NAME_MON197</text:p>
          </table:table-cell>
          <table:table-cell office:value-type="string">
            <text:p>보스5</text:p>
          </table:table-cell>
          <table:table-cell office:value-type="string">
            <text:p>보스5</text:p>
          </table:table-cell>
        </table:table-row>
        <table:table-row table:style-name="ro3">
          <table:table-cell table:style-name="ce4" office:value-type="string">
            <text:p>NAME_MON198</text:p>
          </table:table-cell>
          <table:table-cell office:value-type="string">
            <text:p>보스6</text:p>
          </table:table-cell>
          <table:table-cell office:value-type="string">
            <text:p>보스6</text:p>
          </table:table-cell>
        </table:table-row>
        <table:table-row table:style-name="ro3">
          <table:table-cell table:style-name="ce4" office:value-type="string">
            <text:p>NAME_MON199</text:p>
          </table:table-cell>
          <table:table-cell office:value-type="string">
            <text:p>보스7</text:p>
          </table:table-cell>
          <table:table-cell office:value-type="string">
            <text:p>보스7</text:p>
          </table:table-cell>
        </table:table-row>
        <table:table-row table:style-name="ro3">
          <table:table-cell table:style-name="ce4" office:value-type="string">
            <text:p>NAME_MON200</text:p>
          </table:table-cell>
          <table:table-cell office:value-type="string">
            <text:p>보스8</text:p>
          </table:table-cell>
          <table:table-cell office:value-type="string">
            <text:p>보스8</text:p>
          </table:table-cell>
        </table:table-row>
        <table:table-row table:style-name="ro3">
          <table:table-cell table:style-name="ce4" office:value-type="string">
            <text:p>NAME_MON201</text:p>
          </table:table-cell>
          <table:table-cell office:value-type="string">
            <text:p>보스9</text:p>
          </table:table-cell>
          <table:table-cell office:value-type="string">
            <text:p>보스9</text:p>
          </table:table-cell>
        </table:table-row>
        <table:table-row table:style-name="ro3">
          <table:table-cell table:style-name="ce4" office:value-type="string">
            <text:p>NAME_MON202</text:p>
          </table:table-cell>
          <table:table-cell office:value-type="string">
            <text:p>보스10</text:p>
          </table:table-cell>
          <table:table-cell office:value-type="string">
            <text:p>보스10</text:p>
          </table:table-cell>
        </table:table-row>
        <table:table-row table:style-name="ro2" table:number-rows-repeated="6533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LRmenu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30"/>
        <table:table-column table:style-name="co6" table:default-cell-style-name="Default"/>
        <table:table-column table:style-name="co7" table:default-cell-style-name="Default"/>
        <table:table-column table:style-name="co4" table:number-columns-repeated="252" table:default-cell-style-name="Default"/>
        <table:table-row table:style-name="ro3">
          <table:table-cell table:style-name="ce5" office:value-type="string">
            <text:p>::Id::</text:p>
          </table:table-cell>
          <table:table-cell table:style-name="ce10" office:value-type="string">
            <text:p>::en::</text:p>
          </table:table-cell>
          <table:table-cell table:style-name="ce5" office:value-type="string">
            <text:p>::KR::</text:p>
          </table:table-cell>
          <table:table-cell table:style-name="ce5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11"/>
          <table:table-cell table:style-name="ce5" table:number-columns-repeated="240"/>
          <table:table-cell table:style-name="ce60" table:number-columns-repeated="14"/>
        </table:table-row>
        <table:table-row table:style-name="ro3">
          <table:table-cell table:style-name="ce6" office:value-type="string">
            <text:p>Skill_S_1</text:p>
          </table:table-cell>
          <table:table-cell table:style-name="ce12" office:value-type="string">
            <text:p>Auto sword</text:p>
          </table:table-cell>
          <table:table-cell table:style-name="ce41" office:value-type="string">
            <text:p>어기어검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6" office:value-type="string">
            <text:p>Skill_S_1_TEXT</text:p>
          </table:table-cell>
          <table:table-cell table:style-name="ce13" office:value-type="string">
            <text:p>Summon a strong energy sword</text:p>
          </table:table-cell>
          <table:table-cell table:style-name="ce42" office:value-type="string">
            <text:p>강력한 에너지 검을 소환한다. </text:p>
          </table:table-cell>
          <table:table-cell/>
          <table:table-cell table:style-name="ce59" table:number-columns-repeated="238"/>
          <table:table-cell table:style-name="ce61" table:number-columns-repeated="14"/>
        </table:table-row>
        <table:table-row table:style-name="ro3">
          <table:table-cell table:style-name="ce7" office:value-type="string">
            <text:p>Skill_S_2</text:p>
          </table:table-cell>
          <table:table-cell table:style-name="ce14" office:value-type="string">
            <text:p>Striking down</text:p>
          </table:table-cell>
          <table:table-cell table:style-name="ce43" office:value-type="string">
            <text:p>다운스케이팅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2<text:tab/>_TEXT</text:p>
          </table:table-cell>
          <table:table-cell table:style-name="ce15" office:value-type="string">
            <text:p>Striking down monsters after hitting monsters wildly</text:p>
          </table:table-cell>
          <table:table-cell table:style-name="ce42" office:value-type="string">
            <text:p>몬스터 를 난타 한후 몬스터 스케이팅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/text:p>
          </table:table-cell>
          <table:table-cell table:style-name="ce16" office:value-type="string">
            <text:p>High crash</text:p>
          </table:table-cell>
          <table:table-cell table:style-name="ce43" office:value-type="string">
            <text:p>하이크래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3<text:tab/>_TEXT</text:p>
          </table:table-cell>
          <table:table-cell table:style-name="ce15" office:value-type="string">
            <text:p>Blow the enemy from the air to the ground</text:p>
          </table:table-cell>
          <table:table-cell table:style-name="ce42" office:value-type="string">
            <text:p>공중으로 띄워 바닥에 내리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/text:p>
          </table:table-cell>
          <table:table-cell table:style-name="ce17" office:value-type="string">
            <text:p>Space slash </text:p>
          </table:table-cell>
          <table:table-cell table:style-name="ce43" office:value-type="string">
            <text:p>공간참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4<text:tab/>_TEXT</text:p>
          </table:table-cell>
          <table:table-cell table:style-name="ce13" office:value-type="string">
            <text:p>slash the space to attack all</text:p>
          </table:table-cell>
          <table:table-cell table:style-name="ce42" office:value-type="string">
            <text:p>공간을 베는 전체 공격을 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/text:p>
          </table:table-cell>
          <table:table-cell table:style-name="ce16" office:value-type="string">
            <text:p>dash attack</text:p>
          </table:table-cell>
          <table:table-cell table:style-name="ce43" office:value-type="string">
            <text:p>돌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5<text:tab/>_TEXT</text:p>
          </table:table-cell>
          <table:table-cell table:style-name="ce13" office:value-type="string">
            <text:p>knock down the enemy with wild dash</text:p>
          </table:table-cell>
          <table:table-cell table:style-name="ce42" office:value-type="string">
            <text:p>강한 돌격으로 적을 쓰러트린다. <text:s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/text:p>
          </table:table-cell>
          <table:table-cell table:style-name="ce16" office:value-type="string">
            <text:p>Dragon hunting</text:p>
          </table:table-cell>
          <table:table-cell table:style-name="ce43" office:value-type="string">
            <text:p>드래곤헌팅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6<text:tab/>_TEXT</text:p>
          </table:table-cell>
          <table:table-cell table:style-name="ce13" office:value-type="string">
            <text:p>Defeat the enemy with a wild spin</text:p>
          </table:table-cell>
          <table:table-cell table:style-name="ce42" office:value-type="string">
            <text:p>강한 회전으로 주변을 물리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7" office:value-type="string">
            <text:p>Skill_S_7</text:p>
          </table:table-cell>
          <table:table-cell table:style-name="ce16" office:value-type="string">
            <text:p>3 Com attack</text:p>
          </table:table-cell>
          <table:table-cell table:style-name="ce43" office:value-type="string">
            <text:p>3연난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S_7<text:tab/>_TEXT</text:p>
          </table:table-cell>
          <table:table-cell table:style-name="ce13" office:value-type="string">
            <text:p>Screw attack after 2 consecutive blow attacks</text:p>
          </table:table-cell>
          <table:table-cell table:style-name="ce42" office:value-type="string">
            <text:p>2연속 띄우고 스크류 드라이버 <text:s/>공격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4"/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/text:p>
          </table:table-cell>
          <table:table-cell table:style-name="ce18" office:value-type="string">
            <text:p>Backdown pistol</text:p>
          </table:table-cell>
          <table:table-cell table:style-name="ce44" office:value-type="string">
            <text:p>백다운피스톨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1<text:tab/>_TEXT</text:p>
          </table:table-cell>
          <table:table-cell table:style-name="ce15" office:value-type="string">
            <text:p>Quick fire with flying backward</text:p>
          </table:table-cell>
          <table:table-cell table:style-name="ce42" office:value-type="string">
            <text:p>뒤로 날면서 연사 공격을 한다. <text:s text:c="9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/text:p>
          </table:table-cell>
          <table:table-cell table:style-name="ce18" office:value-type="string">
            <text:p>Stun</text:p>
          </table:table-cell>
          <table:table-cell table:style-name="ce44" office:value-type="string">
            <text:p>스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2<text:tab/>_TEXT</text:p>
          </table:table-cell>
          <table:table-cell table:style-name="ce13" office:value-type="string">
            <text:p>Shoot wild to stun <text:s text:c="9"/></text:p>
          </table:table-cell>
          <table:table-cell table:style-name="ce42" office:value-type="string">
            <text:p>강한 총격으로 스턴을 건다.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/text:p>
          </table:table-cell>
          <table:table-cell table:style-name="ce18" office:value-type="string">
            <text:p>Spin shot</text:p>
          </table:table-cell>
          <table:table-cell table:style-name="ce44" office:value-type="string">
            <text:p>스핀샷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3<text:tab/>_TEXT</text:p>
          </table:table-cell>
          <table:table-cell table:style-name="ce13" office:value-type="string">
            <text:p>Blow a monster high</text:p>
          </table:table-cell>
          <table:table-cell table:style-name="ce42" office:value-type="string">
            <text:p>몬스터를 띄워서 난사 한다.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/text:p>
          </table:table-cell>
          <table:table-cell table:style-name="ce18" office:value-type="string">
            <text:p>Healing pack</text:p>
          </table:table-cell>
          <table:table-cell table:style-name="ce44" office:value-type="string">
            <text:p>힐링팩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4<text:tab/>_TEXT</text:p>
          </table:table-cell>
          <table:table-cell table:style-name="ce13" office:value-type="string">
            <text:p>Fill HP with the energy bomb</text:p>
          </table:table-cell>
          <table:table-cell table:style-name="ce42" office:value-type="string">
            <text:p>에너지 탄으로 HP 를 채운다 <text:s text:c="12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/text:p>
          </table:table-cell>
          <table:table-cell table:style-name="ce18" office:value-type="string">
            <text:p>Andromeda</text:p>
          </table:table-cell>
          <table:table-cell table:style-name="ce44" office:value-type="string">
            <text:p>안드로메다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5<text:tab/>_TEXT</text:p>
          </table:table-cell>
          <table:table-cell table:style-name="ce13" office:value-type="string">
            <text:p>Attack all by space weapon</text:p>
          </table:table-cell>
          <table:table-cell table:style-name="ce42" office:value-type="string">
            <text:p>우주병기를 이용하여 전체 공격한다. 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/text:p>
          </table:table-cell>
          <table:table-cell table:style-name="ce17" office:value-type="string">
            <text:p>Balkan Shot</text:p>
          </table:table-cell>
          <table:table-cell table:style-name="ce44" office:value-type="string">
            <text:p>발칸샷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6<text:tab/>_TEXT</text:p>
          </table:table-cell>
          <table:table-cell table:style-name="ce13" office:value-type="string">
            <text:p>Quick fire with powerful Vulcan cannon</text:p>
          </table:table-cell>
          <table:table-cell table:style-name="ce42" office:value-type="string">
            <text:p>강력한 발칸포로 연사 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/text:p>
          </table:table-cell>
          <table:table-cell table:style-name="ce18" office:value-type="string">
            <text:p>3com Gun cutter</text:p>
          </table:table-cell>
          <table:table-cell table:style-name="ce44" office:value-type="string">
            <text:p>3콤건컷터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G_7<text:tab/>_TEXT</text:p>
          </table:table-cell>
          <table:table-cell table:style-name="ce19" office:value-type="string">
            <text:p>Wild gun shot after 2 consecutive attacks</text:p>
          </table:table-cell>
          <table:table-cell table:style-name="ce45" office:value-type="string">
            <text:p>2연속 공격후 건으로 난무 <text:s text:c="15"/>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2">
          <table:table-cell table:style-name="ce8"/>
          <table:table-cell table:style-name="ce18"/>
          <table:table-cell table:style-name="ce44"/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/text:p>
          </table:table-cell>
          <table:table-cell table:style-name="ce18" office:value-type="string">
            <text:p>Double fire</text:p>
          </table:table-cell>
          <table:table-cell table:style-name="ce44" office:value-type="string">
            <text:p>쌍염탄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8" office:value-type="string">
            <text:p>Skill_O_1<text:tab/>_TEXT</text:p>
          </table:table-cell>
          <table:table-cell table:style-name="ce20" office:value-type="string">
            <text:p>Shot two fire balls.</text:p>
          </table:table-cell>
          <table:table-cell table:style-name="ce46" office:value-type="string">
            <text:p>두발의 화염구를 발사 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2</text:p>
          </table:table-cell>
          <table:table-cell table:style-name="ce18" office:value-type="string">
            <text:p>Totem</text:p>
          </table:table-cell>
          <table:table-cell table:style-name="ce44" office:value-type="string">
            <text:p>토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4">
          <table:table-cell table:style-name="ce6" office:value-type="string">
            <text:p>Skill_O_2<text:tab/>_TEXT</text:p>
          </table:table-cell>
          <table:table-cell table:style-name="ce20" office:value-type="string">
            <text:p>Set totem on the ground|Fire totem: Fire attack|Recovery totem: HP and MP recovery</text:p>
          </table:table-cell>
          <table:table-cell table:style-name="ce46" office:value-type="string">
            <text:p>지면에 토템을 설치한다.|화염토템:불속성의 공격|회복토템:HP와 MP를 회복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/text:p>
          </table:table-cell>
          <table:table-cell table:style-name="ce18" office:value-type="string">
            <text:p>SkyRock</text:p>
          </table:table-cell>
          <table:table-cell table:style-name="ce44" office:value-type="string">
            <text:p>스카이락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3<text:tab/>_TEXT</text:p>
          </table:table-cell>
          <table:table-cell table:style-name="ce21" office:value-type="string">
            <text:p>Summon rock to blow monster</text:p>
          </table:table-cell>
          <table:table-cell table:style-name="ce47" office:value-type="string">
            <text:p>바위를 소환해 몬스터를 띄운다 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/text:p>
          </table:table-cell>
          <table:table-cell table:style-name="ce22" office:value-type="string">
            <text:p>Ice dragon</text:p>
          </table:table-cell>
          <table:table-cell table:style-name="ce48" office:value-type="string">
            <text:p>빙룡소환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4<text:tab/>_TEXT</text:p>
          </table:table-cell>
          <table:table-cell table:style-name="ce23" office:value-type="string">
            <text:p>Summon ice dragon to attack</text:p>
          </table:table-cell>
          <table:table-cell table:style-name="ce49" office:value-type="string">
            <text:p>아이스 드래곤을 소환해 공격한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/text:p>
          </table:table-cell>
          <table:table-cell table:style-name="ce16" office:value-type="string">
            <text:p>Black Hole</text:p>
          </table:table-cell>
          <table:table-cell table:style-name="ce50" office:value-type="string">
            <text:p>블랙홀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5<text:tab/>_TEXT</text:p>
          </table:table-cell>
          <table:table-cell table:style-name="ce13" office:value-type="string">
            <text:p>Summon Black Hole to pull a monster</text:p>
          </table:table-cell>
          <table:table-cell table:style-name="ce42" office:value-type="string">
            <text:p>블랙홀을 소환해 몬스터를 빨아들인다.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/text:p>
          </table:table-cell>
          <table:table-cell table:style-name="ce24" office:value-type="string">
            <text:p>lighting dragon </text:p>
          </table:table-cell>
          <table:table-cell table:style-name="ce50" office:value-type="string">
            <text:p>뇌룡승천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6<text:tab/>_TEXT</text:p>
          </table:table-cell>
          <table:table-cell table:style-name="ce21" office:value-type="string">
            <text:p>Summon lighting dragon to attack</text:p>
          </table:table-cell>
          <table:table-cell table:style-name="ce47" office:value-type="string">
            <text:p>썬더드래곤을 소환해 공격한다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6" office:value-type="string">
            <text:p>Skill_O_7</text:p>
          </table:table-cell>
          <table:table-cell table:style-name="ce21" office:value-type="string">
            <text:p>Ice arrow</text:p>
          </table:table-cell>
          <table:table-cell table:style-name="ce47" office:value-type="string">
            <text:p>얼음화살</text:p>
          </table:table-cell>
          <table:table-cell/>
          <table:table-cell table:style-name="ce59"/>
          <table:table-cell table:style-name="ce54" table:number-columns-repeated="237"/>
          <table:table-cell table:style-name="ce60" table:number-columns-repeated="14"/>
        </table:table-row>
        <table:table-row table:style-name="ro3">
          <table:table-cell table:style-name="ce5" office:value-type="string">
            <text:p>Skill_O_7<text:tab/>_TEXT</text:p>
          </table:table-cell>
          <table:table-cell table:style-name="ce20" office:value-type="string">
            <text:p>Shoot the ice arrow to enemy</text:p>
          </table:table-cell>
          <table:table-cell table:style-name="ce46" office:value-type="string">
            <text:p>얼음화살을 적에게 발사 한다.</text:p>
          </table:table-cell>
          <table:table-cell/>
          <table:table-cell table:style-name="ce54" table:number-columns-repeated="238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1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</text:p>
          </table:table-cell>
          <table:table-cell table:style-name="ce26" office:value-type="string">
            <text:p>Sword Mastery </text:p>
          </table:table-cell>
          <table:table-cell table:style-name="ce52" office:value-type="string">
            <text:p>소드 마스터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1_TEXT</text:p>
          </table:table-cell>
          <table:table-cell table:style-name="ce27" office:value-type="string">
            <text:p>+N0% Warrior Att. </text:p>
          </table:table-cell>
          <table:table-cell table:style-name="ce53" office:value-type="string">
            <text:p>검사의 ATT 를 N0% 상승 시켜 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</text:p>
          </table:table-cell>
          <table:table-cell table:style-name="ce27" office:value-type="string">
            <text:p>HP Increase</text:p>
          </table:table-cell>
          <table:table-cell table:style-name="ce53" office:value-type="string">
            <text:p>생명 증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2_TEXT</text:p>
          </table:table-cell>
          <table:table-cell table:style-name="ce27" office:value-type="string">
            <text:p>+N0 HP </text:p>
          </table:table-cell>
          <table:table-cell table:style-name="ce53" office:value-type="string">
            <text:p>캐릭터의 생명력이 + N0 상승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</text:p>
          </table:table-cell>
          <table:table-cell table:style-name="ce28" office:value-type="string">
            <text:p>limits energy</text:p>
          </table:table-cell>
          <table:table-cell table:style-name="ce53" office:value-type="string">
            <text:p>극한의 저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3_TEXT</text:p>
          </table:table-cell>
          <table:table-cell table:style-name="ce27" office:value-type="string">
            <text:p>+N0% Att. (Only under 20% of HP)</text:p>
          </table:table-cell>
          <table:table-cell table:style-name="ce53" office:value-type="string">
            <text:p>HP 20%이하일 경우 공격력 N0% 상승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</text:p>
          </table:table-cell>
          <table:table-cell table:style-name="ce27" office:value-type="string">
            <text:p>Iron wall</text:p>
          </table:table-cell>
          <table:table-cell table:style-name="ce53" office:value-type="string">
            <text:p>철벽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4_TEXT</text:p>
          </table:table-cell>
          <table:table-cell table:style-name="ce27" office:value-type="string">
            <text:p>50% chance to reduce damage -50%</text:p>
          </table:table-cell>
          <table:table-cell table:style-name="ce53" office:value-type="string">
            <text:p>N0% 의 확률로 적의 데미지 가 반감(50%) 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</text:p>
          </table:table-cell>
          <table:table-cell table:style-name="ce28" office:value-type="string">
            <text:p>Poison training</text:p>
          </table:table-cell>
          <table:table-cell table:style-name="ce53" office:value-type="string">
            <text:p>맹독수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5_TEXT</text:p>
          </table:table-cell>
          <table:table-cell table:style-name="ce29" office:value-type="string">
            <text:p>N0% chance to poison the enemy with normal attack</text:p>
          </table:table-cell>
          <table:table-cell table:style-name="ce53" office:value-type="string">
            <text:p>기본타 공격시 N0% 의 확률로 적이 독에 걸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</text:p>
          </table:table-cell>
          <table:table-cell table:style-name="ce27" office:value-type="string">
            <text:p>Cats eyes</text:p>
          </table:table-cell>
          <table:table-cell table:style-name="ce53" office:value-type="string">
            <text:p>고양이 눈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6_TEXT</text:p>
          </table:table-cell>
          <table:table-cell table:style-name="ce27" office:value-type="string">
            <text:p>Able to see in darkness</text:p>
          </table:table-cell>
          <table:table-cell table:style-name="ce53" office:value-type="string">
            <text:p>어두운 곳에서 시력을 잃지 않는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</text:p>
          </table:table-cell>
          <table:table-cell table:style-name="ce17" office:value-type="string">
            <text:p>Space slash training</text:p>
          </table:table-cell>
          <table:table-cell table:style-name="ce53" office:value-type="string">
            <text:p>참격 수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S_7_TEXT</text:p>
          </table:table-cell>
          <table:table-cell table:style-name="ce27" office:value-type="string">
            <text:p>N0% Increased chance of critical space slash</text:p>
          </table:table-cell>
          <table:table-cell table:style-name="ce53" office:value-type="string">
            <text:p>공간 참격의 크리티컬 확률을 N0% 높힌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</text:p>
          </table:table-cell>
          <table:table-cell table:style-name="ce26" office:value-type="string">
            <text:p>Gun Mastery </text:p>
          </table:table-cell>
          <table:table-cell table:style-name="ce52" office:value-type="string">
            <text:p>건 마스터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1_TEXT</text:p>
          </table:table-cell>
          <table:table-cell table:style-name="ce27" office:value-type="string">
            <text:p>Gunner att. +N0% </text:p>
          </table:table-cell>
          <table:table-cell table:style-name="ce53" office:value-type="string">
            <text:p>거너 의 ATT 를 <text:s/>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</text:p>
          </table:table-cell>
          <table:table-cell table:style-name="ce27" office:value-type="string">
            <text:p>Cri. training</text:p>
          </table:table-cell>
          <table:table-cell table:style-name="ce53" office:value-type="string">
            <text:p>치명타 훈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2_TEXT</text:p>
          </table:table-cell>
          <table:table-cell table:style-name="ce27" office:value-type="string">
            <text:p>+N0% Critical attack</text:p>
          </table:table-cell>
          <table:table-cell table:style-name="ce53" office:value-type="string">
            <text:p>치명타 공격력을 N0% 증대 시킨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</text:p>
          </table:table-cell>
          <table:table-cell table:style-name="ce27" office:value-type="string">
            <text:p>Dodge training</text:p>
          </table:table-cell>
          <table:table-cell table:style-name="ce53" office:value-type="string">
            <text:p>고난도 회피 숙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3_TEXT</text:p>
          </table:table-cell>
          <table:table-cell table:style-name="ce29" office:value-type="string">
            <text:p>N0% chance of non critical damage</text:p>
          </table:table-cell>
          <table:table-cell table:style-name="ce53" office:value-type="string">
            <text:p>N0% 확률로 치명타 데미지 를 받지 않는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</text:p>
          </table:table-cell>
          <table:table-cell table:style-name="ce27" office:value-type="string">
            <text:p>energy gate</text:p>
          </table:table-cell>
          <table:table-cell table:style-name="ce53" office:value-type="string">
            <text:p>에너지 게이트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4_TEXT</text:p>
          </table:table-cell>
          <table:table-cell table:style-name="ce27" office:value-type="string">
            <text:p>+N0% to MP</text:p>
          </table:table-cell>
          <table:table-cell table:style-name="ce53" office:value-type="string">
            <text:p>MP 를 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</text:p>
          </table:table-cell>
          <table:table-cell table:style-name="ce28" office:value-type="string">
            <text:p>appraise skill</text:p>
          </table:table-cell>
          <table:table-cell table:style-name="ce53" office:value-type="string">
            <text:p>감정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5_TEXT</text:p>
          </table:table-cell>
          <table:table-cell table:style-name="ce27" office:value-type="string">
            <text:p>N0 LV Able to identify a hidden ability of item</text:p>
          </table:table-cell>
          <table:table-cell table:style-name="ce53" office:value-type="string">
            <text:p>N0 LV 아이템의 숨겨진 능력을 감정 할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</text:p>
          </table:table-cell>
          <table:table-cell table:style-name="ce28" office:value-type="string">
            <text:p>strengthen stun shot</text:p>
          </table:table-cell>
          <table:table-cell table:style-name="ce53" office:value-type="string">
            <text:p>스턴샷 강화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6_TEXT</text:p>
          </table:table-cell>
          <table:table-cell table:style-name="ce27" office:value-type="string">
            <text:p>Stun Duration +N0 sec.</text:p>
          </table:table-cell>
          <table:table-cell table:style-name="ce53" office:value-type="string">
            <text:p>스턴의 지속 시간을 N0 초 늘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</text:p>
          </table:table-cell>
          <table:table-cell table:style-name="ce27" office:value-type="string">
            <text:p>healing pack booster</text:p>
          </table:table-cell>
          <table:table-cell table:style-name="ce53" office:value-type="string">
            <text:p>힐링팩부스터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G_7_TEXT</text:p>
          </table:table-cell>
          <table:table-cell table:style-name="ce27" office:value-type="string">
            <text:p>+N0% Recovery, +N0% Mana cost</text:p>
          </table:table-cell>
          <table:table-cell table:style-name="ce53" office:value-type="string">
            <text:p>힐링 능력이 N0% 증가 하고 마나 소모량이 N0% 늘어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number-columns-repeated="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</text:p>
          </table:table-cell>
          <table:table-cell table:style-name="ce26" office:value-type="string">
            <text:p>Magic Mastery </text:p>
          </table:table-cell>
          <table:table-cell table:style-name="ce52" office:value-type="string">
            <text:p>매직마스터리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1_TEXT</text:p>
          </table:table-cell>
          <table:table-cell table:style-name="ce27" office:value-type="string">
            <text:p>+N0% Wizard ATT</text:p>
          </table:table-cell>
          <table:table-cell table:style-name="ce53" office:value-type="string">
            <text:p>법사의 ATT 를 N0% 상승 시켜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</text:p>
          </table:table-cell>
          <table:table-cell table:style-name="ce27" office:value-type="string">
            <text:p>Synastry training</text:p>
          </table:table-cell>
          <table:table-cell table:style-name="ce53" office:value-type="string">
            <text:p>상성강화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2_TEXT</text:p>
          </table:table-cell>
          <table:table-cell table:style-name="ce27" office:value-type="string">
            <text:p>+N0% synastry attack damage</text:p>
          </table:table-cell>
          <table:table-cell table:style-name="ce53" office:value-type="string">
            <text:p>상성 공격에 의한 피해가 N0% <text:s/>증가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</text:p>
          </table:table-cell>
          <table:table-cell table:style-name="ce28" office:value-type="string">
            <text:p>Recovery training</text:p>
          </table:table-cell>
          <table:table-cell table:style-name="ce53" office:value-type="string">
            <text:p>회복증대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3_TEXT</text:p>
          </table:table-cell>
          <table:table-cell table:style-name="ce27" office:value-type="string">
            <text:p>+N0% recovery speed to HP/MP</text:p>
          </table:table-cell>
          <table:table-cell table:style-name="ce53" office:value-type="string">
            <text:p>HP/MP 의 회복 속도가 N0% 증가 한다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4</text:p>
          </table:table-cell>
          <table:table-cell table:style-name="ce27" office:value-type="string">
            <text:p>Cool time training</text:p>
          </table:table-cell>
          <table:table-cell table:style-name="ce53" office:value-type="string">
            <text:p>기술수련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4_TEXT</text:p>
          </table:table-cell>
          <table:table-cell table:style-name="ce31" office:value-type="string">
            <text:p>-N0 sec cool time (Only the skill has over 10 sec. of cool time)</text:p>
          </table:table-cell>
          <table:table-cell table:style-name="ce53" office:value-type="string">
            <text:p>10초 이상 쿨타임 을 가지는 스킬 의 쿨 타임이 N0 초 감소 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</text:p>
          </table:table-cell>
          <table:table-cell table:style-name="ce28" office:value-type="string">
            <text:p>Brilliant growth</text:p>
          </table:table-cell>
          <table:table-cell table:style-name="ce53" office:value-type="string">
            <text:p>눈부신 성장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5_TEXT</text:p>
          </table:table-cell>
          <table:table-cell table:style-name="ce29" office:value-type="string">
            <text:p>N0% chance to have extra EXP(Only with level up)</text:p>
          </table:table-cell>
          <table:table-cell table:style-name="ce53" office:value-type="string">
            <text:p>레벨 업 시 N0% 확률로 추가 능력 치를 상승 시켜 준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</text:p>
          </table:table-cell>
          <table:table-cell table:style-name="ce28" office:value-type="string">
            <text:p>Learning old language</text:p>
          </table:table-cell>
          <table:table-cell table:style-name="ce53" office:value-type="string">
            <text:p>고대어 습득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6_TEXT</text:p>
          </table:table-cell>
          <table:table-cell table:style-name="ce27" office:value-type="string">
            <text:p>N0Lv Able to read a book in old language.</text:p>
          </table:table-cell>
          <table:table-cell table:style-name="ce53" office:value-type="string">
            <text:p>N0Lv 고대언어로 된 서적을 읽을 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O_7</text:p>
          </table:table-cell>
          <table:table-cell table:style-name="ce27" office:value-type="string">
            <text:p>Ice training</text:p>
          </table:table-cell>
          <table:table-cell table:style-name="ce53" office:value-type="string">
            <text:p>냉기 훈련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O_7_TEXT</text:p>
          </table:table-cell>
          <table:table-cell table:style-name="ce29" office:value-type="string">
            <text:p>+N0 sec to freeze effect on ice arrow and ice dragon summon.</text:p>
          </table:table-cell>
          <table:table-cell table:style-name="ce53" office:value-type="string">
            <text:p>얼음화살 아이스 빙룡 소환의 동결 지속시간을 N0 초 늘린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6"/>
          <table:table-cell table:style-name="ce52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1</text:p>
          </table:table-cell>
          <table:table-cell table:style-name="ce26" office:value-type="string">
            <text:p>Grasp</text:p>
          </table:table-cell>
          <table:table-cell table:style-name="ce52" office:value-type="string">
            <text:p>잡기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6">
          <table:table-cell table:style-name="ce6" office:value-type="string">
            <text:p>Passive_E_1_TEXT</text:p>
          </table:table-cell>
          <table:table-cell table:style-name="ce29" office:value-type="string">
            <text:p>All style|Press OK/5 button in close proximity to the enemy. |grasp the enemy nearby and throw it back. It can damage other monsters by <text:s/>hitting it.</text:p>
          </table:table-cell>
          <table:table-cell table:style-name="ce53" office:value-type="string">
            <text:p>스타일 공통|적의 최 근접 거리에서 <text:s/>확인 또는 5번 키 |유저의 근접거리에 있는 적을 잡아 뒤로 넘긴다. 던져진 몬스터 를 맞은 몬스터도 피해를 입는다. <text:s text:c="2"/>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2</text:p>
          </table:table-cell>
          <table:table-cell table:style-name="ce27" office:value-type="string">
            <text:p>Line move</text:p>
          </table:table-cell>
          <table:table-cell table:style-name="ce53" office:value-type="string">
            <text:p>라인이동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2_TEXT</text:p>
          </table:table-cell>
          <table:table-cell table:style-name="ce29" office:value-type="string">
            <text:p>All style|Press D-pad up/2 or down/8 twice |Jump up/down vertically. Useful to <text:s/>avoid the attack of enemy.</text:p>
          </table:table-cell>
          <table:table-cell table:style-name="ce53" office:value-type="string">
            <text:p>스타일 공통|방향키 <text:span text:style-name="T1">상상</text:span><text:span text:style-name="T1">, </text:span><text:span text:style-name="T1">하하</text:span> 또는 22 , 88 |상하로 점프해서 라인을 이동한다. 적의 공격을 피할 때 유용하게 사용할 수 있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3</text:p>
          </table:table-cell>
          <table:table-cell table:style-name="ce29" office:value-type="string">
            <text:p>dash attack</text:p>
          </table:table-cell>
          <table:table-cell table:style-name="ce53" office:value-type="string">
            <text:p>데시 어택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3_TEXT</text:p>
          </table:table-cell>
          <table:table-cell table:style-name="ce29" office:value-type="string">
            <text:p>All style|Press D-pad left/4 or right/6 twice and then press OK/5 |to attack after dash.</text:p>
          </table:table-cell>
          <table:table-cell table:style-name="ce53" office:value-type="string">
            <text:p>스타일 공통|방향키 앞앞 <text:s/>또는 44 / 66 중 확인 또는 5번키 |데시 후 <text:s/>공격을 한다. <text:s/>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4</text:p>
          </table:table-cell>
          <table:table-cell table:style-name="ce27" office:value-type="string">
            <text:p>Guard</text:p>
          </table:table-cell>
          <table:table-cell table:style-name="ce53" office:value-type="string">
            <text:p>가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4_TEXT</text:p>
          </table:table-cell>
          <table:table-cell table:style-name="ce29" office:value-type="string">
            <text:p>Warrior only| Hold OK/5 button|to defence 70% of damage per one attack, <text:s/>-30% mana cost</text:p>
          </table:table-cell>
          <table:table-cell table:style-name="ce53" office:value-type="string">
            <text:p>검사 전용| 확인 또는 5번 키 누르고 있는다. |검사 일때 <text:s/>1회 공격당 70% 의 데미지를 방어 한다. 회당 30% 의 마나 가 소모 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5</text:p>
          </table:table-cell>
          <table:table-cell table:style-name="ce28" office:value-type="string">
            <text:p>charging attack</text:p>
          </table:table-cell>
          <table:table-cell table:style-name="ce53" office:value-type="string">
            <text:p>챠지어택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5">
          <table:table-cell table:style-name="ce6" office:value-type="string">
            <text:p>Passive_E_5_TEXT</text:p>
          </table:table-cell>
          <table:table-cell table:style-name="ce29" office:value-type="string">
            <text:p>Gunner only| Hold OK/5 button and release it |to save the power and release it</text:p>
          </table:table-cell>
          <table:table-cell table:style-name="ce53" office:value-type="string">
            <text:p>건너 전용| 확인 또는 5번 키 누르고 있다 뗀다. |건너 일때 발동 기를 모은 후 발사 한다. 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_E_6</text:p>
          </table:table-cell>
          <table:table-cell table:style-name="ce27" office:value-type="string">
            <text:p>charging MANA</text:p>
          </table:table-cell>
          <table:table-cell table:style-name="ce53" office:value-type="string">
            <text:p>마나 충전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7">
          <table:table-cell table:style-name="ce6" office:value-type="string">
            <text:p>Passive_E_6_TEXT</text:p>
          </table:table-cell>
          <table:table-cell table:style-name="ce27" office:value-type="string">
            <text:p>Wizard only| Hold OK/5 button| to charge mana</text:p>
          </table:table-cell>
          <table:table-cell table:style-name="ce53" office:value-type="string">
            <text:p>법사 전용| 확인 또는 5번키 누르고 있는다.|법사일때 <text:s/>마나 충전을 한다.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6"/>
          <table:table-cell table:style-name="ce25"/>
          <table:table-cell table:style-name="ce51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/>
          <table:table-cell table:style-name="ce32" office:value-type="string">
            <text:p>POPUP_PAGE_STATES<text:tab/></text:p>
          </table:table-cell>
          <table:table-cell table:style-name="ce54" table:number-columns-repeated="240"/>
          <table:table-cell table:style-name="ce60" table:number-columns-repeated="14"/>
        </table:table-row>
        <table:table-row table:style-name="ro2">
          <table:table-cell table:style-name="ce7" office:value-type="string">
            <text:p>Reputation</text:p>
          </table:table-cell>
          <table:table-cell table:style-name="ce33" office:value-type="string">
            <text:p>Reputation</text:p>
          </table:table-cell>
          <table:table-cell table:style-name="ce55" office:value-type="string">
            <text:p>명성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Power</text:p>
          </table:table-cell>
          <table:table-cell table:style-name="ce33" office:value-type="string">
            <text:p>Power</text:p>
          </table:table-cell>
          <table:table-cell table:style-name="ce56" office:value-type="string">
            <text:p>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Agile</text:p>
          </table:table-cell>
          <table:table-cell table:style-name="ce33" office:value-type="string">
            <text:p>Agile</text:p>
          </table:table-cell>
          <table:table-cell table:style-name="ce56" office:value-type="string">
            <text:p>민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Stamina</text:p>
          </table:table-cell>
          <table:table-cell table:style-name="ce33" office:value-type="string">
            <text:p>Stamina</text:p>
          </table:table-cell>
          <table:table-cell table:style-name="ce57" office:value-type="string">
            <text:p>체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Intelligence</text:p>
          </table:table-cell>
          <table:table-cell table:style-name="ce33" office:value-type="string">
            <text:p>Intelligence</text:p>
          </table:table-cell>
          <table:table-cell table:style-name="ce57" office:value-type="string">
            <text:p>지능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Points</text:p>
          </table:table-cell>
          <table:table-cell table:style-name="ce34" office:value-type="string">
            <text:p>Points</text:p>
          </table:table-cell>
          <table:table-cell table:style-name="ce54" office:value-type="string">
            <text:p>포인트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1</text:p>
          </table:table-cell>
          <table:table-cell table:style-name="ce25" office:value-type="string">
            <text:p>SWORD</text:p>
          </table:table-cell>
          <table:table-cell table:style-name="ce57" office:value-type="string">
            <text:p>SWORD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2</text:p>
          </table:table-cell>
          <table:table-cell table:style-name="ce25" office:value-type="string">
            <text:p>GUN</text:p>
          </table:table-cell>
          <table:table-cell table:style-name="ce57" office:value-type="string">
            <text:p>GUN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TT3</text:p>
          </table:table-cell>
          <table:table-cell table:style-name="ce25" office:value-type="string">
            <text:p>MAGIC</text:p>
          </table:table-cell>
          <table:table-cell table:style-name="ce57" office:value-type="string">
            <text:p>MAGIC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DEF</text:p>
          </table:table-cell>
          <table:table-cell table:style-name="ce25" office:value-type="string">
            <text:p>DEF</text:p>
          </table:table-cell>
          <table:table-cell table:style-name="ce57" office:value-type="string">
            <text:p>DEF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CRI</text:p>
          </table:table-cell>
          <table:table-cell table:style-name="ce25" office:value-type="string">
            <text:p>CRI</text:p>
          </table:table-cell>
          <table:table-cell table:style-name="ce57" office:value-type="string">
            <text:p>CRI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8" office:value-type="string">
            <text:p>AGI</text:p>
          </table:table-cell>
          <table:table-cell table:style-name="ce25" office:value-type="string">
            <text:p>AGI</text:p>
          </table:table-cell>
          <table:table-cell table:style-name="ce57" office:value-type="string">
            <text:p>AGI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ATT</text:p>
          </table:table-cell>
          <table:table-cell table:style-name="ce25" office:value-type="string">
            <text:p>ATT</text:p>
          </table:table-cell>
          <table:table-cell table:style-name="ce57" office:value-type="string">
            <text:p>ATT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DEX</text:p>
          </table:table-cell>
          <table:table-cell table:style-name="ce32" office:value-type="string">
            <text:p>DEX</text:p>
          </table:table-cell>
          <table:table-cell table:style-name="ce54" office:value-type="string">
            <text:p>DEX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LK</text:p>
          </table:table-cell>
          <table:table-cell table:style-name="ce35" office:value-type="string">
            <text:p>BLK</text:p>
          </table:table-cell>
          <table:table-cell table:style-name="ce55" office:value-type="string">
            <text:p>BLK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P</text:p>
          </table:table-cell>
          <table:table-cell table:style-name="ce35" office:value-type="string">
            <text:p>HP</text:p>
          </table:table-cell>
          <table:table-cell table:style-name="ce55" office:value-type="string">
            <text:p>HP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P</text:p>
          </table:table-cell>
          <table:table-cell table:style-name="ce35" office:value-type="string">
            <text:p>MP</text:p>
          </table:table-cell>
          <table:table-cell table:style-name="ce55" office:value-type="string">
            <text:p>MP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ercent</text:p>
          </table:table-cell>
          <table:table-cell table:style-name="ce35" office:value-type="string">
            <text:p>%</text:p>
          </table:table-cell>
          <table:table-cell table:style-name="ce55" office:value-type="string">
            <text:p>%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Lv</text:p>
          </table:table-cell>
          <table:table-cell table:style-name="ce32" office:value-type="string">
            <text:p>Lv</text:p>
          </table:table-cell>
          <table:table-cell table:style-name="ce54" office:value-type="string">
            <text:p>Lv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no_socket</text:p>
          </table:table-cell>
          <table:table-cell table:style-name="ce32" office:value-type="string">
            <text:p>No sockets</text:p>
          </table:table-cell>
          <table:table-cell table:style-name="ce54" office:value-type="string">
            <text:p>소켓 없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STR</text:p>
          </table:table-cell>
          <table:table-cell table:style-name="ce35" office:value-type="string">
            <text:p>Warrior Att./Def. increase</text:p>
          </table:table-cell>
          <table:table-cell table:style-name="ce55" office:value-type="string">
            <text:p>검사 공격력/방어력 증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DEX</text:p>
          </table:table-cell>
          <table:table-cell table:style-name="ce35" office:value-type="string">
            <text:p>Gunner Att./Cri.I/Dodge</text:p>
          </table:table-cell>
          <table:table-cell table:style-name="ce55" office:value-type="string">
            <text:p>건너 공격력/크리/회피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CON</text:p>
          </table:table-cell>
          <table:table-cell table:style-name="ce35" office:value-type="string">
            <text:p>HP/Att./Recovery</text:p>
          </table:table-cell>
          <table:table-cell table:style-name="ce55" office:value-type="string">
            <text:p>생명력/방어력/회복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Text_INT</text:p>
          </table:table-cell>
          <table:table-cell table:style-name="ce35" office:value-type="string">
            <text:p>Wizard Att./Mana/Recovery</text:p>
          </table:table-cell>
          <table:table-cell table:style-name="ce55" office:value-type="string">
            <text:p>법사 공격력/마나/회복률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Women </text:p>
          </table:table-cell>
          <table:table-cell table:style-name="ce35" office:value-type="string">
            <text:p>Female</text:p>
          </table:table-cell>
          <table:table-cell table:style-name="ce55" office:value-type="string">
            <text:p>여자 전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uy </text:p>
          </table:table-cell>
          <table:table-cell table:style-name="ce35" office:value-type="string">
            <text:p>Male</text:p>
          </table:table-cell>
          <table:table-cell table:style-name="ce55" office:value-type="string">
            <text:p>남자 전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Human</text:p>
          </table:table-cell>
          <table:table-cell table:style-name="ce35" office:value-type="string">
            <text:p>All</text:p>
          </table:table-cell>
          <table:table-cell table:style-name="ce55" office:value-type="string">
            <text:p>공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2"/>
          <table:table-cell table:style-name="Default"/>
          <table:table-cell table:number-columns-repeated="254"/>
        </table:table-row>
        <table:table-row table:style-name="ro3">
          <table:table-cell table:style-name="ce5" office:value-type="string">
            <text:p>G_Normal </text:p>
          </table:table-cell>
          <table:table-cell table:style-name="ce35" office:value-type="string">
            <text:p>Normal</text:p>
          </table:table-cell>
          <table:table-cell table:style-name="ce55" office:value-type="string">
            <text:p>노멀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Magic </text:p>
          </table:table-cell>
          <table:table-cell table:style-name="ce36" office:value-type="string">
            <text:p>MAGIC</text:p>
          </table:table-cell>
          <table:table-cell table:style-name="ce58" office:value-type="string">
            <text:p>매직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Rare </text:p>
          </table:table-cell>
          <table:table-cell table:style-name="ce36" office:value-type="string">
            <text:p>Rare</text:p>
          </table:table-cell>
          <table:table-cell table:style-name="ce58" office:value-type="string">
            <text:p>레어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Unique </text:p>
          </table:table-cell>
          <table:table-cell table:style-name="ce36" office:value-type="string">
            <text:p>Unique</text:p>
          </table:table-cell>
          <table:table-cell table:style-name="ce58" office:value-type="string">
            <text:p>유니크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G_Special</text:p>
          </table:table-cell>
          <table:table-cell table:style-name="ce36" office:value-type="string">
            <text:p>Special</text:p>
          </table:table-cell>
          <table:table-cell table:style-name="ce58" office:value-type="string">
            <text:p>스페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2"/>
          <table:table-cell table:style-name="ce58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Use</text:p>
          </table:table-cell>
          <table:table-cell table:style-name="ce35" office:value-type="string">
            <text:p>Use</text:p>
          </table:table-cell>
          <table:table-cell table:style-name="ce55" office:value-type="string">
            <text:p>사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Qslot</text:p>
          </table:table-cell>
          <table:table-cell table:style-name="ce35" office:value-type="string">
            <text:p>Quick slot</text:p>
          </table:table-cell>
          <table:table-cell table:style-name="ce55" office:value-type="string">
            <text:p>퀵 슬롯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ban</text:p>
          </table:table-cell>
          <table:table-cell table:style-name="ce35" office:value-type="string">
            <text:p>Discard</text:p>
          </table:table-cell>
          <table:table-cell table:style-name="ce55" office:value-type="string">
            <text:p>버림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ove</text:p>
          </table:table-cell>
          <table:table-cell table:style-name="ce35" office:value-type="string">
            <text:p>Move</text:p>
          </table:table-cell>
          <table:table-cell table:style-name="ce55" office:value-type="string">
            <text:p>이동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Equip</text:p>
          </table:table-cell>
          <table:table-cell table:style-name="ce35" office:value-type="string">
            <text:p>Equip</text:p>
          </table:table-cell>
          <table:table-cell table:style-name="ce55" office:value-type="string">
            <text:p>장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8" office:value-type="string">
            <text:p>Sword</text:p>
          </table:table-cell>
          <table:table-cell table:style-name="ce34" office:value-type="string">
            <text:p>Sword</text:p>
          </table:table-cell>
          <table:table-cell table:style-name="ce54" office:value-type="string">
            <text:p>스워드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7" office:value-type="string">
            <text:p>Gun</text:p>
          </table:table-cell>
          <table:table-cell table:style-name="ce33" office:value-type="string">
            <text:p>Gun</text:p>
          </table:table-cell>
          <table:table-cell table:style-name="ce55" office:value-type="string">
            <text:p>건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 office:value-type="string">
            <text:p>Magic</text:p>
          </table:table-cell>
          <table:table-cell table:style-name="ce37" office:value-type="string">
            <text:p>Magic</text:p>
          </table:table-cell>
          <table:table-cell table:style-name="ce55" office:value-type="string">
            <text:p>매직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Public</text:p>
          </table:table-cell>
          <table:table-cell table:style-name="ce35" office:value-type="string">
            <text:p>All</text:p>
          </table:table-cell>
          <table:table-cell table:style-name="ce55" office:value-type="string">
            <text:p>공용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Active</text:p>
          </table:table-cell>
          <table:table-cell table:style-name="ce32" office:value-type="string">
            <text:p>Active</text:p>
          </table:table-cell>
          <table:table-cell table:style-name="ce54" office:value-type="string">
            <text:p>액티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Passive</text:p>
          </table:table-cell>
          <table:table-cell table:style-name="ce38" office:value-type="string">
            <text:p>Passive</text:p>
          </table:table-cell>
          <table:table-cell table:style-name="ce57" office:value-type="string">
            <text:p>패시브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UseMana</text:p>
          </table:table-cell>
          <table:table-cell table:style-name="ce25" office:value-type="string">
            <text:p>Mana cost</text:p>
          </table:table-cell>
          <table:table-cell table:style-name="ce57" office:value-type="string">
            <text:p>소모마나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6" office:value-type="string">
            <text:p>CoolTime</text:p>
          </table:table-cell>
          <table:table-cell table:style-name="ce25" office:value-type="string">
            <text:p>Cool time</text:p>
          </table:table-cell>
          <table:table-cell table:style-name="ce57" office:value-type="string">
            <text:p>쿨타임</text:p>
          </table:table-cell>
          <table:table-cell table:style-name="ce54" table:number-columns-repeated="239"/>
          <table:table-cell table:style-name="ce60" table:number-columns-repeated="14"/>
        </table:table-row>
        <table:table-row table:style-name="ro2">
          <table:table-cell table:style-name="ce5"/>
          <table:table-cell table:style-name="ce35"/>
          <table:table-cell table:style-name="ce55"/>
          <table:table-cell table:style-name="ce54" table:number-columns-repeated="239"/>
          <table:table-cell table:style-name="ce60" table:number-columns-repeated="14"/>
        </table:table-row>
        <table:table-row table:style-name="ro3">
          <table:table-cell table:style-name="ce5" office:value-type="string">
            <text:p>Main</text:p>
          </table:table-cell>
          <table:table-cell table:style-name="ce25" office:value-type="string">
            <text:p>Main</text:p>
          </table:table-cell>
          <table:table-cell table:style-name="ce57" office:value-type="string">
            <text:p>메 <text:s text:c="3"/>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</text:p>
          </table:table-cell>
          <table:table-cell table:style-name="ce25" office:value-type="string">
            <text:p>Sub</text:p>
          </table:table-cell>
          <table:table-cell table:style-name="ce57" office:value-type="string">
            <text:p>서 <text:s text:c="3"/>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lose</text:p>
          </table:table-cell>
          <table:table-cell table:style-name="ce25" office:value-type="string">
            <text:p>Close</text:p>
          </table:table-cell>
          <table:table-cell table:style-name="ce57" office:value-type="string">
            <text:p>닫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Discard</text:p>
          </table:table-cell>
          <table:table-cell table:style-name="ce39" office:value-type="string">
            <text:p>Discard</text:p>
          </table:table-cell>
          <table:table-cell table:style-name="ce57" office:value-type="string">
            <text:p>포기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55"/>
          <table:table-cell table:number-columns-repeated="253"/>
        </table:table-row>
        <table:table-row table:style-name="ro3">
          <table:table-cell table:style-name="ce5" office:value-type="string">
            <text:p>System_0</text:p>
          </table:table-cell>
          <table:table-cell table:style-name="ce32" office:value-type="string">
            <text:p>Save</text:p>
          </table:table-cell>
          <table:table-cell table:style-name="ce54" office:value-type="string">
            <text:p>저장하기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1</text:p>
          </table:table-cell>
          <table:table-cell table:style-name="ce25" office:value-type="string">
            <text:p>Options</text:p>
          </table:table-cell>
          <table:table-cell table:style-name="ce57" office:value-type="string">
            <text:p>환경설정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2</text:p>
          </table:table-cell>
          <table:table-cell table:style-name="ce35" office:value-type="string">
            <text:p>Help</text:p>
          </table:table-cell>
          <table:table-cell table:style-name="ce55" office:value-type="string">
            <text:p>도움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3</text:p>
          </table:table-cell>
          <table:table-cell table:style-name="ce35" office:value-type="string">
            <text:p>Online shop</text:p>
          </table:table-cell>
          <table:table-cell table:style-name="ce55" office:value-type="string">
            <text:p>온라인상점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ystem_4</text:p>
          </table:table-cell>
          <table:table-cell table:style-name="ce35" office:value-type="string">
            <text:p>main menu</text:p>
          </table:table-cell>
          <table:table-cell table:style-name="ce55" office:value-type="string">
            <text:p>메인메뉴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5"/>
          <table:table-cell table:style-name="ce55"/>
          <table:table-cell table:number-columns-repeated="253"/>
        </table:table-row>
        <table:table-row table:style-name="ro3">
          <table:table-cell table:style-name="ce5" office:value-type="string">
            <text:p>Volume</text:p>
          </table:table-cell>
          <table:table-cell table:style-name="ce32" office:value-type="string">
            <text:p>Volume</text:p>
          </table:table-cell>
          <table:table-cell table:style-name="ce54" office:value-type="string">
            <text:p>볼륨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uzak</text:p>
          </table:table-cell>
          <table:table-cell table:style-name="ce32" office:value-type="string">
            <text:p>Sound</text:p>
          </table:table-cell>
          <table:table-cell table:style-name="ce54" office:value-type="string">
            <text:p>배경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Effects</text:p>
          </table:table-cell>
          <table:table-cell table:style-name="ce32" office:value-type="string">
            <text:p>Sound effect</text:p>
          </table:table-cell>
          <table:table-cell table:style-name="ce54" office:value-type="string">
            <text:p>효과음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Vibration</text:p>
          </table:table-cell>
          <table:table-cell table:style-name="ce32" office:value-type="string">
            <text:p>Vibration</text:p>
          </table:table-cell>
          <table:table-cell table:style-name="ce54" office:value-type="string">
            <text:p>진동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peed</text:p>
          </table:table-cell>
          <table:table-cell table:style-name="ce32" office:value-type="string">
            <text:p>Speed</text:p>
          </table:table-cell>
          <table:table-cell table:style-name="ce54" office:value-type="string">
            <text:p>스피드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Use_LifeStone</text:p>
          </table:table-cell>
          <table:table-cell table:style-name="ce32" office:value-type="string">
            <text:p>Use life stone</text:p>
          </table:table-cell>
          <table:table-cell table:style-name="ce54" office:value-type="string">
            <text:p>생명석 사용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Buy_LifeStone</text:p>
          </table:table-cell>
          <table:table-cell table:style-name="ce32" office:value-type="string">
            <text:p>Buy life stone</text:p>
          </table:table-cell>
          <table:table-cell table:style-name="ce54" office:value-type="string">
            <text:p>생명석 구입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own_revival</text:p>
          </table:table-cell>
          <table:table-cell table:style-name="ce32" office:value-type="string">
            <text:p>Revive town</text:p>
          </table:table-cell>
          <table:table-cell table:style-name="ce54" office:value-type="string">
            <text:p>마을 부활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MainMenu</text:p>
          </table:table-cell>
          <table:table-cell table:style-name="ce35" office:value-type="string">
            <text:p>main menu</text:p>
          </table:table-cell>
          <table:table-cell table:style-name="ce55" office:value-type="string">
            <text:p>메인메뉴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0</text:p>
          </table:table-cell>
          <table:table-cell table:style-name="ce32" office:value-type="string">
            <text:p>Do you want sound?</text:p>
          </table:table-cell>
          <table:table-cell table:style-name="ce54" office:value-type="string">
            <text:p>소리를 켜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</text:p>
          </table:table-cell>
          <table:table-cell table:style-name="ce32" office:value-type="string">
            <text:p>Do you want to apply stats?</text:p>
          </table:table-cell>
          <table:table-cell table:style-name="ce54" office:value-type="string">
            <text:p>스탯을 적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2</text:p>
          </table:table-cell>
          <table:table-cell table:style-name="ce32" office:value-type="string">
            <text:p>Do you want to save?</text:p>
          </table:table-cell>
          <table:table-cell table:style-name="ce54" office:value-type="string">
            <text:p>세이브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3</text:p>
          </table:table-cell>
          <table:table-cell table:style-name="ce32" office:value-type="string">
            <text:p>Do you want to equip?</text:p>
          </table:table-cell>
          <table:table-cell table:style-name="ce54" office:value-type="string">
            <text:p>장착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4</text:p>
          </table:table-cell>
          <table:table-cell table:style-name="ce32" office:value-type="string">
            <text:p>Do you want to discard?</text:p>
          </table:table-cell>
          <table:table-cell table:style-name="ce54" office:value-type="string">
            <text:p>버리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5</text:p>
          </table:table-cell>
          <table:table-cell table:style-name="ce32" office:value-type="string">
            <text:p>No enough spaces in the bag.</text:p>
          </table:table-cell>
          <table:table-cell table:style-name="ce54" office:value-type="string">
            <text:p>가방의 공간이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6</text:p>
          </table:table-cell>
          <table:table-cell table:style-name="ce32" office:value-type="string">
            <text:p>Already quipped.</text:p>
          </table:table-cell>
          <table:table-cell table:style-name="ce54" office:value-type="string">
            <text:p>장착된 아이템 입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7</text:p>
          </table:table-cell>
          <table:table-cell table:style-name="ce32" office:value-type="string">
            <text:p>Already quipped.</text:p>
          </table:table-cell>
          <table:table-cell table:style-name="ce54" office:value-type="string">
            <text:p>구입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8</text:p>
          </table:table-cell>
          <table:table-cell table:style-name="ce32" office:value-type="string">
            <text:p>Already quipped.</text:p>
          </table:table-cell>
          <table:table-cell table:style-name="ce54" office:value-type="string">
            <text:p>판매 하시겠습니까?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9</text:p>
          </table:table-cell>
          <table:table-cell table:style-name="ce32" office:value-type="string">
            <text:p>No enough spaces in the bag.</text:p>
          </table:table-cell>
          <table:table-cell table:style-name="ce54" office:value-type="string">
            <text:p>골드가 부족합니다.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Q10</text:p>
          </table:table-cell>
          <table:table-cell table:style-name="ce32" office:value-type="string">
            <text:p>No enough spaces in the bag.</text:p>
          </table:table-cell>
          <table:table-cell table:style-name="ce54" office:value-type="string">
            <text:p>판매 할 수 없는 물품입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Main_Q</text:p>
          </table:table-cell>
          <table:table-cell table:style-name="ce32" office:value-type="string">
            <text:p>MQ</text:p>
          </table:table-cell>
          <table:table-cell table:style-name="ce54" office:value-type="string">
            <text:p>MQ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Sub_Q</text:p>
          </table:table-cell>
          <table:table-cell table:style-name="ce32" office:value-type="string">
            <text:p>SQ</text:p>
          </table:table-cell>
          <table:table-cell table:style-name="ce54" office:value-type="string">
            <text:p>SQ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Yes</text:p>
          </table:table-cell>
          <table:table-cell table:style-name="ce32" office:value-type="string">
            <text:p>Yes</text:p>
          </table:table-cell>
          <table:table-cell table:style-name="ce54" office:value-type="string">
            <text:p>예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No</text:p>
          </table:table-cell>
          <table:table-cell table:style-name="ce32" office:value-type="string">
            <text:p>No</text:p>
          </table:table-cell>
          <table:table-cell table:style-name="ce54" office:value-type="string">
            <text:p>아니오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Identify <text:s/></text:p>
          </table:table-cell>
          <table:table-cell table:style-name="ce32" office:value-type="string">
            <text:p>OK</text:p>
          </table:table-cell>
          <table:table-cell table:style-name="ce54" office:value-type="string">
            <text:p>확인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xt_saved</text:p>
          </table:table-cell>
          <table:table-cell table:style-name="ce32" office:value-type="string">
            <text:p>Saved</text:p>
          </table:table-cell>
          <table:table-cell table:style-name="ce54" office:value-type="string">
            <text:p>저장 되었습니다.</text:p>
          </table:table-cell>
          <table:table-cell table:number-columns-repeated="253"/>
        </table:table-row>
        <table:table-row table:style-name="ro2">
          <table:table-cell table:style-name="ce5"/>
          <table:table-cell table:style-name="ce32"/>
          <table:table-cell table:style-name="ce54"/>
          <table:table-cell table:number-columns-repeated="253"/>
        </table:table-row>
        <table:table-row table:style-name="ro3">
          <table:table-cell table:style-name="ce5" office:value-type="string">
            <text:p>Mining</text:p>
          </table:table-cell>
          <table:table-cell table:style-name="ce32" office:value-type="string">
            <text:p>Mining</text:p>
          </table:table-cell>
          <table:table-cell table:style-name="ce54" office:value-type="string">
            <text:p>채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Picking</text:p>
          </table:table-cell>
          <table:table-cell table:style-name="ce32" office:value-type="string">
            <text:p>Picking</text:p>
          </table:table-cell>
          <table:table-cell table:style-name="ce54" office:value-type="string">
            <text:p>채집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Cooking</text:p>
          </table:table-cell>
          <table:table-cell table:style-name="ce32" office:value-type="string">
            <text:p>Cooking</text:p>
          </table:table-cell>
          <table:table-cell table:style-name="ce54" office:value-type="string">
            <text:p>요리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Jewelry</text:p>
          </table:table-cell>
          <table:table-cell table:style-name="ce32" office:value-type="string">
            <text:p>Jewelery</text:p>
          </table:table-cell>
          <table:table-cell table:style-name="ce54" office:value-type="string">
            <text:p>보석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itleTemp</text:p>
          </table:table-cell>
          <table:table-cell table:style-name="ce32" office:value-type="string">
            <text:p>Golem Slayer</text:p>
          </table:table-cell>
          <table:table-cell table:style-name="ce54" office:value-type="string">
            <text:p>골렘슬레이어</text:p>
          </table:table-cell>
          <table:table-cell table:number-columns-repeated="253"/>
        </table:table-row>
        <table:table-row table:style-name="ro3">
          <table:table-cell table:style-name="ce5" office:value-type="string">
            <text:p>TestText</text:p>
          </table:table-cell>
          <table:table-cell table:style-name="ce32" office:value-type="string">
            <text:p>aaa</text:p>
          </table:table-cell>
          <table:table-cell table:style-name="ce54" office:value-type="string">
            <text:p>쿠냐 왕국!|그 곳^2에는 사람과 대화가 가능한 특별한 동물 쿠냐^0들이 살고 있는 작은 섬입니다.많은 사람들이 쿠냐를 보기 위해 이 섬을 찾았고, 그로 인해 쿠냐 왕국의 명성은 높아지고 있었습니다. </text:p>
          </table:table-cell>
          <table:table-cell table:number-columns-repeated="253"/>
        </table:table-row>
        <table:table-row table:style-name="ro2">
          <table:table-cell table:style-name="ce5"/>
          <table:table-cell table:number-columns-repeated="255"/>
        </table:table-row>
        <table:table-row table:style-name="ro8">
          <table:table-cell table:style-name="ce5" office:value-type="string">
            <text:p>MAINMENU_NAMEM</text:p>
          </table:table-cell>
          <table:table-cell table:style-name="ce40" office:value-type="string">
            <text:p>Ingram|He is a typical hero, looks a bit of a playboy because of his handsome appearance but actually quite introspective.</text:p>
          </table:table-cell>
          <table:table-cell office:value-type="string">
            <text:p>잉그램|깔쌈한 외모와 바람끼가 흐르는 생김새와 달리 성격은 내성적인 전형적 남자주인공</text:p>
          </table:table-cell>
          <table:table-cell table:number-columns-repeated="253"/>
        </table:table-row>
        <table:table-row table:style-name="ro8">
          <table:table-cell office:value-type="string">
            <text:p>MAINMENU_NAMEW</text:p>
          </table:table-cell>
          <table:table-cell table:style-name="ce40" office:value-type="string">
            <text:p>Luthien|She is the heroine who keep in her body in S line(breasts and buttocks, viewed from the side) in despite of her ferocious appetite.</text:p>
          </table:table-cell>
          <table:table-cell office:value-type="string">
            <text:p>루시엔|S라인 몸매와 사람이 아닌 3싸이즈가 게걸스럽게 먹어대도 유지되는 여자주인공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1</text:p>
          </table:table-cell>
          <table:table-cell table:style-name="ce40" office:value-type="string">
            <text:p>Warrior|Close range attacks with two-handed weapons,|Speedy attack type</text:p>
          </table:table-cell>
          <table:table-cell office:value-type="string">
            <text:p>워리어|양손 무기를 사용하는 근거리 공격타입|공격이 빠른 스피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2</text:p>
          </table:table-cell>
          <table:table-cell table:style-name="ce40" office:value-type="string">
            <text:p>Gunner|Long range attack using guns,|Slow &amp; defence type</text:p>
          </table:table-cell>
          <table:table-cell office:value-type="string">
            <text:p>건너|총기류를 사용하는 장거리 공격 타입|공격이 느린 견제형</text:p>
          </table:table-cell>
          <table:table-cell table:number-columns-repeated="253"/>
        </table:table-row>
        <table:table-row table:style-name="ro8">
          <table:table-cell table:style-name="ce9" office:value-type="string">
            <text:p>MAINMENU_TYPE3</text:p>
          </table:table-cell>
          <table:table-cell table:style-name="ce40" office:value-type="string">
            <text:p>Wizard|Area of effect attack using magic,|Power attack type</text:p>
          </table:table-cell>
          <table:table-cell office:value-type="string">
            <text:p>위져드|마법을 사용하는 광역 공격타입|공격이 강력한 파워형</text:p>
          </table:table-cell>
          <table:table-cell table:number-columns-repeated="253"/>
        </table:table-row>
        <table:table-row table:style-name="ro2" table:number-rows-repeated="6">
          <table:table-cell table:number-columns-repeated="256"/>
        </table:table-row>
        <table:table-row table:style-name="ro3">
          <table:table-cell office:value-type="string">
            <text:p>MAINMENU6</text:p>
          </table:table-cell>
          <table:table-cell office:value-type="string">
            <text:p>Save slot</text:p>
          </table:table-cell>
          <table:table-cell office:value-type="string">
            <text:p>세이브 슬롯</text:p>
          </table:table-cell>
          <table:table-cell table:number-columns-repeated="253"/>
        </table:table-row>
        <table:table-row table:style-name="ro2" table:number-rows-repeated="653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M" table:style-name="ta1" table:print="false">
        <table:table-column table:style-name="co8" table:default-cell-style-name="ce62"/>
        <table:table-column table:style-name="co9" table:default-cell-style-name="ce69"/>
        <table:table-column table:style-name="co9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65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65"/>
          <table:table-cell table:style-name="ce70"/>
          <table:table-cell table:style-name="ce1" table:number-columns-repeated="253"/>
        </table:table-row>
        <table:table-row table:style-name="ro9">
          <table:table-cell table:style-name="ce63" office:value-type="string">
            <text:p>Quest_000_Title</text:p>
          </table:table-cell>
          <table:table-cell table:style-name="ce66" office:value-type="string">
            <text:p>Discover the cave entrance!</text:p>
          </table:table-cell>
          <table:table-cell table:style-name="ce71" office:value-type="string">
            <text:p>동굴 입구를 찾아라!!</text:p>
          </table:table-cell>
          <table:table-cell table:style-name="ce75" table:number-columns-repeated="253"/>
        </table:table-row>
        <table:table-row table:style-name="ro10">
          <table:table-cell table:style-name="ce64" office:value-type="string">
            <text:p>Quest_000_Caption</text:p>
          </table:table-cell>
          <table:table-cell table:style-name="ce67" office:value-type="string">
            <text:p>You have to find the cave entrance to escape. Go east.</text:p>
          </table:table-cell>
          <table:table-cell table:style-name="ce72" office:value-type="string">
            <text:p>탈출을 위해 동굴 입구를 찾아야 한다. 동쪽으로 이동하면 찾을수 있다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01_Title</text:p>
          </table:table-cell>
          <table:table-cell table:style-name="ce66" office:value-type="string">
            <text:p>Open the cave entrance!</text:p>
          </table:table-cell>
          <table:table-cell table:style-name="ce71" office:value-type="string">
            <text:p>동굴 입구를 열어라!</text:p>
          </table:table-cell>
          <table:table-cell table:style-name="ce76"/>
          <table:table-cell table:style-name="ce75" table:number-columns-repeated="252"/>
        </table:table-row>
        <table:table-row table:style-name="ro6">
          <table:table-cell table:style-name="ce64" office:value-type="string">
            <text:p>Quest_001_Caption</text:p>
          </table:table-cell>
          <table:table-cell table:style-name="ce30" office:value-type="string">
            <text:p>The cave entrance is blocked by rocks. Open to find ^3Five explosives^0 in the entrance of the old tub.</text:p>
            <text:p/>
          </table:table-cell>
          <table:table-cell office:value-type="string">
            <text:p>바위로 동굴 입구가 막혀있다. 낡은 통속에서 폭약을 찾아서 입구를 열어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2_Title</text:p>
          </table:table-cell>
          <table:table-cell table:style-name="ce66" office:value-type="string">
            <text:p>Find Kyle</text:p>
          </table:table-cell>
          <table:table-cell table:style-name="ce71" office:value-type="string">
            <text:p>카일을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2_Caption</text:p>
          </table:table-cell>
          <table:table-cell table:style-name="ce30" office:value-type="string">
            <text:p>Talk with Master hunter Kyle near the port.</text:p>
          </table:table-cell>
          <table:table-cell office:value-type="string">
            <text:p>마스터 헌터 카일을 찾아서 대화 하라 항구 근처 로 가면 만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3_Title</text:p>
          </table:table-cell>
          <table:table-cell table:style-name="ce66" office:value-type="string">
            <text:p>Find ten rusty medals</text:p>
          </table:table-cell>
          <table:table-cell table:style-name="ce71" office:value-type="string">
            <text:p>낡은 메달 10개 구하기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3_Caption</text:p>
          </table:table-cell>
          <table:table-cell table:style-name="ce30" office:value-type="string">
            <text:p>Hunt Kobolts to get rusty ^3ten medals^0 in the FOREST1 and return to Kyle. Kobolts is holding an axe.</text:p>
          </table:table-cell>
          <table:table-cell office:value-type="string">
            <text:p>초원의 코볼드를 사냥하여 낡은 메달 10개를 구해 카일에게 돌아가자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4_Title</text:p>
          </table:table-cell>
          <table:table-cell table:style-name="ce66" office:value-type="string">
            <text:p>A call from Kyle</text:p>
          </table:table-cell>
          <table:table-cell table:style-name="ce71" office:value-type="string">
            <text:p>카일의 호출</text:p>
          </table:table-cell>
          <table:table-cell table:style-name="ce76"/>
          <table:table-cell table:style-name="ce75" table:number-columns-repeated="252"/>
        </table:table-row>
        <table:table-row table:style-name="ro9">
          <table:table-cell table:style-name="ce64" office:value-type="string">
            <text:p>Quest_004_Caption</text:p>
          </table:table-cell>
          <table:table-cell table:style-name="ce30" office:value-type="string">
            <text:p>Kyle calls you. Go to see him.</text:p>
          </table:table-cell>
          <table:table-cell office:value-type="string">
            <text:p>카일의 호출이다. 카일에게 찾아가자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5_Title</text:p>
          </table:table-cell>
          <table:table-cell table:style-name="ce66" office:value-type="string">
            <text:p>Deliver the introduction letter to Cayen</text:p>
          </table:table-cell>
          <table:table-cell table:style-name="ce71" office:value-type="string">
            <text:p>카이엔에게 소개장을 전달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05_Caption</text:p>
          </table:table-cell>
          <table:table-cell table:style-name="ce30" office:value-type="string">
            <text:p>Deliver the introduction letter to Cayen. Go to middle town through middle town road to meet him.</text:p>
          </table:table-cell>
          <table:table-cell office:value-type="string">
            <text:p>카이엔에게 소개장을 전달하라 미들 타운 로드를 통해 미들타운에 도착하여 카이엔을 찾아라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6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6_Caption</text:p>
          </table:table-cell>
          <table:table-cell table:style-name="ce30" office:value-type="string">
            <text:p>Talk with the people in the town to gather information about the earthian civilization. First Meet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7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number-columns-repeated="252"/>
        </table:table-row>
        <table:table-row table:style-name="ro11">
          <table:table-cell table:style-name="ce64" office:value-type="string">
            <text:p>Quest_007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8_Title</text:p>
          </table:table-cell>
          <table:table-cell table:style-name="ce68" office:value-type="string">
            <text:p>Gather information about the earthian civilization</text:p>
          </table:table-cell>
          <table:table-cell table:style-name="ce74" office:value-type="string">
            <text:p>엘시안 문명의 정보를 수집</text:p>
          </table:table-cell>
          <table:table-cell table:style-name="ce76"/>
          <table:table-cell table:style-name="ce75" table:number-columns-repeated="252"/>
        </table:table-row>
        <table:table-row table:style-name="ro11">
          <table:table-cell table:style-name="ce64" office:value-type="string">
            <text:p>Quest_008_Caption</text:p>
          </table:table-cell>
          <table:table-cell table:style-name="ce30" office:value-type="string">
            <text:p>Talk with the people in the town to gather information about the earthian civilization. First talk east Guard <text:s/>second Upper west side Kid</text:p>
            <text:p/>
          </table:table-cell>
          <table:table-cell office:value-type="string">
            <text:p>마을 사람 에게 말을 걸어 엘시안 문명에 관한 정보를 수집하라 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09_Title</text:p>
          </table:table-cell>
          <table:table-cell table:style-name="ce68" office:value-type="string">
            <text:p>Find <text:s/>the amethyst</text:p>
          </table:table-cell>
          <table:table-cell table:style-name="ce74" office:value-type="string">
            <text:p>자수정을 구하라</text:p>
          </table:table-cell>
          <table:table-cell table:style-name="ce76"/>
          <table:table-cell table:number-columns-repeated="252"/>
        </table:table-row>
        <table:table-row table:style-name="ro6">
          <table:table-cell table:style-name="ce64" office:value-type="string">
            <text:p>Quest_009_Caption</text:p>
          </table:table-cell>
          <table:table-cell table:style-name="ce30" office:value-type="string">
            <text:p>K requested for the amethyst. Defeat a monster in the field to get it and return to K. The ^3Five amethyst^0 can be collected from a monster in any field of the middle town.</text:p>
          </table:table-cell>
          <table:table-cell office:value-type="string">
            <text:p>K가 자수정을 요구했다. 필드의 몬스터를 잡아 자수정을 구한 후 K 에게 돌아가라 <text:s/>자수정은 미들타운 모든 필드의 몬스터에게 구할수 있다.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0_Title</text:p>
          </table:table-cell>
          <table:table-cell table:style-name="ce68" office:value-type="string">
            <text:p>Report to Cayen</text:p>
          </table:table-cell>
          <table:table-cell table:style-name="ce74" office:value-type="string">
            <text:p>카이엔에게 보고</text:p>
          </table:table-cell>
          <table:table-cell table:style-name="ce76"/>
          <table:table-cell table:number-columns-repeated="252"/>
        </table:table-row>
        <table:table-row table:style-name="ro5">
          <table:table-cell table:style-name="ce64" office:value-type="string">
            <text:p>Quest_010_Caption</text:p>
          </table:table-cell>
          <table:table-cell table:style-name="ce30" office:value-type="string">
            <text:p>Gathered information about the earthian civilization. Go back to Cayen for reporting.</text:p>
          </table:table-cell>
          <table:table-cell office:value-type="string">
            <text:p>엘시안 문명의 정보를 알아냈다. 카이엔 에게 돌아가서 보고 하라</text:p>
          </table:table-cell>
          <table:table-cell table:style-name="ce76"/>
          <table:table-cell table:number-columns-repeated="252"/>
        </table:table-row>
        <table:table-row table:style-name="ro9">
          <table:table-cell table:style-name="ce63" office:value-type="string">
            <text:p>Quest_011_Title</text:p>
          </table:table-cell>
          <table:table-cell table:style-name="ce68" office:value-type="string">
            <text:p>Find the archaeologist</text:p>
          </table:table-cell>
          <table:table-cell table:style-name="ce74" office:value-type="string">
            <text:p>고고학자를 찾아라</text:p>
          </table:table-cell>
          <table:table-cell table:style-name="ce76"/>
          <table:table-cell table:style-name="ce75" table:number-columns-repeated="252"/>
        </table:table-row>
        <table:table-row table:style-name="ro5">
          <table:table-cell table:style-name="ce64" office:value-type="string">
            <text:p>Quest_011_Caption</text:p>
          </table:table-cell>
          <table:table-cell table:style-name="ce30" office:value-type="string">
            <text:p>Find the archaeologist in the town to decode the letter on parchment.</text:p>
          </table:table-cell>
          <table:table-cell office:value-type="string">
            <text:p>양피지를 해석하기 위해 소개 받은 고고학자를 마을 내에서 찾아라.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2_Title</text:p>
          </table:table-cell>
          <table:table-cell table:style-name="ce68" office:value-type="string">
            <text:p>Search for the missing note book</text:p>
          </table:table-cell>
          <table:table-cell table:style-name="ce74" office:value-type="string">
            <text:p>잃어버린 일지 찾기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2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3_Title</text:p>
          </table:table-cell>
          <table:table-cell table:style-name="ce68" office:value-type="string">
            <text:p>Discover a clue of the temple</text:p>
          </table:table-cell>
          <table:table-cell table:style-name="ce74" office:value-type="string">
            <text:p>신전의 실마리를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3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4_Title</text:p>
          </table:table-cell>
          <table:table-cell table:style-name="ce68" office:value-type="string">
            <text:p>Return to Cayen</text:p>
          </table:table-cell>
          <table:table-cell table:style-name="ce74" office:value-type="string">
            <text:p>카이엔에게 돌아가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4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5_Title</text:p>
          </table:table-cell>
          <table:table-cell table:style-name="ce68" office:value-type="string">
            <text:p>Discover the temple</text:p>
          </table:table-cell>
          <table:table-cell table:style-name="ce74" office:value-type="string">
            <text:p>신전을 찾아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5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9">
          <table:table-cell table:style-name="ce63" office:value-type="string">
            <text:p>Quest_016_Title</text:p>
          </table:table-cell>
          <table:table-cell table:style-name="ce68" office:value-type="string">
            <text:p>Hold in one minute</text:p>
          </table:table-cell>
          <table:table-cell table:style-name="ce74" office:value-type="string">
            <text:p>1분간 버텨라</text:p>
          </table:table-cell>
          <table:table-cell table:style-name="ce75" table:number-columns-repeated="253"/>
        </table:table-row>
        <table:table-row table:style-name="ro5">
          <table:table-cell table:style-name="ce64" office:value-type="string">
            <text:p>Quest_016_Caption</text:p>
          </table:table-cell>
          <table:table-cell table:style-name="ce30" office:value-type="string">
            <text:p>Find the missing diary of archaeologist Urdu at the crystal cave in the small town</text:p>
          </table:table-cell>
          <table:table-cell office:value-type="string">
            <text:p>고고학자 우르드의 잃어버린 일지를 찾아라 스몰타운 수정동굴로 이동하여 탐색하라</text:p>
          </table:table-cell>
          <table:table-cell table:number-columns-repeated="253"/>
        </table:table-row>
        <table:table-row table:style-name="ro2" table:number-rows-repeated="7">
          <table:table-cell table:number-columns-repeated="256"/>
        </table:table-row>
        <table:table-row table:style-name="ro2" table:number-rows-repeated="13">
          <table:table-cell table:number-columns-repeated="2"/>
          <table:table-cell table:style-name="Default"/>
          <table:table-cell table:number-columns-repeated="253"/>
        </table:table-row>
        <table:table-row table:style-name="ro2" table:number-rows-repeated="6547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QUEST_S" table:style-name="ta1" table:print="false">
        <table:table-column table:style-name="co8" table:default-cell-style-name="ce62"/>
        <table:table-column table:style-name="co9" table:number-columns-repeated="2" table:default-cell-style-name="ce73"/>
        <table:table-column table:style-name="co9" table:number-columns-repeated="253" table:default-cell-style-name="Default"/>
        <table:table-row table:style-name="ro3">
          <table:table-cell office:value-type="string">
            <text:p>::Id::</text:p>
          </table:table-cell>
          <table:table-cell table:style-name="ce70" office:value-type="string">
            <text:p>::en::</text:p>
          </table:table-cell>
          <table:table-cell table:style-name="ce70" office:value-type="string">
            <text:p>::KR::</text:p>
          </table:table-cell>
          <table:table-cell table:style-name="ce1" table:number-columns-repeated="253"/>
        </table:table-row>
        <table:table-row table:style-name="ro2">
          <table:table-cell/>
          <table:table-cell table:style-name="ce70" table:number-columns-repeated="2"/>
          <table:table-cell table:style-name="ce1"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style-name="ce72" table:number-columns-repeated="2"/>
          <table:table-cell table:number-columns-repeated="253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1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9">
          <table:table-cell table:style-name="ce63"/>
          <table:table-cell table:style-name="ce74" table:number-columns-repeated="2"/>
          <table:table-cell table:style-name="ce75" table:number-columns-repeated="253"/>
        </table:table-row>
        <table:table-row table:style-name="ro9">
          <table:table-cell table:style-name="ce64"/>
          <table:table-cell table:number-columns-repeated="255"/>
        </table:table-row>
        <table:table-row table:style-name="ro2" table:number-rows-repeated="6550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TEM" table:style-name="ta1" table:print="false">
        <table:table-column table:style-name="co10" table:default-cell-style-name="ce79"/>
        <table:table-column table:style-name="co11" table:default-cell-style-name="ce90"/>
        <table:table-column table:style-name="co12" table:default-cell-style-name="ce90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77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77"/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Bag</text:p>
          </table:table-cell>
          <table:table-cell table:style-name="ce92"/>
          <table:table-cell table:number-columns-repeated="253"/>
        </table:table-row>
        <table:table-row table:style-name="ro3">
          <table:table-cell table:style-name="ce78" office:value-type="string">
            <text:p>Bag_0</text:p>
          </table:table-cell>
          <table:table-cell table:style-name="ce85" office:value-type="string">
            <text:p>가방1</text:p>
          </table:table-cell>
          <table:table-cell table:style-name="ce85" office:value-type="string">
            <text:p>가방1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1</text:p>
          </table:table-cell>
          <table:table-cell table:style-name="ce85" office:value-type="string">
            <text:p>가방2</text:p>
          </table:table-cell>
          <table:table-cell table:style-name="ce85" office:value-type="string">
            <text:p>가방2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2</text:p>
          </table:table-cell>
          <table:table-cell table:style-name="ce85" office:value-type="string">
            <text:p>가방3</text:p>
          </table:table-cell>
          <table:table-cell table:style-name="ce85" office:value-type="string">
            <text:p>가방3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Bag_3</text:p>
          </table:table-cell>
          <table:table-cell table:style-name="ce85" office:value-type="string">
            <text:p>가방4</text:p>
          </table:table-cell>
          <table:table-cell table:style-name="ce85" office:value-type="string">
            <text:p>가방4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potion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Potion_0</text:p>
          </table:table-cell>
          <table:table-cell table:style-name="ce85" office:value-type="string">
            <text:p>힐링포션소</text:p>
          </table:table-cell>
          <table:table-cell table:style-name="ce85" office:value-type="string">
            <text:p>힐링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1</text:p>
          </table:table-cell>
          <table:table-cell table:style-name="ce85" office:value-type="string">
            <text:p>힐링포션중</text:p>
          </table:table-cell>
          <table:table-cell table:style-name="ce85" office:value-type="string">
            <text:p>힐링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2</text:p>
          </table:table-cell>
          <table:table-cell table:style-name="ce85" office:value-type="string">
            <text:p>힐링포션대</text:p>
          </table:table-cell>
          <table:table-cell table:style-name="ce85" office:value-type="string">
            <text:p>힐링포션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3</text:p>
          </table:table-cell>
          <table:table-cell table:style-name="ce85" office:value-type="string">
            <text:p>마나포션소</text:p>
          </table:table-cell>
          <table:table-cell table:style-name="ce85" office:value-type="string">
            <text:p>마나포션소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4</text:p>
          </table:table-cell>
          <table:table-cell table:style-name="ce85" office:value-type="string">
            <text:p>마나포션중</text:p>
          </table:table-cell>
          <table:table-cell table:style-name="ce85" office:value-type="string">
            <text:p>마나포션중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Potion_5</text:p>
          </table:table-cell>
          <table:table-cell table:style-name="ce85" office:value-type="string">
            <text:p>마나포션대</text:p>
          </table:table-cell>
          <table:table-cell table:style-name="ce85" office:value-type="string">
            <text:p>마나포션대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Money</text:p>
          </table:table-cell>
          <table:table-cell table:style-name="ce85"/>
          <table:table-cell table:number-columns-repeated="253"/>
        </table:table-row>
        <table:table-row table:style-name="ro3">
          <table:table-cell table:style-name="ce78" office:value-type="string">
            <text:p>Gold</text:p>
          </table:table-cell>
          <table:table-cell table:style-name="ce85" office:value-type="string">
            <text:p>골드</text:p>
          </table:table-cell>
          <table:table-cell table:style-name="ce85" office:value-type="string">
            <text:p>골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Sword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Sword_0</text:p>
          </table:table-cell>
          <table:table-cell table:style-name="ce86" office:value-type="string">
            <text:p>낡은검</text:p>
          </table:table-cell>
          <table:table-cell table:style-name="ce86" office:value-type="string">
            <text:p>낡은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</text:p>
          </table:table-cell>
          <table:table-cell table:style-name="ce85" office:value-type="string">
            <text:p>세형검</text:p>
          </table:table-cell>
          <table:table-cell table:style-name="ce85" office:value-type="string">
            <text:p>세형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</text:p>
          </table:table-cell>
          <table:table-cell table:style-name="ce85" office:value-type="string">
            <text:p>롱소드</text:p>
          </table:table-cell>
          <table:table-cell table:style-name="ce85" office:value-type="string">
            <text:p>롱소드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3</text:p>
          </table:table-cell>
          <table:table-cell table:style-name="ce85" office:value-type="string">
            <text:p>브로드소드</text:p>
          </table:table-cell>
          <table:table-cell table:style-name="ce85" office:value-type="string">
            <text:p>브로드소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4</text:p>
          </table:table-cell>
          <table:table-cell table:style-name="ce85" office:value-type="string">
            <text:p>종민참도</text:p>
          </table:table-cell>
          <table:table-cell table:style-name="ce85" office:value-type="string">
            <text:p>종민참도</text:p>
          </table:table-cell>
          <table:table-cell table:style-name="ce93"/>
          <table:table-cell table:number-columns-repeated="252"/>
        </table:table-row>
        <table:table-row table:style-name="ro3">
          <table:table-cell table:style-name="ce78" office:value-type="string">
            <text:p>Sword_5</text:p>
          </table:table-cell>
          <table:table-cell table:style-name="ce85" office:value-type="string">
            <text:p>커틀러스</text:p>
          </table:table-cell>
          <table:table-cell table:style-name="ce85" office:value-type="string">
            <text:p>커틀러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6</text:p>
          </table:table-cell>
          <table:table-cell table:style-name="ce85" office:value-type="string">
            <text:p>카타나</text:p>
          </table:table-cell>
          <table:table-cell table:style-name="ce85" office:value-type="string">
            <text:p>카타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7</text:p>
          </table:table-cell>
          <table:table-cell table:style-name="ce85" office:value-type="string">
            <text:p>펄션</text:p>
          </table:table-cell>
          <table:table-cell table:style-name="ce85" office:value-type="string">
            <text:p>펄션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8</text:p>
          </table:table-cell>
          <table:table-cell table:style-name="ce85" office:value-type="string">
            <text:p>클레이모어</text:p>
          </table:table-cell>
          <table:table-cell table:style-name="ce85" office:value-type="string">
            <text:p>클레이모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9</text:p>
          </table:table-cell>
          <table:table-cell table:style-name="ce85" office:value-type="string">
            <text:p>글라디우스</text:p>
          </table:table-cell>
          <table:table-cell table:style-name="ce85" office:value-type="string">
            <text:p>글라디우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0</text:p>
          </table:table-cell>
          <table:table-cell table:style-name="ce85" office:value-type="string">
            <text:p>본국검</text:p>
          </table:table-cell>
          <table:table-cell table:style-name="ce85" office:value-type="string">
            <text:p>본국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1</text:p>
          </table:table-cell>
          <table:table-cell table:style-name="ce85" office:value-type="string">
            <text:p>진공검</text:p>
          </table:table-cell>
          <table:table-cell table:style-name="ce85" office:value-type="string">
            <text:p>진공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2</text:p>
          </table:table-cell>
          <table:table-cell table:style-name="ce87" office:value-type="string">
            <text:p>슈팅스타</text:p>
          </table:table-cell>
          <table:table-cell table:style-name="ce87" office:value-type="string">
            <text:p>슈팅스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3</text:p>
          </table:table-cell>
          <table:table-cell table:style-name="ce87" office:value-type="string">
            <text:p>사인검</text:p>
          </table:table-cell>
          <table:table-cell table:style-name="ce87" office:value-type="string">
            <text:p>사인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4</text:p>
          </table:table-cell>
          <table:table-cell table:style-name="ce87" office:value-type="string">
            <text:p>야슈켈톤</text:p>
          </table:table-cell>
          <table:table-cell table:style-name="ce87" office:value-type="string">
            <text:p>야슈켈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5</text:p>
          </table:table-cell>
          <table:table-cell table:style-name="ce87" office:value-type="string">
            <text:p>듀랜달</text:p>
          </table:table-cell>
          <table:table-cell table:style-name="ce87" office:value-type="string">
            <text:p>듀랜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6</text:p>
          </table:table-cell>
          <table:table-cell table:style-name="ce87" office:value-type="string">
            <text:p>바리사다</text:p>
          </table:table-cell>
          <table:table-cell table:style-name="ce87" office:value-type="string">
            <text:p>바리사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7</text:p>
          </table:table-cell>
          <table:table-cell table:style-name="ce87" office:value-type="string">
            <text:p>용광검</text:p>
          </table:table-cell>
          <table:table-cell table:style-name="ce87" office:value-type="string">
            <text:p>용광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8</text:p>
          </table:table-cell>
          <table:table-cell table:style-name="ce87" office:value-type="string">
            <text:p>티르빙</text:p>
          </table:table-cell>
          <table:table-cell table:style-name="ce87" office:value-type="string">
            <text:p>티르빙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19</text:p>
          </table:table-cell>
          <table:table-cell table:style-name="ce87" office:value-type="string">
            <text:p>영지의꿈</text:p>
          </table:table-cell>
          <table:table-cell table:style-name="ce87" office:value-type="string">
            <text:p>영지의꿈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0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1</text:p>
          </table:table-cell>
          <table:table-cell table:style-name="ce87" office:value-type="string">
            <text:p>피란기</text:p>
          </table:table-cell>
          <table:table-cell table:style-name="ce87" office:value-type="string">
            <text:p>피란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2</text:p>
          </table:table-cell>
          <table:table-cell table:style-name="ce87" office:value-type="string">
            <text:p>엑스칼리버</text:p>
          </table:table-cell>
          <table:table-cell table:style-name="ce87" office:value-type="string">
            <text:p>엑스칼리버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3</text:p>
          </table:table-cell>
          <table:table-cell table:style-name="ce87" office:value-type="string">
            <text:p>샤를로트</text:p>
          </table:table-cell>
          <table:table-cell table:style-name="ce87" office:value-type="string">
            <text:p>샤를로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Sword_24</text:p>
          </table:table-cell>
          <table:table-cell table:style-name="ce85" office:value-type="string">
            <text:p>지크프리드</text:p>
          </table:table-cell>
          <table:table-cell table:style-name="ce85" office:value-type="string">
            <text:p>지크프리드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Axe</text:p>
          </table:table-cell>
          <table:table-cell table:number-columns-repeated="254"/>
        </table:table-row>
        <table:table-row table:style-name="ro3">
          <table:table-cell office:value-type="string">
            <text:p>Axe_0</text:p>
          </table:table-cell>
          <table:table-cell table:style-name="ce85" office:value-type="string">
            <text:p>낡은도끼</text:p>
          </table:table-cell>
          <table:table-cell table:style-name="ce85" office:value-type="string">
            <text:p>낡은도끼</text:p>
          </table:table-cell>
          <table:table-cell table:number-columns-repeated="253"/>
        </table:table-row>
        <table:table-row table:style-name="ro3">
          <table:table-cell office:value-type="string">
            <text:p>Axe_1</text:p>
          </table:table-cell>
          <table:table-cell table:style-name="ce85" office:value-type="string">
            <text:p>무쇠도끼</text:p>
          </table:table-cell>
          <table:table-cell table:style-name="ce85" office:value-type="string">
            <text:p>무쇠도끼</text:p>
          </table:table-cell>
          <table:table-cell table:number-columns-repeated="253"/>
        </table:table-row>
        <table:table-row table:style-name="ro3">
          <table:table-cell office:value-type="string">
            <text:p>Axe_2</text:p>
          </table:table-cell>
          <table:table-cell table:style-name="ce85" office:value-type="string">
            <text:p>쌍도끼</text:p>
          </table:table-cell>
          <table:table-cell table:style-name="ce85" office:value-type="string">
            <text:p>쌍도끼</text:p>
          </table:table-cell>
          <table:table-cell table:number-columns-repeated="253"/>
        </table:table-row>
        <table:table-row table:style-name="ro3">
          <table:table-cell office:value-type="string">
            <text:p>Axe_3</text:p>
          </table:table-cell>
          <table:table-cell table:style-name="ce85" office:value-type="string">
            <text:p>황금도끼</text:p>
          </table:table-cell>
          <table:table-cell table:style-name="ce85" office:value-type="string">
            <text:p>황금도끼</text:p>
          </table:table-cell>
          <table:table-cell table:number-columns-repeated="253"/>
        </table:table-row>
        <table:table-row table:style-name="ro3">
          <table:table-cell office:value-type="string">
            <text:p>Axe_4</text:p>
          </table:table-cell>
          <table:table-cell table:style-name="ce85" office:value-type="string">
            <text:p>배틀엑스</text:p>
          </table:table-cell>
          <table:table-cell table:style-name="ce85" office:value-type="string">
            <text:p>배틀엑스</text:p>
          </table:table-cell>
          <table:table-cell table:number-columns-repeated="253"/>
        </table:table-row>
        <table:table-row table:style-name="ro3">
          <table:table-cell office:value-type="string">
            <text:p>Axe_5</text:p>
          </table:table-cell>
          <table:table-cell table:style-name="ce85" office:value-type="string">
            <text:p>블레이드본</text:p>
          </table:table-cell>
          <table:table-cell table:style-name="ce85" office:value-type="string">
            <text:p>블레이드본</text:p>
          </table:table-cell>
          <table:table-cell table:number-columns-repeated="253"/>
        </table:table-row>
        <table:table-row table:style-name="ro3">
          <table:table-cell office:value-type="string">
            <text:p>Axe_6</text:p>
          </table:table-cell>
          <table:table-cell table:style-name="ce85" office:value-type="string">
            <text:p>엘프의도끼</text:p>
          </table:table-cell>
          <table:table-cell table:style-name="ce85" office:value-type="string">
            <text:p>엘프의도끼</text:p>
          </table:table-cell>
          <table:table-cell table:number-columns-repeated="253"/>
        </table:table-row>
        <table:table-row table:style-name="ro3">
          <table:table-cell office:value-type="string">
            <text:p>Axe_7</text:p>
          </table:table-cell>
          <table:table-cell table:style-name="ce85" office:value-type="string">
            <text:p>엔젤헤이트</text:p>
          </table:table-cell>
          <table:table-cell table:style-name="ce85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Axe_8</text:p>
          </table:table-cell>
          <table:table-cell table:style-name="ce85" office:value-type="string">
            <text:p>그레이트엑스</text:p>
          </table:table-cell>
          <table:table-cell table:style-name="ce85" office:value-type="string">
            <text:p>그레이트엑스</text:p>
          </table:table-cell>
          <table:table-cell table:number-columns-repeated="253"/>
        </table:table-row>
        <table:table-row table:style-name="ro3">
          <table:table-cell office:value-type="string">
            <text:p>Axe_9</text:p>
          </table:table-cell>
          <table:table-cell table:style-name="ce85" office:value-type="string">
            <text:p>질풍도기</text:p>
          </table:table-cell>
          <table:table-cell table:style-name="ce85" office:value-type="string">
            <text:p>질풍도기</text:p>
          </table:table-cell>
          <table:table-cell table:number-columns-repeated="253"/>
        </table:table-row>
        <table:table-row table:style-name="ro3">
          <table:table-cell office:value-type="string">
            <text:p>Axe_10</text:p>
          </table:table-cell>
          <table:table-cell table:style-name="ce85" office:value-type="string">
            <text:p>염황도끼</text:p>
          </table:table-cell>
          <table:table-cell table:style-name="ce85" office:value-type="string">
            <text:p>염황도끼</text:p>
          </table:table-cell>
          <table:table-cell table:number-columns-repeated="253"/>
        </table:table-row>
        <table:table-row table:style-name="ro3">
          <table:table-cell office:value-type="string">
            <text:p>Axe_11</text:p>
          </table:table-cell>
          <table:table-cell table:style-name="ce85" office:value-type="string">
            <text:p>나찰도끼</text:p>
          </table:table-cell>
          <table:table-cell table:style-name="ce85" office:value-type="string">
            <text:p>나찰도끼</text:p>
          </table:table-cell>
          <table:table-cell table:number-columns-repeated="253"/>
        </table:table-row>
        <table:table-row table:style-name="ro3">
          <table:table-cell office:value-type="string">
            <text:p>Axe_12</text:p>
          </table:table-cell>
          <table:table-cell table:style-name="ce85" office:value-type="string">
            <text:p>토마호크</text:p>
          </table:table-cell>
          <table:table-cell table:style-name="ce85" office:value-type="string">
            <text:p>토마호크</text:p>
          </table:table-cell>
          <table:table-cell table:number-columns-repeated="253"/>
        </table:table-row>
        <table:table-row table:style-name="ro3">
          <table:table-cell office:value-type="string">
            <text:p>Axe_13</text:p>
          </table:table-cell>
          <table:table-cell table:style-name="ce85" office:value-type="string">
            <text:p>어쎄씬호크</text:p>
          </table:table-cell>
          <table:table-cell table:style-name="ce85" office:value-type="string">
            <text:p>어쎄씬호크</text:p>
          </table:table-cell>
          <table:table-cell table:number-columns-repeated="253"/>
        </table:table-row>
        <table:table-row table:style-name="ro3">
          <table:table-cell office:value-type="string">
            <text:p>Axe_14</text:p>
          </table:table-cell>
          <table:table-cell table:style-name="ce87" office:value-type="string">
            <text:p>썬더엑스</text:p>
          </table:table-cell>
          <table:table-cell table:style-name="ce87" office:value-type="string">
            <text:p>썬더엑스</text:p>
          </table:table-cell>
          <table:table-cell table:number-columns-repeated="253"/>
        </table:table-row>
        <table:table-row table:style-name="ro3">
          <table:table-cell office:value-type="string">
            <text:p>Axe_15</text:p>
          </table:table-cell>
          <table:table-cell table:style-name="ce87" office:value-type="string">
            <text:p>한우엑스</text:p>
          </table:table-cell>
          <table:table-cell table:style-name="ce87" office:value-type="string">
            <text:p>한우엑스</text:p>
          </table:table-cell>
          <table:table-cell table:number-columns-repeated="253"/>
        </table:table-row>
        <table:table-row table:style-name="ro3">
          <table:table-cell office:value-type="string">
            <text:p>Axe_16</text:p>
          </table:table-cell>
          <table:table-cell table:style-name="ce87" office:value-type="string">
            <text:p>천상의소리</text:p>
          </table:table-cell>
          <table:table-cell table:style-name="ce87" office:value-type="string">
            <text:p>천상의소리</text:p>
          </table:table-cell>
          <table:table-cell table:number-columns-repeated="253"/>
        </table:table-row>
        <table:table-row table:style-name="ro3">
          <table:table-cell office:value-type="string">
            <text:p>Axe_17</text:p>
          </table:table-cell>
          <table:table-cell table:style-name="ce87" office:value-type="string">
            <text:p>헬버드</text:p>
          </table:table-cell>
          <table:table-cell table:style-name="ce87" office:value-type="string">
            <text:p>헬버드</text:p>
          </table:table-cell>
          <table:table-cell table:number-columns-repeated="253"/>
        </table:table-row>
        <table:table-row table:style-name="ro3">
          <table:table-cell office:value-type="string">
            <text:p>Axe_18</text:p>
          </table:table-cell>
          <table:table-cell table:style-name="ce87" office:value-type="string">
            <text:p>썬더버드</text:p>
          </table:table-cell>
          <table:table-cell table:style-name="ce87" office:value-type="string">
            <text:p>썬더버드</text:p>
          </table:table-cell>
          <table:table-cell table:number-columns-repeated="253"/>
        </table:table-row>
        <table:table-row table:style-name="ro3">
          <table:table-cell office:value-type="string">
            <text:p>Axe_19</text:p>
          </table:table-cell>
          <table:table-cell table:style-name="ce87" office:value-type="string">
            <text:p>영웅전설</text:p>
          </table:table-cell>
          <table:table-cell table:style-name="ce87" office:value-type="string">
            <text:p>영웅전설</text:p>
          </table:table-cell>
          <table:table-cell table:number-columns-repeated="253"/>
        </table:table-row>
        <table:table-row table:style-name="ro3">
          <table:table-cell office:value-type="string">
            <text:p>Axe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Axe_21</text:p>
          </table:table-cell>
          <table:table-cell table:style-name="ce87" office:value-type="string">
            <text:p>루시엔엑스</text:p>
          </table:table-cell>
          <table:table-cell table:style-name="ce87" office:value-type="string">
            <text:p>루시엔엑스</text:p>
          </table:table-cell>
          <table:table-cell table:number-columns-repeated="253"/>
        </table:table-row>
        <table:table-row table:style-name="ro3">
          <table:table-cell office:value-type="string">
            <text:p>Axe_22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Axe_23</text:p>
          </table:table-cell>
          <table:table-cell table:style-name="ce87" office:value-type="string">
            <text:p>엘시안엑스</text:p>
          </table:table-cell>
          <table:table-cell table:style-name="ce87" office:value-type="string">
            <text:p>엘시안엑스</text:p>
          </table:table-cell>
          <table:table-cell table:number-columns-repeated="253"/>
        </table:table-row>
        <table:table-row table:style-name="ro3">
          <table:table-cell office:value-type="string">
            <text:p>Axe_24</text:p>
          </table:table-cell>
          <table:table-cell table:style-name="ce87" office:value-type="string">
            <text:p>해븐드림</text:p>
          </table:table-cell>
          <table:table-cell table:style-name="ce87" office:value-type="string">
            <text:p>해븐드림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Gun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Gun_0</text:p>
          </table:table-cell>
          <table:table-cell table:style-name="ce85" office:value-type="string">
            <text:p>샷건</text:p>
          </table:table-cell>
          <table:table-cell table:style-name="ce85" office:value-type="string">
            <text:p>샷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</text:p>
          </table:table-cell>
          <table:table-cell table:style-name="ce85" office:value-type="string">
            <text:p>링건</text:p>
          </table:table-cell>
          <table:table-cell table:style-name="ce85" office:value-type="string">
            <text:p>링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</text:p>
          </table:table-cell>
          <table:table-cell table:style-name="ce85" office:value-type="string">
            <text:p>샤이닝건</text:p>
          </table:table-cell>
          <table:table-cell table:style-name="ce85" office:value-type="string">
            <text:p>샤이닝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3</text:p>
          </table:table-cell>
          <table:table-cell table:style-name="ce85" office:value-type="string">
            <text:p>황금총</text:p>
          </table:table-cell>
          <table:table-cell table:style-name="ce85" office:value-type="string">
            <text:p>황금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4</text:p>
          </table:table-cell>
          <table:table-cell table:style-name="ce85" office:value-type="string">
            <text:p>은룡총</text:p>
          </table:table-cell>
          <table:table-cell table:style-name="ce85" office:value-type="string">
            <text:p>은룡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5</text:p>
          </table:table-cell>
          <table:table-cell table:style-name="ce85" office:value-type="string">
            <text:p>오르골건</text:p>
          </table:table-cell>
          <table:table-cell table:style-name="ce85" office:value-type="string">
            <text:p>오르골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8</text:p>
          </table:table-cell>
          <table:table-cell table:style-name="ce85" office:value-type="string">
            <text:p>망고총</text:p>
          </table:table-cell>
          <table:table-cell table:style-name="ce85" office:value-type="string">
            <text:p>망고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9</text:p>
          </table:table-cell>
          <table:table-cell table:style-name="ce85" office:value-type="string">
            <text:p>스킬건</text:p>
          </table:table-cell>
          <table:table-cell table:style-name="ce85" office:value-type="string">
            <text:p>스킬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0</text:p>
          </table:table-cell>
          <table:table-cell table:style-name="ce85" office:value-type="string">
            <text:p>암살건</text:p>
          </table:table-cell>
          <table:table-cell table:style-name="ce85" office:value-type="string">
            <text:p>암살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1</text:p>
          </table:table-cell>
          <table:table-cell table:style-name="ce85" office:value-type="string">
            <text:p>잠행건</text:p>
          </table:table-cell>
          <table:table-cell table:style-name="ce85" office:value-type="string">
            <text:p>잠행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2</text:p>
          </table:table-cell>
          <table:table-cell table:style-name="ce85" office:value-type="string">
            <text:p>페어리샷</text:p>
          </table:table-cell>
          <table:table-cell table:style-name="ce85" office:value-type="string">
            <text:p>페어리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3</text:p>
          </table:table-cell>
          <table:table-cell table:style-name="ce85" office:value-type="string">
            <text:p>다이아몬드</text:p>
          </table:table-cell>
          <table:table-cell table:style-name="ce85" office:value-type="string">
            <text:p>다이아몬드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4</text:p>
          </table:table-cell>
          <table:table-cell table:style-name="ce87" office:value-type="string">
            <text:p>미스릴샷</text:p>
          </table:table-cell>
          <table:table-cell table:style-name="ce87" office:value-type="string">
            <text:p>미스릴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5</text:p>
          </table:table-cell>
          <table:table-cell table:style-name="ce87" office:value-type="string">
            <text:p>질풍건</text:p>
          </table:table-cell>
          <table:table-cell table:style-name="ce87" office:value-type="string">
            <text:p>질풍건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8</text:p>
          </table:table-cell>
          <table:table-cell table:style-name="ce87" office:value-type="string">
            <text:p>퓨링 1식</text:p>
          </table:table-cell>
          <table:table-cell table:style-name="ce87" office:value-type="string">
            <text:p>퓨링 1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19</text:p>
          </table:table-cell>
          <table:table-cell table:style-name="ce87" office:value-type="string">
            <text:p>광자력포</text:p>
          </table:table-cell>
          <table:table-cell table:style-name="ce87" office:value-type="string">
            <text:p>광자력포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0</text:p>
          </table:table-cell>
          <table:table-cell table:style-name="ce87" office:value-type="string">
            <text:p>퓨링 2식</text:p>
          </table:table-cell>
          <table:table-cell table:style-name="ce87" office:value-type="string">
            <text:p>퓨링 2식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2</text:p>
          </table:table-cell>
          <table:table-cell table:style-name="ce87" office:value-type="string">
            <text:p>루시엔샷</text:p>
          </table:table-cell>
          <table:table-cell table:style-name="ce87" office:value-type="string">
            <text:p>루시엔샷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table:style-name="ce78" office:value-type="string">
            <text:p>Gun_24</text:p>
          </table:table-cell>
          <table:table-cell table:style-name="ce85" office:value-type="string">
            <text:p>마관광살포</text:p>
          </table:table-cell>
          <table:table-cell table:style-name="ce85" office:value-type="string">
            <text:p>마관광살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4" office:value-type="string">
            <text:p>Orb</text:p>
          </table:table-cell>
          <table:table-cell table:number-columns-repeated="254"/>
        </table:table-row>
        <table:table-row table:style-name="ro3">
          <table:table-cell office:value-type="string">
            <text:p>Orb_0</text:p>
          </table:table-cell>
          <table:table-cell table:style-name="ce85" office:value-type="string">
            <text:p>녹슨오브</text:p>
          </table:table-cell>
          <table:table-cell table:style-name="ce85" office:value-type="string">
            <text:p>녹슨오브</text:p>
          </table:table-cell>
          <table:table-cell table:number-columns-repeated="253"/>
        </table:table-row>
        <table:table-row table:style-name="ro3">
          <table:table-cell office:value-type="string">
            <text:p>Orb_1</text:p>
          </table:table-cell>
          <table:table-cell table:style-name="ce85" office:value-type="string">
            <text:p>낡은오브</text:p>
          </table:table-cell>
          <table:table-cell table:style-name="ce85" office:value-type="string">
            <text:p>낡은오브</text:p>
          </table:table-cell>
          <table:table-cell table:number-columns-repeated="253"/>
        </table:table-row>
        <table:table-row table:style-name="ro3">
          <table:table-cell office:value-type="string">
            <text:p>Orb_2</text:p>
          </table:table-cell>
          <table:table-cell table:style-name="ce85" office:value-type="string">
            <text:p>링오브</text:p>
          </table:table-cell>
          <table:table-cell table:style-name="ce85" office:value-type="string">
            <text:p>링오브</text:p>
          </table:table-cell>
          <table:table-cell table:number-columns-repeated="253"/>
        </table:table-row>
        <table:table-row table:style-name="ro3">
          <table:table-cell office:value-type="string">
            <text:p>Orb_3</text:p>
          </table:table-cell>
          <table:table-cell table:style-name="ce85" office:value-type="string">
            <text:p>헬스컬</text:p>
          </table:table-cell>
          <table:table-cell table:style-name="ce85" office:value-type="string">
            <text:p>헬스컬</text:p>
          </table:table-cell>
          <table:table-cell table:number-columns-repeated="253"/>
        </table:table-row>
        <table:table-row table:style-name="ro3">
          <table:table-cell office:value-type="string">
            <text:p>Orb_4</text:p>
          </table:table-cell>
          <table:table-cell table:style-name="ce85" office:value-type="string">
            <text:p>캣츠아이</text:p>
          </table:table-cell>
          <table:table-cell table:style-name="ce85" office:value-type="string">
            <text:p>캣츠아이</text:p>
          </table:table-cell>
          <table:table-cell table:number-columns-repeated="253"/>
        </table:table-row>
        <table:table-row table:style-name="ro3">
          <table:table-cell office:value-type="string">
            <text:p>Orb_5</text:p>
          </table:table-cell>
          <table:table-cell table:style-name="ce85" office:value-type="string">
            <text:p>크리스</text:p>
          </table:table-cell>
          <table:table-cell table:style-name="ce85" office:value-type="string">
            <text:p>크리스</text:p>
          </table:table-cell>
          <table:table-cell table:number-columns-repeated="253"/>
        </table:table-row>
        <table:table-row table:style-name="ro3">
          <table:table-cell office:value-type="string">
            <text:p>Orb_6</text:p>
          </table:table-cell>
          <table:table-cell table:style-name="ce85" office:value-type="string">
            <text:p>카타르</text:p>
          </table:table-cell>
          <table:table-cell table:style-name="ce85" office:value-type="string">
            <text:p>카타르</text:p>
          </table:table-cell>
          <table:table-cell table:number-columns-repeated="253"/>
        </table:table-row>
        <table:table-row table:style-name="ro3">
          <table:table-cell office:value-type="string">
            <text:p>Orb_7</text:p>
          </table:table-cell>
          <table:table-cell table:style-name="ce85" office:value-type="string">
            <text:p>시커</text:p>
          </table:table-cell>
          <table:table-cell table:style-name="ce85" office:value-type="string">
            <text:p>시커</text:p>
          </table:table-cell>
          <table:table-cell table:number-columns-repeated="253"/>
        </table:table-row>
        <table:table-row table:style-name="ro3">
          <table:table-cell office:value-type="string">
            <text:p>Orb_8</text:p>
          </table:table-cell>
          <table:table-cell table:style-name="ce85" office:value-type="string">
            <text:p>맹고슈</text:p>
          </table:table-cell>
          <table:table-cell table:style-name="ce85" office:value-type="string">
            <text:p>맹고슈</text:p>
          </table:table-cell>
          <table:table-cell table:number-columns-repeated="253"/>
        </table:table-row>
        <table:table-row table:style-name="ro3">
          <table:table-cell office:value-type="string">
            <text:p>Orb_9</text:p>
          </table:table-cell>
          <table:table-cell table:style-name="ce85" office:value-type="string">
            <text:p>런들대거</text:p>
          </table:table-cell>
          <table:table-cell table:style-name="ce85" office:value-type="string">
            <text:p>런들대거</text:p>
          </table:table-cell>
          <table:table-cell table:number-columns-repeated="253"/>
        </table:table-row>
        <table:table-row table:style-name="ro3">
          <table:table-cell office:value-type="string">
            <text:p>Orb_10</text:p>
          </table:table-cell>
          <table:table-cell table:style-name="ce85" office:value-type="string">
            <text:p>스틸레토</text:p>
          </table:table-cell>
          <table:table-cell table:style-name="ce85" office:value-type="string">
            <text:p>스틸레토</text:p>
          </table:table-cell>
          <table:table-cell table:number-columns-repeated="253"/>
        </table:table-row>
        <table:table-row table:style-name="ro3">
          <table:table-cell office:value-type="string">
            <text:p>Orb_11</text:p>
          </table:table-cell>
          <table:table-cell table:style-name="ce85" office:value-type="string">
            <text:p>칸자르</text:p>
          </table:table-cell>
          <table:table-cell table:style-name="ce85" office:value-type="string">
            <text:p>칸자르</text:p>
          </table:table-cell>
          <table:table-cell table:number-columns-repeated="253"/>
        </table:table-row>
        <table:table-row table:style-name="ro3">
          <table:table-cell office:value-type="string">
            <text:p>Orb_12</text:p>
          </table:table-cell>
          <table:table-cell table:style-name="ce85" office:value-type="string">
            <text:p>잠비야</text:p>
          </table:table-cell>
          <table:table-cell table:style-name="ce85" office:value-type="string">
            <text:p>잠비야</text:p>
          </table:table-cell>
          <table:table-cell table:number-columns-repeated="253"/>
        </table:table-row>
        <table:table-row table:style-name="ro3">
          <table:table-cell office:value-type="string">
            <text:p>Orb_13</text:p>
          </table:table-cell>
          <table:table-cell table:style-name="ce85" office:value-type="string">
            <text:p>페스카즈</text:p>
          </table:table-cell>
          <table:table-cell table:style-name="ce85" office:value-type="string">
            <text:p>페스카즈</text:p>
          </table:table-cell>
          <table:table-cell table:number-columns-repeated="253"/>
        </table:table-row>
        <table:table-row table:style-name="ro3">
          <table:table-cell office:value-type="string">
            <text:p>Orb_14</text:p>
          </table:table-cell>
          <table:table-cell table:style-name="ce87" office:value-type="string">
            <text:p>미스릴대거</text:p>
          </table:table-cell>
          <table:table-cell table:style-name="ce87" office:value-type="string">
            <text:p>미스릴대거</text:p>
          </table:table-cell>
          <table:table-cell table:number-columns-repeated="253"/>
        </table:table-row>
        <table:table-row table:style-name="ro3">
          <table:table-cell office:value-type="string">
            <text:p>Orb_15</text:p>
          </table:table-cell>
          <table:table-cell table:style-name="ce87" office:value-type="string">
            <text:p>질풍단검</text:p>
          </table:table-cell>
          <table:table-cell table:style-name="ce87" office:value-type="string">
            <text:p>질풍단검</text:p>
          </table:table-cell>
          <table:table-cell table:number-columns-repeated="253"/>
        </table:table-row>
        <table:table-row table:style-name="ro3">
          <table:table-cell office:value-type="string">
            <text:p>Orb_16</text:p>
          </table:table-cell>
          <table:table-cell table:style-name="ce87" office:value-type="string">
            <text:p>어세씬대거</text:p>
          </table:table-cell>
          <table:table-cell table:style-name="ce87" office:value-type="string">
            <text:p>어세씬대거</text:p>
          </table:table-cell>
          <table:table-cell table:number-columns-repeated="253"/>
        </table:table-row>
        <table:table-row table:style-name="ro3">
          <table:table-cell office:value-type="string">
            <text:p>Orb_17</text:p>
          </table:table-cell>
          <table:table-cell table:style-name="ce87" office:value-type="string">
            <text:p>번개단검</text:p>
          </table:table-cell>
          <table:table-cell table:style-name="ce87" office:value-type="string">
            <text:p>번개단검</text:p>
          </table:table-cell>
          <table:table-cell table:number-columns-repeated="253"/>
        </table:table-row>
        <table:table-row table:style-name="ro3">
          <table:table-cell office:value-type="string">
            <text:p>Orb_18</text:p>
          </table:table-cell>
          <table:table-cell table:style-name="ce87" office:value-type="string">
            <text:p>포이즌대거</text:p>
          </table:table-cell>
          <table:table-cell table:style-name="ce87" office:value-type="string">
            <text:p>포이즌대거</text:p>
          </table:table-cell>
          <table:table-cell table:number-columns-repeated="253"/>
        </table:table-row>
        <table:table-row table:style-name="ro3">
          <table:table-cell office:value-type="string">
            <text:p>Orb_19</text:p>
          </table:table-cell>
          <table:table-cell table:style-name="ce87" office:value-type="string">
            <text:p>카산드라</text:p>
          </table:table-cell>
          <table:table-cell table:style-name="ce87" office:value-type="string">
            <text:p>카산드라</text:p>
          </table:table-cell>
          <table:table-cell table:number-columns-repeated="253"/>
        </table:table-row>
        <table:table-row table:style-name="ro3">
          <table:table-cell office:value-type="string">
            <text:p>Orb_20</text:p>
          </table:table-cell>
          <table:table-cell table:style-name="ce87" office:value-type="string">
            <text:p>엘프의독설</text:p>
          </table:table-cell>
          <table:table-cell table:style-name="ce87" office:value-type="string">
            <text:p>엘프의독설</text:p>
          </table:table-cell>
          <table:table-cell table:number-columns-repeated="253"/>
        </table:table-row>
        <table:table-row table:style-name="ro3">
          <table:table-cell office:value-type="string">
            <text:p>Orb_21</text:p>
          </table:table-cell>
          <table:table-cell table:style-name="ce87" office:value-type="string">
            <text:p>엔젤헤이트</text:p>
          </table:table-cell>
          <table:table-cell table:style-name="ce87" office:value-type="string">
            <text:p>엔젤헤이트</text:p>
          </table:table-cell>
          <table:table-cell table:number-columns-repeated="253"/>
        </table:table-row>
        <table:table-row table:style-name="ro3">
          <table:table-cell office:value-type="string">
            <text:p>Orb_22</text:p>
          </table:table-cell>
          <table:table-cell table:style-name="ce87" office:value-type="string">
            <text:p>데몬헌터</text:p>
          </table:table-cell>
          <table:table-cell table:style-name="ce87" office:value-type="string">
            <text:p>데몬헌터</text:p>
          </table:table-cell>
          <table:table-cell table:number-columns-repeated="253"/>
        </table:table-row>
        <table:table-row table:style-name="ro3">
          <table:table-cell office:value-type="string">
            <text:p>Orb_23</text:p>
          </table:table-cell>
          <table:table-cell table:style-name="ce87" office:value-type="string">
            <text:p>앙팡테리블</text:p>
          </table:table-cell>
          <table:table-cell table:style-name="ce87" office:value-type="string">
            <text:p>앙팡테리블</text:p>
          </table:table-cell>
          <table:table-cell table:number-columns-repeated="253"/>
        </table:table-row>
        <table:table-row table:style-name="ro3">
          <table:table-cell office:value-type="string">
            <text:p>Orb_24</text:p>
          </table:table-cell>
          <table:table-cell table:style-name="ce85" office:value-type="string">
            <text:p>미혹오브</text:p>
          </table:table-cell>
          <table:table-cell table:style-name="ce85" office:value-type="string">
            <text:p>미혹오브</text:p>
          </table:table-cell>
          <table:table-cell table:number-columns-repeated="253"/>
        </table:table-row>
        <table:table-row table:style-name="ro2" table:number-rows-repeated="2">
          <table:table-cell table:style-name="ce80"/>
          <table:table-cell table:style-name="ce88" table:number-columns-repeated="2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남자</text:p>
          </table:table-cell>
          <table:table-cell table:number-columns-repeated="253"/>
        </table:table-row>
        <table:table-row table:style-name="ro3">
          <table:table-cell office:value-type="string">
            <text:p>M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M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M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M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M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M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M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M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M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M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M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M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M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M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M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M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M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M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M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M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M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M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M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M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M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M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M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M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M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M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M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M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M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M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M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M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M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M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M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M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M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M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M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M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M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M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M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M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M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M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M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M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M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M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M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M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M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M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M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M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M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M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M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M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M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M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M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M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M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M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M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M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M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M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M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M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M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M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M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M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M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M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M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M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M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M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M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M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M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M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M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M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M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M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M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M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M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M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M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M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 table:number-rows-repeated="2">
          <table:table-cell table:style-name="ce81" table:number-columns-repeated="3"/>
          <table:table-cell table:style-name="ce80" table:number-columns-repeated="3"/>
          <table:table-cell table:number-columns-repeated="250"/>
        </table:table-row>
        <table:table-row table:style-name="ro3">
          <table:table-cell table:style-name="Default"/>
          <table:table-cell table:style-name="ce89" office:value-type="string">
            <text:p>Head</text:p>
          </table:table-cell>
          <table:table-cell office:value-type="string">
            <text:p>여자</text:p>
          </table:table-cell>
          <table:table-cell table:number-columns-repeated="253"/>
        </table:table-row>
        <table:table-row table:style-name="ro3">
          <table:table-cell office:value-type="string">
            <text:p>W_Head_0</text:p>
          </table:table-cell>
          <table:table-cell table:style-name="ce85" office:value-type="string">
            <text:p>녹슨투구</text:p>
          </table:table-cell>
          <table:table-cell table:style-name="ce85" office:value-type="string">
            <text:p>녹슨투구</text:p>
          </table:table-cell>
          <table:table-cell table:number-columns-repeated="253"/>
        </table:table-row>
        <table:table-row table:style-name="ro3">
          <table:table-cell office:value-type="string">
            <text:p>W_Head_1</text:p>
          </table:table-cell>
          <table:table-cell table:style-name="ce85" office:value-type="string">
            <text:p>낡은투구</text:p>
          </table:table-cell>
          <table:table-cell table:style-name="ce85" office:value-type="string">
            <text:p>낡은투구</text:p>
          </table:table-cell>
          <table:table-cell table:number-columns-repeated="253"/>
        </table:table-row>
        <table:table-row table:style-name="ro3">
          <table:table-cell office:value-type="string">
            <text:p>W_Head_2</text:p>
          </table:table-cell>
          <table:table-cell table:style-name="ce85" office:value-type="string">
            <text:p>정밀투구</text:p>
          </table:table-cell>
          <table:table-cell table:style-name="ce85" office:value-type="string">
            <text:p>정밀투구</text:p>
          </table:table-cell>
          <table:table-cell table:number-columns-repeated="253"/>
        </table:table-row>
        <table:table-row table:style-name="ro3">
          <table:table-cell office:value-type="string">
            <text:p>W_Head_3</text:p>
          </table:table-cell>
          <table:table-cell table:style-name="ce85" office:value-type="string">
            <text:p>전사의관</text:p>
          </table:table-cell>
          <table:table-cell table:style-name="ce85" office:value-type="string">
            <text:p>전사의관</text:p>
          </table:table-cell>
          <table:table-cell table:number-columns-repeated="253"/>
        </table:table-row>
        <table:table-row table:style-name="ro3">
          <table:table-cell office:value-type="string">
            <text:p>W_Head_4</text:p>
          </table:table-cell>
          <table:table-cell table:style-name="ce85" office:value-type="string">
            <text:p>힘의두건</text:p>
          </table:table-cell>
          <table:table-cell table:style-name="ce85" office:value-type="string">
            <text:p>힘의두건</text:p>
          </table:table-cell>
          <table:table-cell table:number-columns-repeated="253"/>
        </table:table-row>
        <table:table-row table:style-name="ro3">
          <table:table-cell office:value-type="string">
            <text:p>W_Head_5</text:p>
          </table:table-cell>
          <table:table-cell table:style-name="ce85" office:value-type="string">
            <text:p>사냥꾼투구</text:p>
          </table:table-cell>
          <table:table-cell table:style-name="ce85" office:value-type="string">
            <text:p>사냥꾼투구</text:p>
          </table:table-cell>
          <table:table-cell table:number-columns-repeated="253"/>
        </table:table-row>
        <table:table-row table:style-name="ro3">
          <table:table-cell office:value-type="string">
            <text:p>W_Head_6</text:p>
          </table:table-cell>
          <table:table-cell table:style-name="ce85" office:value-type="string">
            <text:p>용맹투구</text:p>
          </table:table-cell>
          <table:table-cell table:style-name="ce85" office:value-type="string">
            <text:p>용맹투구</text:p>
          </table:table-cell>
          <table:table-cell table:number-columns-repeated="253"/>
        </table:table-row>
        <table:table-row table:style-name="ro3">
          <table:table-cell office:value-type="string">
            <text:p>W_Head_7</text:p>
          </table:table-cell>
          <table:table-cell table:style-name="ce85" office:value-type="string">
            <text:p>늑대머리띠</text:p>
          </table:table-cell>
          <table:table-cell table:style-name="ce85" office:value-type="string">
            <text:p>늑대머리띠</text:p>
          </table:table-cell>
          <table:table-cell table:number-columns-repeated="253"/>
        </table:table-row>
        <table:table-row table:style-name="ro3">
          <table:table-cell office:value-type="string">
            <text:p>W_Head_8</text:p>
          </table:table-cell>
          <table:table-cell table:style-name="ce85" office:value-type="string">
            <text:p>고대의투구</text:p>
          </table:table-cell>
          <table:table-cell table:style-name="ce85" office:value-type="string">
            <text:p>고대의투구</text:p>
          </table:table-cell>
          <table:table-cell table:number-columns-repeated="253"/>
        </table:table-row>
        <table:table-row table:style-name="ro3">
          <table:table-cell office:value-type="string">
            <text:p>W_Head_9</text:p>
          </table:table-cell>
          <table:table-cell table:style-name="ce85" office:value-type="string">
            <text:p>황금투구</text:p>
          </table:table-cell>
          <table:table-cell table:style-name="ce85" office:value-type="string">
            <text:p>황금투구</text:p>
          </table:table-cell>
          <table:table-cell table:number-columns-repeated="253"/>
        </table:table-row>
        <table:table-row table:style-name="ro3">
          <table:table-cell office:value-type="string">
            <text:p>W_Head_10</text:p>
          </table:table-cell>
          <table:table-cell table:style-name="ce85" office:value-type="string">
            <text:p>미스릴투구</text:p>
          </table:table-cell>
          <table:table-cell table:style-name="ce85" office:value-type="string">
            <text:p>미스릴투구</text:p>
          </table:table-cell>
          <table:table-cell table:number-columns-repeated="253"/>
        </table:table-row>
        <table:table-row table:style-name="ro3">
          <table:table-cell office:value-type="string">
            <text:p>W_Head_11</text:p>
          </table:table-cell>
          <table:table-cell table:style-name="ce85" office:value-type="string">
            <text:p>용가죽투구</text:p>
          </table:table-cell>
          <table:table-cell table:style-name="ce85" office:value-type="string">
            <text:p>용가죽투구</text:p>
          </table:table-cell>
          <table:table-cell table:number-columns-repeated="253"/>
        </table:table-row>
        <table:table-row table:style-name="ro3">
          <table:table-cell office:value-type="string">
            <text:p>W_Head_12</text:p>
          </table:table-cell>
          <table:table-cell table:style-name="ce85" office:value-type="string">
            <text:p>대장군모자</text:p>
          </table:table-cell>
          <table:table-cell table:style-name="ce85" office:value-type="string">
            <text:p>대장군모자</text:p>
          </table:table-cell>
          <table:table-cell table:number-columns-repeated="253"/>
        </table:table-row>
        <table:table-row table:style-name="ro3">
          <table:table-cell office:value-type="string">
            <text:p>W_Head_13</text:p>
          </table:table-cell>
          <table:table-cell table:style-name="ce85" office:value-type="string">
            <text:p>타이탄관</text:p>
          </table:table-cell>
          <table:table-cell table:style-name="ce85" office:value-type="string">
            <text:p>타이탄관</text:p>
          </table:table-cell>
          <table:table-cell table:number-columns-repeated="253"/>
        </table:table-row>
        <table:table-row table:style-name="ro3">
          <table:table-cell office:value-type="string">
            <text:p>W_Head_14</text:p>
          </table:table-cell>
          <table:table-cell table:style-name="ce87" office:value-type="string">
            <text:p>뇌신투구</text:p>
          </table:table-cell>
          <table:table-cell table:style-name="ce87" office:value-type="string">
            <text:p>뇌신투구</text:p>
          </table:table-cell>
          <table:table-cell table:number-columns-repeated="253"/>
        </table:table-row>
        <table:table-row table:style-name="ro3">
          <table:table-cell office:value-type="string">
            <text:p>W_Head_15</text:p>
          </table:table-cell>
          <table:table-cell table:style-name="ce87" office:value-type="string">
            <text:p>금고아</text:p>
          </table:table-cell>
          <table:table-cell table:style-name="ce87" office:value-type="string">
            <text:p>금고아</text:p>
          </table:table-cell>
          <table:table-cell table:number-columns-repeated="253"/>
        </table:table-row>
        <table:table-row table:style-name="ro3">
          <table:table-cell office:value-type="string">
            <text:p>W_Head_16</text:p>
          </table:table-cell>
          <table:table-cell table:style-name="ce87" office:value-type="string">
            <text:p>압사라스</text:p>
          </table:table-cell>
          <table:table-cell table:style-name="ce87" office:value-type="string">
            <text:p>압사라스</text:p>
          </table:table-cell>
          <table:table-cell table:number-columns-repeated="253"/>
        </table:table-row>
        <table:table-row table:style-name="ro3">
          <table:table-cell office:value-type="string">
            <text:p>W_Head_17</text:p>
          </table:table-cell>
          <table:table-cell table:style-name="ce87" office:value-type="string">
            <text:p>티아메트</text:p>
          </table:table-cell>
          <table:table-cell table:style-name="ce87" office:value-type="string">
            <text:p>티아메트</text:p>
          </table:table-cell>
          <table:table-cell table:number-columns-repeated="253"/>
        </table:table-row>
        <table:table-row table:style-name="ro3">
          <table:table-cell office:value-type="string">
            <text:p>W_Head_18</text:p>
          </table:table-cell>
          <table:table-cell table:style-name="ce87" office:value-type="string">
            <text:p>피닉스관</text:p>
          </table:table-cell>
          <table:table-cell table:style-name="ce87" office:value-type="string">
            <text:p>피닉스관</text:p>
          </table:table-cell>
          <table:table-cell table:number-columns-repeated="253"/>
        </table:table-row>
        <table:table-row table:style-name="ro3">
          <table:table-cell office:value-type="string">
            <text:p>W_Head_19</text:p>
          </table:table-cell>
          <table:table-cell table:style-name="ce87" office:value-type="string">
            <text:p>라이온킹</text:p>
          </table:table-cell>
          <table:table-cell table:style-name="ce87" office:value-type="string">
            <text:p>라이온킹</text:p>
          </table:table-cell>
          <table:table-cell table:number-columns-repeated="253"/>
        </table:table-row>
        <table:table-row table:style-name="ro3">
          <table:table-cell office:value-type="string">
            <text:p>W_Head_20</text:p>
          </table:table-cell>
          <table:table-cell table:style-name="ce87" office:value-type="string">
            <text:p>황제의관</text:p>
          </table:table-cell>
          <table:table-cell table:style-name="ce87" office:value-type="string">
            <text:p>황제의관</text:p>
          </table:table-cell>
          <table:table-cell table:number-columns-repeated="253"/>
        </table:table-row>
        <table:table-row table:style-name="ro3">
          <table:table-cell office:value-type="string">
            <text:p>W_Head_21</text:p>
          </table:table-cell>
          <table:table-cell table:style-name="ce87" office:value-type="string">
            <text:p>파괴자가면</text:p>
          </table:table-cell>
          <table:table-cell table:style-name="ce87" office:value-type="string">
            <text:p>파괴자가면</text:p>
          </table:table-cell>
          <table:table-cell table:number-columns-repeated="253"/>
        </table:table-row>
        <table:table-row table:style-name="ro3">
          <table:table-cell office:value-type="string">
            <text:p>W_Head_22</text:p>
          </table:table-cell>
          <table:table-cell table:style-name="ce87" office:value-type="string">
            <text:p>블랙홀관</text:p>
          </table:table-cell>
          <table:table-cell table:style-name="ce87" office:value-type="string">
            <text:p>블랙홀관</text:p>
          </table:table-cell>
          <table:table-cell table:number-columns-repeated="253"/>
        </table:table-row>
        <table:table-row table:style-name="ro3">
          <table:table-cell office:value-type="string">
            <text:p>W_Head_23</text:p>
          </table:table-cell>
          <table:table-cell table:style-name="ce87" office:value-type="string">
            <text:p>요정헬름</text:p>
          </table:table-cell>
          <table:table-cell table:style-name="ce87" office:value-type="string">
            <text:p>요정헬름</text:p>
          </table:table-cell>
          <table:table-cell table:number-columns-repeated="253"/>
        </table:table-row>
        <table:table-row table:style-name="ro3">
          <table:table-cell office:value-type="string">
            <text:p>W_Head_24</text:p>
          </table:table-cell>
          <table:table-cell table:style-name="ce87" office:value-type="string">
            <text:p>영지의힘</text:p>
          </table:table-cell>
          <table:table-cell table:style-name="ce87" office:value-type="string">
            <text:p>영지의힘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chest</text:p>
          </table:table-cell>
          <table:table-cell table:number-columns-repeated="254"/>
        </table:table-row>
        <table:table-row table:style-name="ro3">
          <table:table-cell office:value-type="string">
            <text:p>W_Chest_0</text:p>
          </table:table-cell>
          <table:table-cell table:style-name="ce85" office:value-type="string">
            <text:p>낡은조끼</text:p>
          </table:table-cell>
          <table:table-cell table:style-name="ce85" office:value-type="string">
            <text:p>낡은조끼</text:p>
          </table:table-cell>
          <table:table-cell table:number-columns-repeated="253"/>
        </table:table-row>
        <table:table-row table:style-name="ro3">
          <table:table-cell office:value-type="string">
            <text:p>W_Chest_1</text:p>
          </table:table-cell>
          <table:table-cell table:style-name="ce85" office:value-type="string">
            <text:p>숙련조끼</text:p>
          </table:table-cell>
          <table:table-cell table:style-name="ce85" office:value-type="string">
            <text:p>숙련조끼</text:p>
          </table:table-cell>
          <table:table-cell table:number-columns-repeated="253"/>
        </table:table-row>
        <table:table-row table:style-name="ro3">
          <table:table-cell office:value-type="string">
            <text:p>W_Chest_2</text:p>
          </table:table-cell>
          <table:table-cell table:style-name="ce85" office:value-type="string">
            <text:p>두꺼운조끼</text:p>
          </table:table-cell>
          <table:table-cell table:style-name="ce85" office:value-type="string">
            <text:p>두꺼운조끼</text:p>
          </table:table-cell>
          <table:table-cell table:number-columns-repeated="253"/>
        </table:table-row>
        <table:table-row table:style-name="ro3">
          <table:table-cell office:value-type="string">
            <text:p>W_Chest_3</text:p>
          </table:table-cell>
          <table:table-cell table:style-name="ce85" office:value-type="string">
            <text:p>레더아머</text:p>
          </table:table-cell>
          <table:table-cell table:style-name="ce85" office:value-type="string">
            <text:p>레더아머</text:p>
          </table:table-cell>
          <table:table-cell table:number-columns-repeated="253"/>
        </table:table-row>
        <table:table-row table:style-name="ro3">
          <table:table-cell office:value-type="string">
            <text:p>W_Chest_4</text:p>
          </table:table-cell>
          <table:table-cell table:style-name="ce85" office:value-type="string">
            <text:p>하드레더</text:p>
          </table:table-cell>
          <table:table-cell table:style-name="ce85" office:value-type="string">
            <text:p>하드레더</text:p>
          </table:table-cell>
          <table:table-cell table:number-columns-repeated="253"/>
        </table:table-row>
        <table:table-row table:style-name="ro3">
          <table:table-cell office:value-type="string">
            <text:p>W_Chest_5</text:p>
          </table:table-cell>
          <table:table-cell table:style-name="ce85" office:value-type="string">
            <text:p>하이드아머</text:p>
          </table:table-cell>
          <table:table-cell table:style-name="ce85" office:value-type="string">
            <text:p>하이드아머</text:p>
          </table:table-cell>
          <table:table-cell table:number-columns-repeated="253"/>
        </table:table-row>
        <table:table-row table:style-name="ro3">
          <table:table-cell office:value-type="string">
            <text:p>W_Chest_6</text:p>
          </table:table-cell>
          <table:table-cell table:style-name="ce85" office:value-type="string">
            <text:p>민첩조끼</text:p>
          </table:table-cell>
          <table:table-cell table:style-name="ce85" office:value-type="string">
            <text:p>민첩조끼</text:p>
          </table:table-cell>
          <table:table-cell table:number-columns-repeated="253"/>
        </table:table-row>
        <table:table-row table:style-name="ro3">
          <table:table-cell office:value-type="string">
            <text:p>W_Chest_7</text:p>
          </table:table-cell>
          <table:table-cell table:style-name="ce85" office:value-type="string">
            <text:p>사냥꾼아머</text:p>
          </table:table-cell>
          <table:table-cell table:style-name="ce85" office:value-type="string">
            <text:p>사냥꾼아머</text:p>
          </table:table-cell>
          <table:table-cell table:number-columns-repeated="253"/>
        </table:table-row>
        <table:table-row table:style-name="ro3">
          <table:table-cell office:value-type="string">
            <text:p>W_Chest_8</text:p>
          </table:table-cell>
          <table:table-cell table:style-name="ce85" office:value-type="string">
            <text:p>고대흉갑</text:p>
          </table:table-cell>
          <table:table-cell table:style-name="ce85" office:value-type="string">
            <text:p>고대흉갑</text:p>
          </table:table-cell>
          <table:table-cell table:number-columns-repeated="253"/>
        </table:table-row>
        <table:table-row table:style-name="ro3">
          <table:table-cell office:value-type="string">
            <text:p>W_Chest_9</text:p>
          </table:table-cell>
          <table:table-cell table:style-name="ce85" office:value-type="string">
            <text:p>척살자흉갑</text:p>
          </table:table-cell>
          <table:table-cell table:style-name="ce85" office:value-type="string">
            <text:p>척살자흉갑</text:p>
          </table:table-cell>
          <table:table-cell table:number-columns-repeated="253"/>
        </table:table-row>
        <table:table-row table:style-name="ro3">
          <table:table-cell office:value-type="string">
            <text:p>W_Chest_10</text:p>
          </table:table-cell>
          <table:table-cell table:style-name="ce85" office:value-type="string">
            <text:p>비전아머</text:p>
          </table:table-cell>
          <table:table-cell table:style-name="ce85" office:value-type="string">
            <text:p>비전아머</text:p>
          </table:table-cell>
          <table:table-cell table:number-columns-repeated="253"/>
        </table:table-row>
        <table:table-row table:style-name="ro3">
          <table:table-cell office:value-type="string">
            <text:p>W_Chest_11</text:p>
          </table:table-cell>
          <table:table-cell table:style-name="ce85" office:value-type="string">
            <text:p>실명흉갑</text:p>
          </table:table-cell>
          <table:table-cell table:style-name="ce85" office:value-type="string">
            <text:p>실명흉갑</text:p>
          </table:table-cell>
          <table:table-cell table:number-columns-repeated="253"/>
        </table:table-row>
        <table:table-row table:style-name="ro3">
          <table:table-cell office:value-type="string">
            <text:p>W_Chest_12</text:p>
          </table:table-cell>
          <table:table-cell table:style-name="ce85" office:value-type="string">
            <text:p>잠행술의복</text:p>
          </table:table-cell>
          <table:table-cell table:style-name="ce85" office:value-type="string">
            <text:p>잠행술의복</text:p>
          </table:table-cell>
          <table:table-cell table:number-columns-repeated="253"/>
        </table:table-row>
        <table:table-row table:style-name="ro3">
          <table:table-cell office:value-type="string">
            <text:p>W_Chest_13</text:p>
          </table:table-cell>
          <table:table-cell table:style-name="ce85" office:value-type="string">
            <text:p>비호아머</text:p>
          </table:table-cell>
          <table:table-cell table:style-name="ce85" office:value-type="string">
            <text:p>비호아머</text:p>
          </table:table-cell>
          <table:table-cell table:number-columns-repeated="253"/>
        </table:table-row>
        <table:table-row table:style-name="ro3">
          <table:table-cell office:value-type="string">
            <text:p>W_Chest_14</text:p>
          </table:table-cell>
          <table:table-cell table:style-name="ce87" office:value-type="string">
            <text:p>용비늘의복</text:p>
          </table:table-cell>
          <table:table-cell table:style-name="ce87" office:value-type="string">
            <text:p>용비늘의복</text:p>
          </table:table-cell>
          <table:table-cell table:number-columns-repeated="253"/>
        </table:table-row>
        <table:table-row table:style-name="ro3">
          <table:table-cell office:value-type="string">
            <text:p>W_Chest_15</text:p>
          </table:table-cell>
          <table:table-cell table:style-name="ce87" office:value-type="string">
            <text:p>칼리의분노</text:p>
          </table:table-cell>
          <table:table-cell table:style-name="ce87" office:value-type="string">
            <text:p>칼리의분노</text:p>
          </table:table-cell>
          <table:table-cell table:number-columns-repeated="253"/>
        </table:table-row>
        <table:table-row table:style-name="ro3">
          <table:table-cell office:value-type="string">
            <text:p>W_Chest_16</text:p>
          </table:table-cell>
          <table:table-cell table:style-name="ce87" office:value-type="string">
            <text:p>미라쥬타입1</text:p>
          </table:table-cell>
          <table:table-cell table:style-name="ce87" office:value-type="string">
            <text:p>미라쥬타입1</text:p>
          </table:table-cell>
          <table:table-cell table:number-columns-repeated="253"/>
        </table:table-row>
        <table:table-row table:style-name="ro3">
          <table:table-cell office:value-type="string">
            <text:p>W_Chest_17</text:p>
          </table:table-cell>
          <table:table-cell table:style-name="ce87" office:value-type="string">
            <text:p>아수라화염</text:p>
          </table:table-cell>
          <table:table-cell table:style-name="ce87" office:value-type="string">
            <text:p>아수라화염</text:p>
          </table:table-cell>
          <table:table-cell table:number-columns-repeated="253"/>
        </table:table-row>
        <table:table-row table:style-name="ro3">
          <table:table-cell office:value-type="string">
            <text:p>W_Chest_18</text:p>
          </table:table-cell>
          <table:table-cell table:style-name="ce87" office:value-type="string">
            <text:p>와룡흉갑</text:p>
          </table:table-cell>
          <table:table-cell table:style-name="ce87" office:value-type="string">
            <text:p>와룡흉갑</text:p>
          </table:table-cell>
          <table:table-cell table:number-columns-repeated="253"/>
        </table:table-row>
        <table:table-row table:style-name="ro3">
          <table:table-cell office:value-type="string">
            <text:p>W_Chest_19</text:p>
          </table:table-cell>
          <table:table-cell table:style-name="ce87" office:value-type="string">
            <text:p>암흑제왕</text:p>
          </table:table-cell>
          <table:table-cell table:style-name="ce87" office:value-type="string">
            <text:p>암흑제왕</text:p>
          </table:table-cell>
          <table:table-cell table:number-columns-repeated="253"/>
        </table:table-row>
        <table:table-row table:style-name="ro3">
          <table:table-cell office:value-type="string">
            <text:p>W_Chest_20</text:p>
          </table:table-cell>
          <table:table-cell table:style-name="ce87" office:value-type="string">
            <text:p>명랑의복</text:p>
          </table:table-cell>
          <table:table-cell table:style-name="ce87" office:value-type="string">
            <text:p>명랑의복</text:p>
          </table:table-cell>
          <table:table-cell table:number-columns-repeated="253"/>
        </table:table-row>
        <table:table-row table:style-name="ro3">
          <table:table-cell office:value-type="string">
            <text:p>W_Chest_21</text:p>
          </table:table-cell>
          <table:table-cell table:style-name="ce87" office:value-type="string">
            <text:p>불사신의복</text:p>
          </table:table-cell>
          <table:table-cell table:style-name="ce87" office:value-type="string">
            <text:p>불사신의복</text:p>
          </table:table-cell>
          <table:table-cell table:number-columns-repeated="253"/>
        </table:table-row>
        <table:table-row table:style-name="ro3">
          <table:table-cell office:value-type="string">
            <text:p>W_Chest_22</text:p>
          </table:table-cell>
          <table:table-cell table:style-name="ce87" office:value-type="string">
            <text:p>카오스레전</text:p>
          </table:table-cell>
          <table:table-cell table:style-name="ce87" office:value-type="string">
            <text:p>카오스레전</text:p>
          </table:table-cell>
          <table:table-cell table:number-columns-repeated="253"/>
        </table:table-row>
        <table:table-row table:style-name="ro3">
          <table:table-cell office:value-type="string">
            <text:p>W_Chest_23</text:p>
          </table:table-cell>
          <table:table-cell table:style-name="ce87" office:value-type="string">
            <text:p>스피드스타</text:p>
          </table:table-cell>
          <table:table-cell table:style-name="ce87" office:value-type="string">
            <text:p>스피드스타</text:p>
          </table:table-cell>
          <table:table-cell table:number-columns-repeated="253"/>
        </table:table-row>
        <table:table-row table:style-name="ro3">
          <table:table-cell office:value-type="string">
            <text:p>W_Chest_24</text:p>
          </table:table-cell>
          <table:table-cell table:style-name="ce87" office:value-type="string">
            <text:p>전설의용사</text:p>
          </table:table-cell>
          <table:table-cell table:style-name="ce87" office:value-type="string">
            <text:p>전설의용사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leg</text:p>
          </table:table-cell>
          <table:table-cell table:number-columns-repeated="254"/>
        </table:table-row>
        <table:table-row table:style-name="ro3">
          <table:table-cell office:value-type="string">
            <text:p>W_Leg_0</text:p>
          </table:table-cell>
          <table:table-cell table:style-name="ce85" office:value-type="string">
            <text:p>낡은신발</text:p>
          </table:table-cell>
          <table:table-cell table:style-name="ce85" office:value-type="string">
            <text:p>낡은신발</text:p>
          </table:table-cell>
          <table:table-cell table:number-columns-repeated="253"/>
        </table:table-row>
        <table:table-row table:style-name="ro3">
          <table:table-cell office:value-type="string">
            <text:p>W_Leg_1</text:p>
          </table:table-cell>
          <table:table-cell table:style-name="ce85" office:value-type="string">
            <text:p>숙련신발</text:p>
          </table:table-cell>
          <table:table-cell table:style-name="ce85" office:value-type="string">
            <text:p>숙련신발</text:p>
          </table:table-cell>
          <table:table-cell table:number-columns-repeated="253"/>
        </table:table-row>
        <table:table-row table:style-name="ro3">
          <table:table-cell office:value-type="string">
            <text:p>W_Leg_2</text:p>
          </table:table-cell>
          <table:table-cell table:style-name="ce85" office:value-type="string">
            <text:p>리본샌들</text:p>
          </table:table-cell>
          <table:table-cell table:style-name="ce85" office:value-type="string">
            <text:p>리본샌들</text:p>
          </table:table-cell>
          <table:table-cell table:number-columns-repeated="253"/>
        </table:table-row>
        <table:table-row table:style-name="ro3">
          <table:table-cell office:value-type="string">
            <text:p>W_Leg_3</text:p>
          </table:table-cell>
          <table:table-cell table:style-name="ce85" office:value-type="string">
            <text:p>가죽신발</text:p>
          </table:table-cell>
          <table:table-cell table:style-name="ce85" office:value-type="string">
            <text:p>가죽신발</text:p>
          </table:table-cell>
          <table:table-cell table:number-columns-repeated="253"/>
        </table:table-row>
        <table:table-row table:style-name="ro3">
          <table:table-cell office:value-type="string">
            <text:p>W_Leg_4</text:p>
          </table:table-cell>
          <table:table-cell table:style-name="ce85" office:value-type="string">
            <text:p>은자수샌들</text:p>
          </table:table-cell>
          <table:table-cell table:style-name="ce85" office:value-type="string">
            <text:p>은자수샌들</text:p>
          </table:table-cell>
          <table:table-cell table:number-columns-repeated="253"/>
        </table:table-row>
        <table:table-row table:style-name="ro3">
          <table:table-cell office:value-type="string">
            <text:p>W_Leg_5</text:p>
          </table:table-cell>
          <table:table-cell table:style-name="ce85" office:value-type="string">
            <text:p>유리구두</text:p>
          </table:table-cell>
          <table:table-cell table:style-name="ce85" office:value-type="string">
            <text:p>유리구두</text:p>
          </table:table-cell>
          <table:table-cell table:number-columns-repeated="253"/>
        </table:table-row>
        <table:table-row table:style-name="ro3">
          <table:table-cell office:value-type="string">
            <text:p>W_Leg_6</text:p>
          </table:table-cell>
          <table:table-cell table:style-name="ce85" office:value-type="string">
            <text:p>공작깃샌들</text:p>
          </table:table-cell>
          <table:table-cell table:style-name="ce85" office:value-type="string">
            <text:p>공작깃샌들</text:p>
          </table:table-cell>
          <table:table-cell table:number-columns-repeated="253"/>
        </table:table-row>
        <table:table-row table:style-name="ro3">
          <table:table-cell office:value-type="string">
            <text:p>W_Leg_7</text:p>
          </table:table-cell>
          <table:table-cell table:style-name="ce85" office:value-type="string">
            <text:p>금자수신발</text:p>
          </table:table-cell>
          <table:table-cell table:style-name="ce85" office:value-type="string">
            <text:p>금자수신발</text:p>
          </table:table-cell>
          <table:table-cell table:number-columns-repeated="253"/>
        </table:table-row>
        <table:table-row table:style-name="ro3">
          <table:table-cell office:value-type="string">
            <text:p>W_Leg_8</text:p>
          </table:table-cell>
          <table:table-cell table:style-name="ce85" office:value-type="string">
            <text:p>인도자신발</text:p>
          </table:table-cell>
          <table:table-cell table:style-name="ce85" office:value-type="string">
            <text:p>인도자신발</text:p>
          </table:table-cell>
          <table:table-cell table:number-columns-repeated="253"/>
        </table:table-row>
        <table:table-row table:style-name="ro3">
          <table:table-cell office:value-type="string">
            <text:p>W_Leg_9</text:p>
          </table:table-cell>
          <table:table-cell table:style-name="ce85" office:value-type="string">
            <text:p>민첩샌들</text:p>
          </table:table-cell>
          <table:table-cell table:style-name="ce85" office:value-type="string">
            <text:p>민첩샌들</text:p>
          </table:table-cell>
          <table:table-cell table:number-columns-repeated="253"/>
        </table:table-row>
        <table:table-row table:style-name="ro3">
          <table:table-cell office:value-type="string">
            <text:p>W_Leg_10</text:p>
          </table:table-cell>
          <table:table-cell table:style-name="ce85" office:value-type="string">
            <text:p>사냥꾼샌들</text:p>
          </table:table-cell>
          <table:table-cell table:style-name="ce85" office:value-type="string">
            <text:p>사냥꾼샌들</text:p>
          </table:table-cell>
          <table:table-cell table:number-columns-repeated="253"/>
        </table:table-row>
        <table:table-row table:style-name="ro3">
          <table:table-cell office:value-type="string">
            <text:p>W_Leg_11</text:p>
          </table:table-cell>
          <table:table-cell table:style-name="ce85" office:value-type="string">
            <text:p>박력신발</text:p>
          </table:table-cell>
          <table:table-cell table:style-name="ce85" office:value-type="string">
            <text:p>박력신발</text:p>
          </table:table-cell>
          <table:table-cell table:number-columns-repeated="253"/>
        </table:table-row>
        <table:table-row table:style-name="ro3">
          <table:table-cell office:value-type="string">
            <text:p>W_Leg_12</text:p>
          </table:table-cell>
          <table:table-cell table:style-name="ce85" office:value-type="string">
            <text:p>용비늘신발</text:p>
          </table:table-cell>
          <table:table-cell table:style-name="ce85" office:value-type="string">
            <text:p>용비늘신발</text:p>
          </table:table-cell>
          <table:table-cell table:number-columns-repeated="253"/>
        </table:table-row>
        <table:table-row table:style-name="ro3">
          <table:table-cell office:value-type="string">
            <text:p>W_Leg_13</text:p>
          </table:table-cell>
          <table:table-cell table:style-name="ce85" office:value-type="string">
            <text:p>용자신발</text:p>
          </table:table-cell>
          <table:table-cell table:style-name="ce85" office:value-type="string">
            <text:p>용자신발</text:p>
          </table:table-cell>
          <table:table-cell table:number-columns-repeated="253"/>
        </table:table-row>
        <table:table-row table:style-name="ro3">
          <table:table-cell office:value-type="string">
            <text:p>W_Leg_14</text:p>
          </table:table-cell>
          <table:table-cell table:style-name="ce87" office:value-type="string">
            <text:p>축지샌들</text:p>
          </table:table-cell>
          <table:table-cell table:style-name="ce87" office:value-type="string">
            <text:p>축지샌들</text:p>
          </table:table-cell>
          <table:table-cell table:number-columns-repeated="253"/>
        </table:table-row>
        <table:table-row table:style-name="ro3">
          <table:table-cell office:value-type="string">
            <text:p>W_Leg_15</text:p>
          </table:table-cell>
          <table:table-cell table:style-name="ce87" office:value-type="string">
            <text:p>스피드제왕</text:p>
          </table:table-cell>
          <table:table-cell table:style-name="ce87" office:value-type="string">
            <text:p>스피드제왕</text:p>
          </table:table-cell>
          <table:table-cell table:number-columns-repeated="253"/>
        </table:table-row>
        <table:table-row table:style-name="ro3">
          <table:table-cell office:value-type="string">
            <text:p>W_Leg_16</text:p>
          </table:table-cell>
          <table:table-cell table:style-name="ce87" office:value-type="string">
            <text:p>미라쥬타입3</text:p>
          </table:table-cell>
          <table:table-cell table:style-name="ce87" office:value-type="string">
            <text:p>미라쥬타입3</text:p>
          </table:table-cell>
          <table:table-cell table:number-columns-repeated="253"/>
        </table:table-row>
        <table:table-row table:style-name="ro3">
          <table:table-cell office:value-type="string">
            <text:p>W_Leg_17</text:p>
          </table:table-cell>
          <table:table-cell table:style-name="ce87" office:value-type="string">
            <text:p>아수라암약</text:p>
          </table:table-cell>
          <table:table-cell table:style-name="ce87" office:value-type="string">
            <text:p>아수라암약</text:p>
          </table:table-cell>
          <table:table-cell table:number-columns-repeated="253"/>
        </table:table-row>
        <table:table-row table:style-name="ro3">
          <table:table-cell office:value-type="string">
            <text:p>W_Leg_18</text:p>
          </table:table-cell>
          <table:table-cell table:style-name="ce87" office:value-type="string">
            <text:p>에어샌들</text:p>
          </table:table-cell>
          <table:table-cell table:style-name="ce87" office:value-type="string">
            <text:p>에어샌들</text:p>
          </table:table-cell>
          <table:table-cell table:number-columns-repeated="253"/>
        </table:table-row>
        <table:table-row table:style-name="ro3">
          <table:table-cell office:value-type="string">
            <text:p>W_Leg_19</text:p>
          </table:table-cell>
          <table:table-cell table:style-name="ce87" office:value-type="string">
            <text:p>잠행신발</text:p>
          </table:table-cell>
          <table:table-cell table:style-name="ce87" office:value-type="string">
            <text:p>잠행신발</text:p>
          </table:table-cell>
          <table:table-cell table:number-columns-repeated="253"/>
        </table:table-row>
        <table:table-row table:style-name="ro3">
          <table:table-cell office:value-type="string">
            <text:p>W_Leg_20</text:p>
          </table:table-cell>
          <table:table-cell table:style-name="ce87" office:value-type="string">
            <text:p>질풍샌들</text:p>
          </table:table-cell>
          <table:table-cell table:style-name="ce87" office:value-type="string">
            <text:p>질풍샌들</text:p>
          </table:table-cell>
          <table:table-cell table:number-columns-repeated="253"/>
        </table:table-row>
        <table:table-row table:style-name="ro3">
          <table:table-cell office:value-type="string">
            <text:p>W_Leg_21</text:p>
          </table:table-cell>
          <table:table-cell table:style-name="ce87" office:value-type="string">
            <text:p>샤이닝샌들</text:p>
          </table:table-cell>
          <table:table-cell table:style-name="ce87" office:value-type="string">
            <text:p>샤이닝샌들</text:p>
          </table:table-cell>
          <table:table-cell table:number-columns-repeated="253"/>
        </table:table-row>
        <table:table-row table:style-name="ro3">
          <table:table-cell office:value-type="string">
            <text:p>W_Leg_22</text:p>
          </table:table-cell>
          <table:table-cell table:style-name="ce87" office:value-type="string">
            <text:p>진홍빛섬광</text:p>
          </table:table-cell>
          <table:table-cell table:style-name="ce87" office:value-type="string">
            <text:p>진홍빛섬광</text:p>
          </table:table-cell>
          <table:table-cell table:number-columns-repeated="253"/>
        </table:table-row>
        <table:table-row table:style-name="ro3">
          <table:table-cell office:value-type="string">
            <text:p>W_Leg_23</text:p>
          </table:table-cell>
          <table:table-cell table:style-name="ce87" office:value-type="string">
            <text:p>풍신샌들</text:p>
          </table:table-cell>
          <table:table-cell table:style-name="ce87" office:value-type="string">
            <text:p>풍신샌들</text:p>
          </table:table-cell>
          <table:table-cell table:number-columns-repeated="253"/>
        </table:table-row>
        <table:table-row table:style-name="ro3">
          <table:table-cell office:value-type="string">
            <text:p>W_Leg_24</text:p>
          </table:table-cell>
          <table:table-cell table:style-name="ce87" office:value-type="string">
            <text:p>뇌신샌들</text:p>
          </table:table-cell>
          <table:table-cell table:style-name="ce87" office:value-type="string">
            <text:p>뇌신샌들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gloves</text:p>
          </table:table-cell>
          <table:table-cell table:number-columns-repeated="254"/>
        </table:table-row>
        <table:table-row table:style-name="ro3">
          <table:table-cell office:value-type="string">
            <text:p>W_Gloves_0</text:p>
          </table:table-cell>
          <table:table-cell table:style-name="ce85" office:value-type="string">
            <text:p>낡은천장갑</text:p>
          </table:table-cell>
          <table:table-cell table:style-name="ce85" office:value-type="string">
            <text:p>낡은천장갑</text:p>
          </table:table-cell>
          <table:table-cell table:number-columns-repeated="253"/>
        </table:table-row>
        <table:table-row table:style-name="ro3">
          <table:table-cell office:value-type="string">
            <text:p>W_Gloves_1</text:p>
          </table:table-cell>
          <table:table-cell table:style-name="ce85" office:value-type="string">
            <text:p>숙련천장갑</text:p>
          </table:table-cell>
          <table:table-cell table:style-name="ce85" office:value-type="string">
            <text:p>숙련천장갑</text:p>
          </table:table-cell>
          <table:table-cell table:number-columns-repeated="253"/>
        </table:table-row>
        <table:table-row table:style-name="ro3">
          <table:table-cell office:value-type="string">
            <text:p>W_Gloves_2</text:p>
          </table:table-cell>
          <table:table-cell table:style-name="ce85" office:value-type="string">
            <text:p>유리아대</text:p>
          </table:table-cell>
          <table:table-cell table:style-name="ce85" office:value-type="string">
            <text:p>유리아대</text:p>
          </table:table-cell>
          <table:table-cell table:number-columns-repeated="253"/>
        </table:table-row>
        <table:table-row table:style-name="ro3">
          <table:table-cell office:value-type="string">
            <text:p>W_Gloves_3</text:p>
          </table:table-cell>
          <table:table-cell table:style-name="ce85" office:value-type="string">
            <text:p>가죽장갑</text:p>
          </table:table-cell>
          <table:table-cell table:style-name="ce85" office:value-type="string">
            <text:p>가죽장갑</text:p>
          </table:table-cell>
          <table:table-cell table:number-columns-repeated="253"/>
        </table:table-row>
        <table:table-row table:style-name="ro3">
          <table:table-cell office:value-type="string">
            <text:p>W_Gloves_4</text:p>
          </table:table-cell>
          <table:table-cell table:style-name="ce85" office:value-type="string">
            <text:p>공작깃아대</text:p>
          </table:table-cell>
          <table:table-cell table:style-name="ce85" office:value-type="string">
            <text:p>공작깃아대</text:p>
          </table:table-cell>
          <table:table-cell table:number-columns-repeated="253"/>
        </table:table-row>
        <table:table-row table:style-name="ro3">
          <table:table-cell office:value-type="string">
            <text:p>W_Gloves_5</text:p>
          </table:table-cell>
          <table:table-cell table:style-name="ce85" office:value-type="string">
            <text:p>은자수장갑</text:p>
          </table:table-cell>
          <table:table-cell table:style-name="ce85" office:value-type="string">
            <text:p>은자수장갑</text:p>
          </table:table-cell>
          <table:table-cell table:number-columns-repeated="253"/>
        </table:table-row>
        <table:table-row table:style-name="ro3">
          <table:table-cell office:value-type="string">
            <text:p>W_Gloves_6</text:p>
          </table:table-cell>
          <table:table-cell table:style-name="ce85" office:value-type="string">
            <text:p>비단아대</text:p>
          </table:table-cell>
          <table:table-cell table:style-name="ce85" office:value-type="string">
            <text:p>비단아대</text:p>
          </table:table-cell>
          <table:table-cell table:number-columns-repeated="253"/>
        </table:table-row>
        <table:table-row table:style-name="ro3">
          <table:table-cell office:value-type="string">
            <text:p>W_Gloves_7</text:p>
          </table:table-cell>
          <table:table-cell table:style-name="ce85" office:value-type="string">
            <text:p>금자수장갑</text:p>
          </table:table-cell>
          <table:table-cell table:style-name="ce85" office:value-type="string">
            <text:p>금자수장갑</text:p>
          </table:table-cell>
          <table:table-cell table:number-columns-repeated="253"/>
        </table:table-row>
        <table:table-row table:style-name="ro3">
          <table:table-cell office:value-type="string">
            <text:p>W_Gloves_8</text:p>
          </table:table-cell>
          <table:table-cell table:style-name="ce85" office:value-type="string">
            <text:p>황금깃아대</text:p>
          </table:table-cell>
          <table:table-cell table:style-name="ce85" office:value-type="string">
            <text:p>황금깃아대</text:p>
          </table:table-cell>
          <table:table-cell table:number-columns-repeated="253"/>
        </table:table-row>
        <table:table-row table:style-name="ro3">
          <table:table-cell office:value-type="string">
            <text:p>W_Gloves_9</text:p>
          </table:table-cell>
          <table:table-cell table:style-name="ce85" office:value-type="string">
            <text:p>기력장갑</text:p>
          </table:table-cell>
          <table:table-cell table:style-name="ce85" office:value-type="string">
            <text:p>기력장갑</text:p>
          </table:table-cell>
          <table:table-cell table:number-columns-repeated="253"/>
        </table:table-row>
        <table:table-row table:style-name="ro3">
          <table:table-cell office:value-type="string">
            <text:p>W_Gloves_10</text:p>
          </table:table-cell>
          <table:table-cell table:style-name="ce85" office:value-type="string">
            <text:p>고대인장갑</text:p>
          </table:table-cell>
          <table:table-cell table:style-name="ce85" office:value-type="string">
            <text:p>고대인장갑</text:p>
          </table:table-cell>
          <table:table-cell table:number-columns-repeated="253"/>
        </table:table-row>
        <table:table-row table:style-name="ro3">
          <table:table-cell office:value-type="string">
            <text:p>W_Gloves_11</text:p>
          </table:table-cell>
          <table:table-cell table:style-name="ce85" office:value-type="string">
            <text:p>크리스탈아대</text:p>
          </table:table-cell>
          <table:table-cell table:style-name="ce85" office:value-type="string">
            <text:p>크리스탈아대</text:p>
          </table:table-cell>
          <table:table-cell table:number-columns-repeated="253"/>
        </table:table-row>
        <table:table-row table:style-name="ro3">
          <table:table-cell office:value-type="string">
            <text:p>W_Gloves_12</text:p>
          </table:table-cell>
          <table:table-cell table:style-name="ce85" office:value-type="string">
            <text:p>활력장갑</text:p>
          </table:table-cell>
          <table:table-cell table:style-name="ce85" office:value-type="string">
            <text:p>활력장갑</text:p>
          </table:table-cell>
          <table:table-cell table:number-columns-repeated="253"/>
        </table:table-row>
        <table:table-row table:style-name="ro3">
          <table:table-cell office:value-type="string">
            <text:p>W_Gloves_13</text:p>
          </table:table-cell>
          <table:table-cell table:style-name="ce85" office:value-type="string">
            <text:p>학살자아대</text:p>
          </table:table-cell>
          <table:table-cell table:style-name="ce85" office:value-type="string">
            <text:p>학살자아대</text:p>
          </table:table-cell>
          <table:table-cell table:number-columns-repeated="253"/>
        </table:table-row>
        <table:table-row table:style-name="ro3">
          <table:table-cell office:value-type="string">
            <text:p>W_Gloves_14</text:p>
          </table:table-cell>
          <table:table-cell table:style-name="ce87" office:value-type="string">
            <text:p>환영술아대</text:p>
          </table:table-cell>
          <table:table-cell table:style-name="ce87" office:value-type="string">
            <text:p>환영술아대</text:p>
          </table:table-cell>
          <table:table-cell table:number-columns-repeated="253"/>
        </table:table-row>
        <table:table-row table:style-name="ro3">
          <table:table-cell office:value-type="string">
            <text:p>W_Gloves_15</text:p>
          </table:table-cell>
          <table:table-cell table:style-name="ce87" office:value-type="string">
            <text:p>실피드매듭</text:p>
          </table:table-cell>
          <table:table-cell table:style-name="ce87" office:value-type="string">
            <text:p>실피드매듭</text:p>
          </table:table-cell>
          <table:table-cell table:number-columns-repeated="253"/>
        </table:table-row>
        <table:table-row table:style-name="ro3">
          <table:table-cell office:value-type="string">
            <text:p>W_Gloves_16</text:p>
          </table:table-cell>
          <table:table-cell table:style-name="ce87" office:value-type="string">
            <text:p>미라쥬타입2</text:p>
          </table:table-cell>
          <table:table-cell table:style-name="ce87" office:value-type="string">
            <text:p>미라쥬타입2</text:p>
          </table:table-cell>
          <table:table-cell table:number-columns-repeated="253"/>
        </table:table-row>
        <table:table-row table:style-name="ro3">
          <table:table-cell office:value-type="string">
            <text:p>W_Gloves_17</text:p>
          </table:table-cell>
          <table:table-cell table:style-name="ce87" office:value-type="string">
            <text:p>아수라환영</text:p>
          </table:table-cell>
          <table:table-cell table:style-name="ce87" office:value-type="string">
            <text:p>아수라환영</text:p>
          </table:table-cell>
          <table:table-cell table:number-columns-repeated="253"/>
        </table:table-row>
        <table:table-row table:style-name="ro3">
          <table:table-cell office:value-type="string">
            <text:p>W_Gloves_18</text:p>
          </table:table-cell>
          <table:table-cell table:style-name="ce87" office:value-type="string">
            <text:p>지배의장갑</text:p>
          </table:table-cell>
          <table:table-cell table:style-name="ce87" office:value-type="string">
            <text:p>지배의장갑</text:p>
          </table:table-cell>
          <table:table-cell table:number-columns-repeated="253"/>
        </table:table-row>
        <table:table-row table:style-name="ro3">
          <table:table-cell office:value-type="string">
            <text:p>W_Gloves_19</text:p>
          </table:table-cell>
          <table:table-cell table:style-name="ce87" office:value-type="string">
            <text:p>폭풍아대</text:p>
          </table:table-cell>
          <table:table-cell table:style-name="ce87" office:value-type="string">
            <text:p>폭풍아대</text:p>
          </table:table-cell>
          <table:table-cell table:number-columns-repeated="253"/>
        </table:table-row>
        <table:table-row table:style-name="ro3">
          <table:table-cell office:value-type="string">
            <text:p>W_Gloves_20</text:p>
          </table:table-cell>
          <table:table-cell table:style-name="ce87" office:value-type="string">
            <text:p>치명타장갑</text:p>
          </table:table-cell>
          <table:table-cell table:style-name="ce87" office:value-type="string">
            <text:p>치명타장갑</text:p>
          </table:table-cell>
          <table:table-cell table:number-columns-repeated="253"/>
        </table:table-row>
        <table:table-row table:style-name="ro3">
          <table:table-cell office:value-type="string">
            <text:p>W_Gloves_21</text:p>
          </table:table-cell>
          <table:table-cell table:style-name="ce87" office:value-type="string">
            <text:p>광속아대</text:p>
          </table:table-cell>
          <table:table-cell table:style-name="ce87" office:value-type="string">
            <text:p>광속아대</text:p>
          </table:table-cell>
          <table:table-cell table:number-columns-repeated="253"/>
        </table:table-row>
        <table:table-row table:style-name="ro3">
          <table:table-cell office:value-type="string">
            <text:p>W_Gloves_22</text:p>
          </table:table-cell>
          <table:table-cell table:style-name="ce87" office:value-type="string">
            <text:p>풍신장갑</text:p>
          </table:table-cell>
          <table:table-cell table:style-name="ce87" office:value-type="string">
            <text:p>풍신장갑</text:p>
          </table:table-cell>
          <table:table-cell table:number-columns-repeated="253"/>
        </table:table-row>
        <table:table-row table:style-name="ro3">
          <table:table-cell office:value-type="string">
            <text:p>W_Gloves_23</text:p>
          </table:table-cell>
          <table:table-cell table:style-name="ce87" office:value-type="string">
            <text:p>닌자의길</text:p>
          </table:table-cell>
          <table:table-cell table:style-name="ce87" office:value-type="string">
            <text:p>닌자의길</text:p>
          </table:table-cell>
          <table:table-cell table:number-columns-repeated="253"/>
        </table:table-row>
        <table:table-row table:style-name="ro3">
          <table:table-cell office:value-type="string">
            <text:p>W_Gloves_24</text:p>
          </table:table-cell>
          <table:table-cell table:style-name="ce87" office:value-type="string">
            <text:p>악마의길</text:p>
          </table:table-cell>
          <table:table-cell table:style-name="ce87" office:value-type="string">
            <text:p>악마의길</text:p>
          </table:table-cell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89" office:value-type="string">
            <text:p>necklace</text:p>
          </table:table-cell>
          <table:table-cell table:number-columns-repeated="254"/>
        </table:table-row>
        <table:table-row table:style-name="ro3">
          <table:table-cell office:value-type="string">
            <text:p>Necklace_0</text:p>
          </table:table-cell>
          <table:table-cell table:style-name="ce85" office:value-type="string">
            <text:p>녹슨띠</text:p>
          </table:table-cell>
          <table:table-cell table:style-name="ce85" office:value-type="string">
            <text:p>녹슨띠</text:p>
          </table:table-cell>
          <table:table-cell table:number-columns-repeated="253"/>
        </table:table-row>
        <table:table-row table:style-name="ro3">
          <table:table-cell office:value-type="string">
            <text:p>Necklace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Necklace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Necklace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Necklace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Necklace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Necklace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Necklace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Necklace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Necklace_9</text:p>
          </table:table-cell>
          <table:table-cell table:style-name="ce85" office:value-type="string">
            <text:p>홀리스타</text:p>
          </table:table-cell>
          <table:table-cell table:style-name="ce85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10</text:p>
          </table:table-cell>
          <table:table-cell table:style-name="ce85" office:value-type="string">
            <text:p>용자의힘</text:p>
          </table:table-cell>
          <table:table-cell table:style-name="ce85" office:value-type="string">
            <text:p>용자의힘</text:p>
          </table:table-cell>
          <table:table-cell table:number-columns-repeated="253"/>
        </table:table-row>
        <table:table-row table:style-name="ro3">
          <table:table-cell office:value-type="string">
            <text:p>Necklace_11</text:p>
          </table:table-cell>
          <table:table-cell table:style-name="ce85" office:value-type="string">
            <text:p>마전사목걸이</text:p>
          </table:table-cell>
          <table:table-cell table:style-name="ce85" office:value-type="string">
            <text:p>마전사목걸이</text:p>
          </table:table-cell>
          <table:table-cell table:number-columns-repeated="253"/>
        </table:table-row>
        <table:table-row table:style-name="ro3">
          <table:table-cell office:value-type="string">
            <text:p>Necklace_12</text:p>
          </table:table-cell>
          <table:table-cell table:style-name="ce85" office:value-type="string">
            <text:p>고대의띠</text:p>
          </table:table-cell>
          <table:table-cell table:style-name="ce85" office:value-type="string">
            <text:p>고대의띠</text:p>
          </table:table-cell>
          <table:table-cell table:number-columns-repeated="253"/>
        </table:table-row>
        <table:table-row table:style-name="ro3">
          <table:table-cell office:value-type="string">
            <text:p>Necklace_13</text:p>
          </table:table-cell>
          <table:table-cell table:style-name="ce85" office:value-type="string">
            <text:p>빛의심판</text:p>
          </table:table-cell>
          <table:table-cell table:style-name="ce85" office:value-type="string">
            <text:p>빛의심판</text:p>
          </table:table-cell>
          <table:table-cell table:number-columns-repeated="253"/>
        </table:table-row>
        <table:table-row table:style-name="ro3">
          <table:table-cell office:value-type="string">
            <text:p>Necklace_14</text:p>
          </table:table-cell>
          <table:table-cell table:style-name="ce85" office:value-type="string">
            <text:p>정의의목걸이</text:p>
          </table:table-cell>
          <table:table-cell table:style-name="ce85" office:value-type="string">
            <text:p>정의의목걸이</text:p>
          </table:table-cell>
          <table:table-cell table:number-columns-repeated="253"/>
        </table:table-row>
        <table:table-row table:style-name="ro3">
          <table:table-cell office:value-type="string">
            <text:p>Necklace_15</text:p>
          </table:table-cell>
          <table:table-cell table:style-name="ce85" office:value-type="string">
            <text:p>신뢰의띠</text:p>
          </table:table-cell>
          <table:table-cell table:style-name="ce85" office:value-type="string">
            <text:p>신뢰의띠</text:p>
          </table:table-cell>
          <table:table-cell table:number-columns-repeated="253"/>
        </table:table-row>
        <table:table-row table:style-name="ro3">
          <table:table-cell office:value-type="string">
            <text:p>Necklace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Necklace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Necklace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Necklace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Necklace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Necklace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Necklace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Necklace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Necklace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>
          <table:table-cell table:style-name="Default"/>
          <table:table-cell table:style-name="ce89" office:value-type="string">
            <text:p>ring</text:p>
          </table:table-cell>
          <table:table-cell table:number-columns-repeated="254"/>
        </table:table-row>
        <table:table-row table:style-name="ro3">
          <table:table-cell office:value-type="string">
            <text:p>Ring_0</text:p>
          </table:table-cell>
          <table:table-cell table:style-name="ce85" office:value-type="string">
            <text:p>녹슨반지</text:p>
          </table:table-cell>
          <table:table-cell table:style-name="ce85" office:value-type="string">
            <text:p>녹슨반지</text:p>
          </table:table-cell>
          <table:table-cell table:number-columns-repeated="253"/>
        </table:table-row>
        <table:table-row table:style-name="ro3">
          <table:table-cell office:value-type="string">
            <text:p>Ring_1</text:p>
          </table:table-cell>
          <table:table-cell table:style-name="ce85" office:value-type="string">
            <text:p>낡은반지</text:p>
          </table:table-cell>
          <table:table-cell table:style-name="ce85" office:value-type="string">
            <text:p>낡은반지</text:p>
          </table:table-cell>
          <table:table-cell table:number-columns-repeated="253"/>
        </table:table-row>
        <table:table-row table:style-name="ro3">
          <table:table-cell office:value-type="string">
            <text:p>Ring_2</text:p>
          </table:table-cell>
          <table:table-cell table:style-name="ce85" office:value-type="string">
            <text:p>강철반지</text:p>
          </table:table-cell>
          <table:table-cell table:style-name="ce85" office:value-type="string">
            <text:p>강철반지</text:p>
          </table:table-cell>
          <table:table-cell table:number-columns-repeated="253"/>
        </table:table-row>
        <table:table-row table:style-name="ro3">
          <table:table-cell office:value-type="string">
            <text:p>Ring_3</text:p>
          </table:table-cell>
          <table:table-cell table:style-name="ce85" office:value-type="string">
            <text:p>숙련반지</text:p>
          </table:table-cell>
          <table:table-cell table:style-name="ce85" office:value-type="string">
            <text:p>숙련반지</text:p>
          </table:table-cell>
          <table:table-cell table:number-columns-repeated="253"/>
        </table:table-row>
        <table:table-row table:style-name="ro3">
          <table:table-cell office:value-type="string">
            <text:p>Ring_4</text:p>
          </table:table-cell>
          <table:table-cell table:style-name="ce85" office:value-type="string">
            <text:p>크리스탈링</text:p>
          </table:table-cell>
          <table:table-cell table:style-name="ce85" office:value-type="string">
            <text:p>크리스탈링</text:p>
          </table:table-cell>
          <table:table-cell table:number-columns-repeated="253"/>
        </table:table-row>
        <table:table-row table:style-name="ro3">
          <table:table-cell office:value-type="string">
            <text:p>Ring_5</text:p>
          </table:table-cell>
          <table:table-cell table:style-name="ce85" office:value-type="string">
            <text:p>성직자링</text:p>
          </table:table-cell>
          <table:table-cell table:style-name="ce85" office:value-type="string">
            <text:p>성직자링</text:p>
          </table:table-cell>
          <table:table-cell table:number-columns-repeated="253"/>
        </table:table-row>
        <table:table-row table:style-name="ro3">
          <table:table-cell office:value-type="string">
            <text:p>Ring_6</text:p>
          </table:table-cell>
          <table:table-cell table:style-name="ce85" office:value-type="string">
            <text:p>위엄의링</text:p>
          </table:table-cell>
          <table:table-cell table:style-name="ce85" office:value-type="string">
            <text:p>위엄의링</text:p>
          </table:table-cell>
          <table:table-cell table:number-columns-repeated="253"/>
        </table:table-row>
        <table:table-row table:style-name="ro3">
          <table:table-cell office:value-type="string">
            <text:p>Ring_7</text:p>
          </table:table-cell>
          <table:table-cell table:style-name="ce85" office:value-type="string">
            <text:p>마력반지</text:p>
          </table:table-cell>
          <table:table-cell table:style-name="ce85" office:value-type="string">
            <text:p>마력반지</text:p>
          </table:table-cell>
          <table:table-cell table:number-columns-repeated="253"/>
        </table:table-row>
        <table:table-row table:style-name="ro3">
          <table:table-cell office:value-type="string">
            <text:p>Ring_8</text:p>
          </table:table-cell>
          <table:table-cell table:style-name="ce85" office:value-type="string">
            <text:p>용자의링</text:p>
          </table:table-cell>
          <table:table-cell table:style-name="ce85" office:value-type="string">
            <text:p>용자의링</text:p>
          </table:table-cell>
          <table:table-cell table:number-columns-repeated="253"/>
        </table:table-row>
        <table:table-row table:style-name="ro3">
          <table:table-cell office:value-type="string">
            <text:p>Ring_9</text:p>
          </table:table-cell>
          <table:table-cell table:style-name="ce85" office:value-type="string">
            <text:p>수호반지</text:p>
          </table:table-cell>
          <table:table-cell table:style-name="ce85" office:value-type="string">
            <text:p>수호반지</text:p>
          </table:table-cell>
          <table:table-cell table:number-columns-repeated="253"/>
        </table:table-row>
        <table:table-row table:style-name="ro3">
          <table:table-cell office:value-type="string">
            <text:p>Ring_10</text:p>
          </table:table-cell>
          <table:table-cell table:style-name="ce85" office:value-type="string">
            <text:p>홀리링</text:p>
          </table:table-cell>
          <table:table-cell table:style-name="ce85" office:value-type="string">
            <text:p>홀리링</text:p>
          </table:table-cell>
          <table:table-cell table:number-columns-repeated="253"/>
        </table:table-row>
        <table:table-row table:style-name="ro3">
          <table:table-cell office:value-type="string">
            <text:p>Ring_11</text:p>
          </table:table-cell>
          <table:table-cell table:style-name="ce85" office:value-type="string">
            <text:p>고대의반지</text:p>
          </table:table-cell>
          <table:table-cell table:style-name="ce85" office:value-type="string">
            <text:p>고대의반지</text:p>
          </table:table-cell>
          <table:table-cell table:number-columns-repeated="253"/>
        </table:table-row>
        <table:table-row table:style-name="ro3">
          <table:table-cell office:value-type="string">
            <text:p>Ring_12</text:p>
          </table:table-cell>
          <table:table-cell table:style-name="ce85" office:value-type="string">
            <text:p>마전사반지</text:p>
          </table:table-cell>
          <table:table-cell table:style-name="ce85" office:value-type="string">
            <text:p>마전사반지</text:p>
          </table:table-cell>
          <table:table-cell table:number-columns-repeated="253"/>
        </table:table-row>
        <table:table-row table:style-name="ro3">
          <table:table-cell office:value-type="string">
            <text:p>Ring_13</text:p>
          </table:table-cell>
          <table:table-cell table:style-name="ce85" office:value-type="string">
            <text:p>샤이닝링</text:p>
          </table:table-cell>
          <table:table-cell table:style-name="ce85" office:value-type="string">
            <text:p>샤이닝링</text:p>
          </table:table-cell>
          <table:table-cell table:number-columns-repeated="253"/>
        </table:table-row>
        <table:table-row table:style-name="ro3">
          <table:table-cell office:value-type="string">
            <text:p>Ring_14</text:p>
          </table:table-cell>
          <table:table-cell table:style-name="ce85" office:value-type="string">
            <text:p>극악반지</text:p>
          </table:table-cell>
          <table:table-cell table:style-name="ce85" office:value-type="string">
            <text:p>극악반지</text:p>
          </table:table-cell>
          <table:table-cell table:number-columns-repeated="253"/>
        </table:table-row>
        <table:table-row table:style-name="ro3">
          <table:table-cell office:value-type="string">
            <text:p>Ring_15</text:p>
          </table:table-cell>
          <table:table-cell table:style-name="ce85" office:value-type="string">
            <text:p>신뢰반지</text:p>
          </table:table-cell>
          <table:table-cell table:style-name="ce85" office:value-type="string">
            <text:p>신뢰반지</text:p>
          </table:table-cell>
          <table:table-cell table:number-columns-repeated="253"/>
        </table:table-row>
        <table:table-row table:style-name="ro3">
          <table:table-cell office:value-type="string">
            <text:p>Ring_16</text:p>
          </table:table-cell>
          <table:table-cell table:style-name="ce85" office:value-type="string">
            <text:p>초월반지</text:p>
          </table:table-cell>
          <table:table-cell table:style-name="ce85" office:value-type="string">
            <text:p>초월반지</text:p>
          </table:table-cell>
          <table:table-cell table:number-columns-repeated="253"/>
        </table:table-row>
        <table:table-row table:style-name="ro3">
          <table:table-cell office:value-type="string">
            <text:p>Ring_17</text:p>
          </table:table-cell>
          <table:table-cell table:style-name="ce85" office:value-type="string">
            <text:p>크로스크로우</text:p>
          </table:table-cell>
          <table:table-cell table:style-name="ce85" office:value-type="string">
            <text:p>크로스크로우</text:p>
          </table:table-cell>
          <table:table-cell table:number-columns-repeated="253"/>
        </table:table-row>
        <table:table-row table:style-name="ro3">
          <table:table-cell office:value-type="string">
            <text:p>Ring_18</text:p>
          </table:table-cell>
          <table:table-cell table:style-name="ce85" office:value-type="string">
            <text:p>이그니스링</text:p>
          </table:table-cell>
          <table:table-cell table:style-name="ce85" office:value-type="string">
            <text:p>이그니스링</text:p>
          </table:table-cell>
          <table:table-cell table:number-columns-repeated="253"/>
        </table:table-row>
        <table:table-row table:style-name="ro3">
          <table:table-cell office:value-type="string">
            <text:p>Ring_19</text:p>
          </table:table-cell>
          <table:table-cell table:style-name="ce85" office:value-type="string">
            <text:p>매지컬프린스</text:p>
          </table:table-cell>
          <table:table-cell table:style-name="ce85" office:value-type="string">
            <text:p>매지컬프린스</text:p>
          </table:table-cell>
          <table:table-cell table:number-columns-repeated="253"/>
        </table:table-row>
        <table:table-row table:style-name="ro3">
          <table:table-cell office:value-type="string">
            <text:p>Ring_20</text:p>
          </table:table-cell>
          <table:table-cell table:style-name="ce87" office:value-type="string">
            <text:p>창천의빛</text:p>
          </table:table-cell>
          <table:table-cell table:style-name="ce87" office:value-type="string">
            <text:p>창천의빛</text:p>
          </table:table-cell>
          <table:table-cell table:number-columns-repeated="253"/>
        </table:table-row>
        <table:table-row table:style-name="ro3">
          <table:table-cell office:value-type="string">
            <text:p>Ring_21</text:p>
          </table:table-cell>
          <table:table-cell table:style-name="ce87" office:value-type="string">
            <text:p>순교자의피</text:p>
          </table:table-cell>
          <table:table-cell table:style-name="ce87" office:value-type="string">
            <text:p>순교자의피</text:p>
          </table:table-cell>
          <table:table-cell table:number-columns-repeated="253"/>
        </table:table-row>
        <table:table-row table:style-name="ro3">
          <table:table-cell office:value-type="string">
            <text:p>Ring_22</text:p>
          </table:table-cell>
          <table:table-cell table:style-name="ce87" office:value-type="string">
            <text:p>홀리스타</text:p>
          </table:table-cell>
          <table:table-cell table:style-name="ce87" office:value-type="string">
            <text:p>홀리스타</text:p>
          </table:table-cell>
          <table:table-cell table:number-columns-repeated="253"/>
        </table:table-row>
        <table:table-row table:style-name="ro3">
          <table:table-cell office:value-type="string">
            <text:p>Ring_23</text:p>
          </table:table-cell>
          <table:table-cell table:style-name="ce87" office:value-type="string">
            <text:p>글로리샤인</text:p>
          </table:table-cell>
          <table:table-cell table:style-name="ce87" office:value-type="string">
            <text:p>글로리샤인</text:p>
          </table:table-cell>
          <table:table-cell table:number-columns-repeated="253"/>
        </table:table-row>
        <table:table-row table:style-name="ro3">
          <table:table-cell office:value-type="string">
            <text:p>Ring_24</text:p>
          </table:table-cell>
          <table:table-cell table:style-name="ce87" office:value-type="string">
            <text:p>라그나록</text:p>
          </table:table-cell>
          <table:table-cell table:style-name="ce87" office:value-type="string">
            <text:p>라그나록</text:p>
          </table:table-cell>
          <table:table-cell table:number-columns-repeated="253"/>
        </table:table-row>
        <table:table-row table:style-name="ro2" table:number-rows-repeated="2">
          <table:table-cell table:style-name="ce80" table:number-columns-repeated="6"/>
          <table:table-cell table:number-columns-repeated="250"/>
        </table:table-row>
        <table:table-row table:style-name="ro2">
          <table:table-cell/>
          <table:table-cell table:style-name="ce89" office:value-type="string">
            <text:p>scroll</text:p>
          </table:table-cell>
          <table:table-cell table:number-columns-repeated="254"/>
        </table:table-row>
        <table:table-row table:style-name="ro3">
          <table:table-cell table:style-name="ce82" office:value-type="string">
            <text:p>Scroll_0</text:p>
          </table:table-cell>
          <table:table-cell office:value-type="string">
            <text:p>agile</text:p>
          </table:table-cell>
          <table:table-cell office:value-type="string">
            <text:p>민첩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1</text:p>
          </table:table-cell>
          <table:table-cell office:value-type="string">
            <text:p>sharp </text:p>
          </table:table-cell>
          <table:table-cell office:value-type="string">
            <text:p>예리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2</text:p>
          </table:table-cell>
          <table:table-cell office:value-type="string">
            <text:p>giant</text:p>
          </table:table-cell>
          <table:table-cell office:value-type="string">
            <text:p>거인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3</text:p>
          </table:table-cell>
          <table:table-cell office:value-type="string">
            <text:p>contract</text:p>
          </table:table-cell>
          <table:table-cell office:value-type="string">
            <text:p>계약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4</text:p>
          </table:table-cell>
          <table:table-cell office:value-type="string">
            <text:p>cruel </text:p>
          </table:table-cell>
          <table:table-cell office:value-type="string">
            <text:p>참혹한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5</text:p>
          </table:table-cell>
          <table:table-cell office:value-type="string">
            <text:p>cursed</text:p>
          </table:table-cell>
          <table:table-cell office:value-type="string">
            <text:p>저주의</text:p>
          </table:table-cell>
          <table:table-cell table:number-columns-repeated="253"/>
        </table:table-row>
        <table:table-row table:style-name="ro3">
          <table:table-cell table:style-name="ce82" office:value-type="string">
            <text:p>Scroll_6</text:p>
          </table:table-cell>
          <table:table-cell office:value-type="string">
            <text:p>magic</text:p>
          </table:table-cell>
          <table:table-cell office:value-type="string">
            <text:p>마법의</text:p>
          </table:table-cell>
          <table:table-cell table:number-columns-repeated="253"/>
        </table:table-row>
        <table:table-row table:style-name="ro2">
          <table:table-cell table:style-name="ce82"/>
          <table:table-cell table:number-columns-repeated="255"/>
        </table:table-row>
        <table:table-row table:style-name="ro3">
          <table:table-cell table:style-name="ce82" office:value-type="string">
            <text:p>CLEAR</text:p>
          </table:table-cell>
          <table:table-cell office:value-type="string">
            <text:p>completion <text:s text:c="2"/></text:p>
          </table:table-cell>
          <table:table-cell office:value-type="string">
            <text:p>완료</text:p>
          </table:table-cell>
          <table:table-cell table:number-columns-repeated="253"/>
        </table:table-row>
        <table:table-row table:style-name="ro3">
          <table:table-cell/>
          <table:table-cell table:style-name="ce91" office:value-type="string">
            <text:p>메인퀘템</text:p>
          </table:table-cell>
          <table:table-cell table:number-columns-repeated="254"/>
        </table:table-row>
        <table:table-row table:style-name="ro3">
          <table:table-cell office:value-type="string">
            <text:p>MAINQUEST_0</text:p>
          </table:table-cell>
          <table:table-cell office:value-type="string">
            <text:p>Explosive</text:p>
          </table:table-cell>
          <table:table-cell office:value-type="string">
            <text:p>오래된 폭약</text:p>
          </table:table-cell>
          <table:table-cell table:number-columns-repeated="253"/>
        </table:table-row>
        <table:table-row table:style-name="ro3">
          <table:table-cell office:value-type="string">
            <text:p>MAINQUEST_1</text:p>
          </table:table-cell>
          <table:table-cell office:value-type="string">
            <text:p>Rusty medal</text:p>
          </table:table-cell>
          <table:table-cell office:value-type="string">
            <text:p>낡은 메달</text:p>
          </table:table-cell>
          <table:table-cell table:number-columns-repeated="253"/>
        </table:table-row>
        <table:table-row table:style-name="ro3">
          <table:table-cell office:value-type="string">
            <text:p>MAINQUEST_2</text:p>
          </table:table-cell>
          <table:table-cell office:value-type="string">
            <text:p>Amethyst</text:p>
          </table:table-cell>
          <table:table-cell office:value-type="string">
            <text:p>자수정</text:p>
          </table:table-cell>
          <table:table-cell table:number-columns-repeated="253"/>
        </table:table-row>
        <table:table-row table:style-name="ro3">
          <table:table-cell office:value-type="string">
            <text:p>MAINQUEST_3</text:p>
          </table:table-cell>
          <table:table-cell office:value-type="string">
            <text:p>Lost diary</text:p>
          </table:table-cell>
          <table:table-cell office:value-type="string">
            <text:p>잃어버린 일지</text:p>
          </table:table-cell>
          <table:table-cell table:number-columns-repeated="253"/>
        </table:table-row>
        <table:table-row table:style-name="ro2" table:number-rows-repeated="651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oading" table:style-name="ta1" table:print="false">
        <table:table-column table:style-name="co10" table:default-cell-style-name="ce79"/>
        <table:table-column table:style-name="co14" table:default-cell-style-name="ce90"/>
        <table:table-column table:style-name="co15" table:default-cell-style-name="ce94"/>
        <table:table-column table:style-name="co13" table:number-columns-repeated="253" table:default-cell-style-name="ce90"/>
        <table:table-row table:style-name="ro3">
          <table:table-cell table:style-name="ce77" office:value-type="string">
            <text:p>::Id::</text:p>
          </table:table-cell>
          <table:table-cell table:style-name="ce77" office:value-type="string">
            <text:p>::en::</text:p>
          </table:table-cell>
          <table:table-cell table:style-name="ce95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7"/>
          <table:table-cell table:style-name="ce83"/>
          <table:table-cell table:style-name="ce95"/>
          <table:table-cell table:number-columns-repeated="253"/>
        </table:table-row>
        <table:table-row table:style-name="ro3">
          <table:table-cell office:value-type="string">
            <text:p>hint</text:p>
          </table:table-cell>
          <table:table-cell table:number-columns-repeated="2" office:value-type="string">
            <text:p>HINT</text:p>
          </table:table-cell>
          <table:table-cell table:number-columns-repeated="253"/>
        </table:table-row>
        <table:table-row table:style-name="ro3">
          <table:table-cell office:value-type="string">
            <text:p>loading</text:p>
          </table:table-cell>
          <table:table-cell table:number-columns-repeated="2" office:value-type="string">
            <text:p>NOW LOADING</text:p>
          </table:table-cell>
          <table:table-cell table:number-columns-repeated="253"/>
        </table:table-row>
        <table:table-row table:style-name="ro6">
          <table:table-cell office:value-type="string">
            <text:p>notice1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1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2</text:p>
          </table:table-cell>
          <table:table-cell table:style-name="ce94" office:value-type="string">
            <text:p>You can return to the town easily by using hearthstone.</text:p>
            <text:p>.</text:p>
          </table:table-cell>
          <table:table-cell table:style-name="ce90" office:value-type="string">
            <text:p>2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3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3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6">
          <table:table-cell office:value-type="string">
            <text:p>notice4</text:p>
          </table:table-cell>
          <table:table-cell table:style-name="ce94" office:value-type="string">
            <text:p>You can return to the town easily by using hearthstone.</text:p>
          </table:table-cell>
          <table:table-cell table:style-name="ce90" office:value-type="string">
            <text:p>4귀환석을 사용하면 마을에 쉽게 돌아올수 있습니다.</text:p>
          </table:table-cell>
          <table:table-cell table:style-name="Default"/>
          <table:table-cell table:number-columns-repeated="252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_FilterDatabase_1" table:base-cell-address="$AreaName.$A$1" table:expression="$#REF!.$A$3:$K$2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1" svg:font-family="Arial1"/>
    <style:font-face style:name="Times New Roman1" svg:font-family="'Times New Roman'"/>
    <style:font-face style:name="굴림1" svg:font-family="굴림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 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integer-digits="1" number:grouping="true"/>
      <number:text> </number:text>
    </number:number-style>
    <number:number-style style:name="N192P1" style:volatile="true">
      <number:text>-$</number:text>
      <number:number number:decimal-places="2" number:min-integer-digits="1" number:grouping="true"/>
      <number:text> </number:text>
    </number:number-style>
    <number:number-style style:name="N192P2" style:volatile="true">
      <number:text> $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￥</number:text>
      <number:number number:decimal-places="0" number:min-integer-digits="1" number:grouping="true"/>
    </number:number-style>
    <number:number-style style:name="N198">
      <number:text>￥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￥</number:text>
      <number:number number:decimal-places="0" number:min-integer-digits="1" number:grouping="true"/>
    </number:number-style>
    <number:number-style style:name="N199">
      <style:text-properties fo:color="#ff0000"/>
      <number:text>￥-</number:text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￥</number:text>
      <number:number number:decimal-places="2" number:min-integer-digits="1" number:grouping="true"/>
    </number:number-style>
    <number:number-style style:name="N201">
      <number:text>￥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￥</number:text>
      <number:number number:decimal-places="2" number:min-integer-digits="1" number:grouping="true"/>
    </number:number-style>
    <number:number-style style:name="N202">
      <style:text-properties fo:color="#ff0000"/>
      <number:text>￥-</number:text>
      <number:number number:decimal-places="2" number:min-integer-digits="1" number:grouping="true"/>
      <style:map style:condition="value()&gt;=0" style:apply-style-name="N202P0"/>
    </number:number-style>
    <number:number-style style:name="N206P0" style:volatile="true">
      <number:text> ￥</number:text>
      <number:number number:decimal-places="0" number:min-integer-digits="1" number:grouping="true"/>
      <number:text> </number:text>
    </number:number-style>
    <number:number-style style:name="N206P1" style:volatile="true">
      <number:text> ￥-</number:text>
      <number:number number:decimal-places="0" number:min-integer-digits="1" number:grouping="true"/>
      <number:text> </number:text>
    </number:number-style>
    <number:number-style style:name="N206P2" style:volatile="true">
      <number:text> ￥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-</number:text>
      <number:number number: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￥</number:text>
      <number:number number:decimal-places="2" number:min-integer-digits="1" number:grouping="true"/>
      <number:text> </number:text>
    </number:number-style>
    <number:number-style style:name="N212P1" style:volatile="true">
      <number:text> ￥-</number:text>
      <number:number number:decimal-places="2" number:min-integer-digits="1" number:grouping="true"/>
      <number:text> </number:text>
    </number:number-style>
    <number:number-style style:name="N212P2" style:volatile="true">
      <number:text> ￥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 $</number:text>
      <number:number number:decimal-places="0" number:min-integer-digits="1" number:grouping="true"/>
      <number:text> </number:text>
    </number:number-style>
    <number:number-style style:name="N222P1" style:volatile="true">
      <number:text> $(</number:text>
      <number:number number:decimal-places="0" number:min-integer-digits="1" number:grouping="true"/>
      <number:text>)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 $</number:text>
      <number:number number:decimal-places="2" number:min-integer-digits="1" number:grouping="true"/>
      <number:text> </number:text>
    </number:number-style>
    <number:number-style style:name="N226P1" style:volatile="true">
      <number:text> $(</number:text>
      <number:number number:decimal-places="2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6P0"/>
    </number:currency-style>
    <number:number-style style:name="N238P0" style:volatile="true">
      <number:number number:decimal-places="0" number:min-integer-digits="1" number:grouping="true"/>
      <number:text> $ </number:text>
    </number:number-style>
    <number:number-style style:name="N2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$ </number:text>
    </number:number-style>
    <number:number-style style:name="N239">
      <number:number number:decimal-places="0" number:min-integer-digits="1" number:grouping="true"/>
      <number:text> $-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$ </number:text>
    </number:number-style>
    <number:number-style style:name="N240">
      <style:text-properties fo:color="#ff0000"/>
      <number:number number:decimal-places="0" number:min-integer-digits="1" number:grouping="true"/>
      <number:text> $-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$ </number:text>
    </number:number-style>
    <number:number-style style:name="N242">
      <number:number number:decimal-places="2" number:min-integer-digits="1" number:grouping="true"/>
      <number:text> $-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$ </number:text>
    </number:number-style>
    <number:number-style style:name="N243">
      <style:text-properties fo:color="#ff0000"/>
      <number:number number:decimal-places="2" number:min-integer-digits="1" number:grouping="true"/>
      <number:text> $-</number:text>
      <style:map style:condition="value()&gt;=0" style:apply-style-name="N243P0"/>
    </number:number-style>
    <number:number-style style:name="N246P0" style:volatile="true">
      <number:number number:decimal-places="0" number:min-integer-digits="1" number:grouping="true"/>
      <number:text> $ </number:text>
    </number:number-style>
    <number:number-style style:name="N246P1" style:volatile="true">
      <number:number number:decimal-places="0" number:min-integer-digits="1" number:grouping="true"/>
      <number:text> $-</number:text>
    </number:number-style>
    <number:number-style style:name="N246P2" style:volatile="true">
      <number:text> - $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   </number:text>
    </number:number-style>
    <number:number-style style:name="N248P1" style:volatile="true">
      <number:number number:decimal-places="0" number:min-integer-digits="1" number:grouping="true"/>
      <number:text>   -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number:number number:decimal-places="2" number:min-integer-digits="1" number:grouping="true"/>
      <number:text> $ </number:text>
    </number:number-style>
    <number:number-style style:name="N251P1" style:volatile="true">
      <number:number number:decimal-places="2" number:min-integer-digits="1" number:grouping="true"/>
      <number:text> $-</number:text>
    </number:number-style>
    <number:number-style style:name="N251P2" style:volatile="true">
      <number:text> -</number:text>
      <number:number number:decimal-places="0" number:min-integer-digits="0"/>
      <number:text> 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2" number:min-integer-digits="1" number:grouping="true"/>
      <number:text>    </number:text>
    </number:number-style>
    <number:number-style style:name="N253P1" style:volatile="true">
      <number:number number:decimal-places="2" number:min-integer-digits="1" number:grouping="true"/>
      <number:text>   -</number:text>
    </number:number-style>
    <number:number-style style:name="N253P2" style:volatile="true">
      <number:text> -</number:text>
      <number:number number: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Vrai</number:text>
    </number:number-style>
    <number:number-style style:name="N255P1" style:volatile="true">
      <number:text>Vrai</number:text>
    </number:number-style>
    <number:number-style style:name="N255">
      <number:text>Faux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f</number:text>
    </number:number-style>
    <number:number-style style:name="N257P1" style:volatile="true">
      <number:text>Actif</number:text>
    </number:number-style>
    <number:number-style style:name="N257">
      <number:text>Inactif</number:text>
      <style:map style:condition="value()&gt;0" style:apply-style-name="N257P0"/>
      <style:map style:condition="value()&lt;0" style:apply-style-name="N257P1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60P0" style:volatile="true">
      <number:text>\</number:text>
      <number:number number:decimal-places="0" number:min-integer-digits="1" number:grouping="true"/>
    </number:number-style>
    <number:number-style style:name="N260">
      <number:text>-\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style:text-properties fo:color="#ff0000"/>
      <number:text>-\</number:text>
      <number:number number:decimal-places="0" number:min-integer-digits="1" number:grouping="true"/>
      <style:map style:condition="value()&gt;=0" style:apply-style-name="N261P0"/>
    </number:number-style>
    <number:number-style style:name="N263P0" style:volatile="true">
      <number:text>\</number:text>
      <number:number number:decimal-places="2" number:min-integer-digits="1" number:grouping="true"/>
    </number:number-style>
    <number:number-style style:name="N263">
      <number:text>-\</number:text>
      <number:number number:decimal-places="2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2" number:min-integer-digits="1" number:grouping="true"/>
    </number:number-style>
    <number:number-style style:name="N264">
      <style:text-properties fo:color="#ff0000"/>
      <number:text>-\</number:text>
      <number:number number:decimal-places="2" number:min-integer-digits="1" number:grouping="true"/>
      <style:map style:condition="value()&gt;=0" style:apply-style-name="N264P0"/>
    </number:number-style>
    <number:number-style style:name="N265P0" style:volatile="true">
      <number:number number:decimal-places="0" number:min-integer-digits="1" number:grouping="true"/>
    </number:number-style>
    <number:number-style style:name="N265">
      <number:text>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 number:grouping="true"/>
    </number:number-style>
    <number:number-style style:name="N266">
      <style:text-properties fo:color="#ff0000"/>
      <number:text>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number:min-integer-digits="1" number:grouping="true"/>
    </number:number-style>
    <number:number-style style:name="N267">
      <number:text>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number number:decimal-places="2" number:min-integer-digits="1" number:grouping="true"/>
    </number:number-style>
    <number:number-style style:name="N268">
      <style:text-properties fo:color="#ff0000"/>
      <number:text>-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\</number:text>
      <number:number number:decimal-places="0" number:min-integer-digits="1" number:grouping="true"/>
      <number:text> </number:text>
    </number:number-style>
    <number:number-style style:name="N272P1" style:volatile="true">
      <number:text>-\</number:text>
      <number:number number:decimal-places="0" number:min-integer-digits="1" number:grouping="true"/>
      <number:text> </number:text>
    </number:number-style>
    <number:number-style style:name="N272P2" style:volatile="true">
      <number:text> \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\</number:text>
      <number:number number:decimal-places="2" number:min-integer-digits="1" number:grouping="true"/>
      <number:text> </number:text>
    </number:number-style>
    <number:number-style style:name="N276P1" style:volatile="true">
      <number:text>-\</number:text>
      <number:number number:decimal-places="2" number:min-integer-digits="1" number:grouping="true"/>
      <number:text> </number:text>
    </number:number-style>
    <number:number-style style:name="N276P2" style:volatile="true">
      <number:text> \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style="long"/>
      <number:text>월 </number:text>
      <number:day number:style="long"/>
      <number:text>일</number:text>
    </number:date-style>
    <number:number-style style:name="N278">
      <number:number number:decimal-places="0" number:min-integer-digits="1"/>
      <number:text> </number:text>
    </number:number-style>
    <number:number-style style:name="N279P0" style:volatile="true">
      <number:number number:decimal-places="0" number:min-integer-digits="1"/>
      <number:text> </number:text>
    </number:number-style>
    <number:number-style style:name="N279">
      <style:text-properties fo:color="#ff0000"/>
      <number:text>(</number:text>
      <number:number number:decimal-places="0" number:min-integer-digits="1"/>
      <number:text>)</number:text>
      <style:map style:condition="value()&gt;=0" style:apply-style-name="N279P0"/>
    </number:number-style>
    <number:time-style style:name="N280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81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number-style style:name="N282">
      <number:number number:decimal-places="0" number:min-integer-digits="6">
        <number:embedded-text number:position="3">-</number:embedded-text>
      </number:number>
    </number:number-style>
    <number:number-style style:name="N283">
      <number:number number:decimal-places="1" number:min-integer-digits="1"/>
      <number:text> </number:text>
    </number:number-style>
    <number:number-style style:name="N284" number:transliteration-format="일" number:transliteration-language="ko" number:transliteration-country="KR" number:transliteration-style="short">
      <number:number number:min-integer-digits="1"/>
      <number:text/>
    </number:number-style>
    <number:number-style style:name="N285">
      <number:scientific-number number:decimal-places="0" number:min-integer-digits="1" number:min-exponent-digits="2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15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5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5149" number:language="ko" number:country="KR">
      <number:day number:style="long"/>
      <number:text>-</number:text>
      <number:month number:textual="true"/>
    </number:date-style>
    <number:date-style style:name="N15150" number:language="ko" number:country="KR">
      <number:month number:textual="true"/>
      <number:text>-</number:text>
      <number:year/>
    </number:date-style>
    <number:time-style style:name="N15151" number:language="ko" number:country="KR">
      <number:hours/>
      <number:text>:</number:text>
      <number:minutes number:style="long"/>
      <number:text> </number:text>
      <number:am-pm/>
    </number:time-style>
    <number:time-style style:name="N15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53" number:language="ko" number:country="KR">
      <number:hours/>
      <number:text>:</number:text>
      <number:minutes number:style="long"/>
    </number:time-style>
    <number:time-style style:name="N15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5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5157" number:language="ko" number:country="KR">
      <number:month number:style="long"/>
      <number:text>-</number:text>
      <number:day number:style="long"/>
    </number:date-style>
    <number:date-style style:name="N15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5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5160" number:language="ko" number:country="KR">
      <number:hours/>
      <number:text>시 </number:text>
      <number:minutes number:style="long"/>
      <number:text>분</number:text>
    </number:time-style>
    <number:time-style style:name="N15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5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Normal_5f_" style:display-name="Normal_" style:family="table-cell" style:parent-style-name="Default">
      <style:table-cell-properties style:vertical-align="bottom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" style:display-name="標準_Sheet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" style:display-name="標準_Sheet1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" style:display-name="標準_Sheet1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4" style:display-name="標準_Sheet1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5" style:display-name="標準_Sheet1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6" style:display-name="標準_Sheet1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7" style:display-name="標準_Sheet1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8" style:display-name="標準_Sheet1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9" style:display-name="標準_Sheet1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0" style:display-name="標準_Sheet1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1" style:display-name="標準_Sheet1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2" style:display-name="標準_Sheet1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3" style:display-name="標準_Sheet1 1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4" style:display-name="標準_Sheet1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5" style:display-name="標準_Sheet1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6" style:display-name="標準_Sheet1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7" style:display-name="標準_Sheet1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8" style:display-name="標準_Sheet1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9" style:display-name="標準_Sheet1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0" style:display-name="標準_Sheet1 2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1" style:display-name="標準_Sheet1 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2" style:display-name="標準_Sheet1 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3" style:display-name="標準_Sheet1 2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4" style:display-name="標準_Sheet1 2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5" style:display-name="標準_Sheet1 2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6" style:display-name="標準_Sheet1 2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7" style:display-name="標準_Sheet1 2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8" style:display-name="標準_Sheet1 2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9" style:display-name="標準_Sheet1 2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0" style:display-name="標準_Sheet1 3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1" style:display-name="標準_Sheet1 3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2" style:display-name="標準_Sheet1 3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3" style:display-name="標準_Sheet1 3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" style:display-name="Default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" style:display-name="Normal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" style:display-name="Normal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" style:display-name="Normal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" style:display-name="Default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4" style:display-name="Normal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" style:display-name="Default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5" style:display-name="Normal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" style:display-name="Default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6" style:display-name="Normal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" style:display-name="Default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7" style:display-name="Normal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8" style:display-name="Default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8" style:display-name="Normal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9" style:display-name="Normal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0" style:display-name="Default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0" style:display-name="Normal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1" style:display-name="Normal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2" style:display-name="Normal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3" style:display-name="Normal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4" style:display-name="Normal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5" style:display-name="Normal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6" style:display-name="Normal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7" style:display-name="Normal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8" style:display-name="Normal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9" style:display-name="Normal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0" style:display-name="Normal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1" style:display-name="Normal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2" style:display-name="Normal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3" style:display-name="Normal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4" style:display-name="Normal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5" style:display-name="Normal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6" style:display-name="Normal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7" style:display-name="Normal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8" style:display-name="Normal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9" style:display-name="Normal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0" style:display-name="Normal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1" style:display-name="Normal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Lien_20_hypertexte_20_1" style:display-name="Lien hypertexte 1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" style:display-name="Lien hypertexte 7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efault_20_32" style:display-name="Default 32" style:family="table-cell" style:parent-style-name="Default"/>
    <style:style style:name="Default_20_1_20_1" style:display-name="Default 1 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2" style:display-name="Normal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" style:display-name="Normal_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3" style:display-name="Default 33" style:family="table-cell" style:parent-style-name="Default"/>
    <style:style style:name="Default_20_1_20_2" style:display-name="Default 1 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3" style:display-name="Normal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" style:display-name="Normal_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4" style:display-name="Default 34" style:family="table-cell" style:parent-style-name="Default"/>
    <style:style style:name="Default_20_1_20_3" style:display-name="Default 1 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4" style:display-name="Normal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" style:display-name="Normal_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5" style:display-name="Default 35" style:family="table-cell" style:parent-style-name="Default"/>
    <style:style style:name="Default_20_1_20_4" style:display-name="Default 1 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5" style:display-name="Normal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" style:display-name="Normal_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6" style:display-name="Default 36" style:family="table-cell" style:parent-style-name="Default"/>
    <style:style style:name="Default_20_1_20_5" style:display-name="Default 1 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6" style:display-name="Normal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4" style:display-name="Normal_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7" style:display-name="Default 37" style:family="table-cell" style:parent-style-name="Default"/>
    <style:style style:name="Default_20_1_20_6" style:display-name="Default 1 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7" style:display-name="Normal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5" style:display-name="Normal_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8" style:display-name="Default 38" style:family="table-cell" style:parent-style-name="Default"/>
    <style:style style:name="Default_20_1_20_7" style:display-name="Default 1 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8" style:display-name="Normal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6" style:display-name="Normal_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9" style:display-name="Default 39" style:family="table-cell" style:parent-style-name="Default"/>
    <style:style style:name="Default_20_1_20_8" style:display-name="Default 1 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9" style:display-name="Normal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7" style:display-name="Normal_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0" style:display-name="Default 40" style:family="table-cell" style:parent-style-name="Default"/>
    <style:style style:name="Default_20_1_20_9" style:display-name="Default 1 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0" style:display-name="Normal_ 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8" style:display-name="Normal_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1" style:display-name="Default 41" style:family="table-cell" style:parent-style-name="Default"/>
    <style:style style:name="Default_20_1_20_10" style:display-name="Default 1 1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1" style:display-name="Normal_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9" style:display-name="Normal_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2" style:display-name="Default 42" style:family="table-cell" style:parent-style-name="Default"/>
    <style:style style:name="Default_20_1_20_11" style:display-name="Default 1 1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2" style:display-name="Normal_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0" style:display-name="Normal_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3" style:display-name="Default 43" style:family="table-cell" style:parent-style-name="Default"/>
    <style:style style:name="Default_20_1_20_12" style:display-name="Default 1 1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3" style:display-name="Normal_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1" style:display-name="Normal_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4" style:display-name="Default 44" style:family="table-cell" style:parent-style-name="Default"/>
    <style:style style:name="Default_20_1_20_13" style:display-name="Default 1 1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4" style:display-name="Normal_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2" style:display-name="Normal_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5" style:display-name="Default 45" style:family="table-cell" style:parent-style-name="Default"/>
    <style:style style:name="Default_20_1_20_14" style:display-name="Default 1 1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5" style:display-name="Normal_ 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3" style:display-name="Normal_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6" style:display-name="Default 46" style:family="table-cell" style:parent-style-name="Default"/>
    <style:style style:name="Default_20_1_20_15" style:display-name="Default 1 1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6" style:display-name="Normal_ 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4" style:display-name="Normal_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7" style:display-name="Default 47" style:family="table-cell" style:parent-style-name="Default"/>
    <style:style style:name="Default_20_1_20_16" style:display-name="Default 1 1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7" style:display-name="Normal_ 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5" style:display-name="Normal_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8" style:display-name="Default 48" style:family="table-cell" style:parent-style-name="Default"/>
    <style:style style:name="Default_20_1_20_17" style:display-name="Default 1 1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8" style:display-name="Normal_ 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6" style:display-name="Normal_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9" style:display-name="Default 49" style:family="table-cell" style:parent-style-name="Default"/>
    <style:style style:name="Default_20_1_20_18" style:display-name="Default 1 1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9" style:display-name="Normal_ 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7" style:display-name="Normal_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0" style:display-name="Default 50" style:family="table-cell" style:parent-style-name="Default"/>
    <style:style style:name="Default_20_1_20_19" style:display-name="Default 1 1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0" style:display-name="Normal_ 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8" style:display-name="Normal__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1" style:display-name="Default 51" style:family="table-cell" style:parent-style-name="Default"/>
    <style:style style:name="Default_20_1_20_20" style:display-name="Default 1 2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1" style:display-name="Normal_ 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9" style:display-name="Normal__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2" style:display-name="Default 52" style:family="table-cell" style:parent-style-name="Default"/>
    <style:style style:name="Default_20_1_20_21" style:display-name="Default 1 2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2" style:display-name="Normal_ 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0" style:display-name="Normal__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3" style:display-name="Default 53" style:family="table-cell" style:parent-style-name="Default"/>
    <style:style style:name="Default_20_1_20_22" style:display-name="Default 1 2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3" style:display-name="Normal_ 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1" style:display-name="Normal__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4" style:display-name="Default 54" style:family="table-cell" style:parent-style-name="Default"/>
    <style:style style:name="Default_20_1_20_23" style:display-name="Default 1 2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4" style:display-name="Normal_ 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" style:display-name="Normal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2" style:display-name="Normal__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5" style:display-name="Default 55" style:family="table-cell" style:parent-style-name="Default"/>
    <style:style style:name="Default_20_1_20_24" style:display-name="Default 1 2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5" style:display-name="Normal_ 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" style:display-name="Normal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3" style:display-name="Normal__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6" style:display-name="Default 56" style:family="table-cell" style:parent-style-name="Default"/>
    <style:style style:name="Default_20_1_20_25" style:display-name="Default 1 2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6" style:display-name="Normal_ 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2" style:display-name="Normal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4" style:display-name="Normal__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7" style:display-name="Default 57" style:family="table-cell" style:parent-style-name="Default"/>
    <style:style style:name="Default_20_1_20_26" style:display-name="Default 1 2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7" style:display-name="Normal_ 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3" style:display-name="Normal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5" style:display-name="Normal__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8" style:display-name="Default 58" style:family="table-cell" style:parent-style-name="Default"/>
    <style:style style:name="Default_20_1_20_27" style:display-name="Default 1 2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8" style:display-name="Normal_ 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4" style:display-name="Normal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6" style:display-name="Normal__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9" style:display-name="Default 59" style:family="table-cell" style:parent-style-name="Default"/>
    <style:style style:name="Default_20_1_20_28" style:display-name="Default 1 2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9" style:display-name="Normal_ 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5" style:display-name="Normal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7" style:display-name="Normal__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0" style:display-name="Default 60" style:family="table-cell" style:parent-style-name="Default"/>
    <style:style style:name="Default_20_1_20_29" style:display-name="Default 1 2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0" style:display-name="Normal_ 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6" style:display-name="Normal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8" style:display-name="Normal__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1" style:display-name="Default 61" style:family="table-cell" style:parent-style-name="Default"/>
    <style:style style:name="Default_20_1_20_30" style:display-name="Default 1 3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1" style:display-name="Normal_ 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7" style:display-name="Normal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9" style:display-name="Normal__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2" style:display-name="Default 62" style:family="table-cell" style:parent-style-name="Default"/>
    <style:style style:name="Default_20_1_20_31" style:display-name="Default 1 3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2" style:display-name="Normal_ 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8" style:display-name="Normal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0" style:display-name="Normal__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3" style:display-name="Default 63" style:family="table-cell" style:parent-style-name="Default"/>
    <style:style style:name="Default_20_1_20_32" style:display-name="Default 1 3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3" style:display-name="Normal_ 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9" style:display-name="Normal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1" style:display-name="Normal__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4" style:display-name="Default 64" style:family="table-cell" style:parent-style-name="Default"/>
    <style:style style:name="Default_20_1_20_33" style:display-name="Default 1 3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4" style:display-name="Normal_ 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0" style:display-name="Normal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2" style:display-name="Normal__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5" style:display-name="Default 65" style:family="table-cell" style:parent-style-name="Default"/>
    <style:style style:name="Default_20_1_20_34" style:display-name="Default 1 3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5" style:display-name="Normal_ 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1" style:display-name="Normal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3" style:display-name="Normal__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6" style:display-name="Default 66" style:family="table-cell" style:parent-style-name="Default"/>
    <style:style style:name="Default_20_1_20_35" style:display-name="Default 1 3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6" style:display-name="Normal_ 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2" style:display-name="Normal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4" style:display-name="Normal__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7" style:display-name="Default 67" style:family="table-cell" style:parent-style-name="Default"/>
    <style:style style:name="Default_20_1_20_36" style:display-name="Default 1 3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7" style:display-name="Normal_ 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3" style:display-name="Normal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5" style:display-name="Normal__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8" style:display-name="Default 68" style:family="table-cell" style:parent-style-name="Default"/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8" style:display-name="Normal_ 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4" style:display-name="Normal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6" style:display-name="Normal__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9" style:display-name="Default 69" style:family="table-cell" style:parent-style-name="Default"/>
    <style:style style:name="Default_20_1_20_38" style:display-name="Default 1 3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9" style:display-name="Normal_ 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5" style:display-name="Normal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7" style:display-name="Normal__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0" style:display-name="Default 70" style:family="table-cell" style:parent-style-name="Default"/>
    <style:style style:name="Default_20_1_20_39" style:display-name="Default 1 3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0" style:display-name="Normal_ 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6" style:display-name="Normal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8" style:display-name="Normal__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1" style:display-name="Default 71" style:family="table-cell" style:parent-style-name="Default"/>
    <style:style style:name="Default_20_1_20_40" style:display-name="Default 1 4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1" style:display-name="Normal_ 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7" style:display-name="Normal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9" style:display-name="Normal__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標準_5f_Sheet1_20_34" style:display-name="標準_Sheet1 3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1" style:display-name="Default 1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1" style:display-name="Default 1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1" style:display-name="Default 1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1" style:display-name="Default 1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1" style:display-name="Default 1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1" style:display-name="Default 1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1" style:display-name="Default 1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1" style:display-name="Default 1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1" style:display-name="Default 1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1" style:display-name="Default 1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1" style:display-name="Default 1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1" style:display-name="Default 1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1" style:display-name="Default 1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1" style:display-name="Default 1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1" style:display-name="Default 1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1" style:display-name="Default 1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1" style:display-name="Default 1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1" style:display-name="Default 1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1" style:display-name="Default 1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1" style:display-name="Default 1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1" style:display-name="Default 1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1" style:display-name="Default 1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1" style:display-name="Default 1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1" style:display-name="Default 1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1" style:display-name="Default 1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1" style:display-name="Default 1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1" style:display-name="Default 1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1" style:display-name="Default 1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1" style:display-name="Default 1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1" style:display-name="Default 1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1" style:display-name="Default 1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1" style:display-name="Default 1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1" style:display-name="Default 1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1" style:display-name="Default 1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1" style:display-name="Default 1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1" style:display-name="Default 1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1" style:display-name="Default 1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1" style:display-name="Default 1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1" style:display-name="Default 1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1" style:display-name="Default 1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1" style:display-name="Default 1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1" style:display-name="Default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1" style:display-name="Default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1" style:display-name="Default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1" style:display-name="Default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1" style:display-name="Default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1" style:display-name="Default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1" style:display-name="Default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1" style:display-name="Default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1" style:display-name="Default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1" style:display-name="Default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1" style:display-name="Default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1" style:display-name="Default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1" style:display-name="Default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1" style:display-name="Default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1" style:display-name="Default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1" style:display-name="Default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1" style:display-name="Default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1" style:display-name="Default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1" style:display-name="Default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1" style:display-name="Default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1" style:display-name="Default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1" style:display-name="Default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1" style:display-name="Default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1" style:display-name="Default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1" style:display-name="Default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1" style:display-name="Default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1" style:display-name="Default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1" style:display-name="Default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1" style:display-name="Default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1" style:display-name="Default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1" style:display-name="Default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1" style:display-name="Default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1" style:display-name="Default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1" style:display-name="Default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1" style:display-name="Default 4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1" style:display-name="Default 4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1" style:display-name="Default 4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1" style:display-name="Default 4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1" style:display-name="Default 4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1" style:display-name="Default 4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1" style:display-name="Default 4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1" style:display-name="Default 4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1" style:display-name="Default 4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1" style:display-name="Default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1" style:display-name="Default 5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1" style:display-name="Default 5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1" style:display-name="Default 5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1" style:display-name="Default 5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1" style:display-name="Default 5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1" style:display-name="Default 5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1" style:display-name="Default 5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1" style:display-name="Default 5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1" style:display-name="Default 5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1" style:display-name="Default 5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1" style:display-name="Default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1" style:display-name="Default 6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1" style:display-name="Default 6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1" style:display-name="Default 6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1" style:display-name="Default 6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1" style:display-name="Default 6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1" style:display-name="Default 6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1" style:display-name="Default 6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1" style:display-name="Default 6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1" style:display-name="Default 6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1" style:display-name="Default 6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1" style:display-name="Default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1" style:display-name="Default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1" style:display-name="Default 7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1" style:display-name="Default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1" style:display-name="Default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8" style:display-name="Lien hypertexte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1" style:display-name="Lien hypertexte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1" style:display-name="Lien hypertexte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1" style:display-name="Lien hypertexte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1" style:display-name="Lien hypertexte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1" style:display-name="Lien hypertexte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1" style:display-name="Lien hypertexte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1" style:display-name="Lien hypertexte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1" style:display-name="Normal 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2" style:display-name="Normal_ 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1" style:display-name="Normal_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5" style:display-name="標準_Sheet1 3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2" style:display-name="Default 1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2" style:display-name="Default 1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2" style:display-name="Default 1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2" style:display-name="Default 1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2" style:display-name="Default 1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2" style:display-name="Default 1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2" style:display-name="Default 1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2" style:display-name="Default 1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2" style:display-name="Default 1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2" style:display-name="Default 1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2" style:display-name="Default 1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2" style:display-name="Default 1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2" style:display-name="Default 1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2" style:display-name="Default 1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2" style:display-name="Default 1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2" style:display-name="Default 1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2" style:display-name="Default 1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2" style:display-name="Default 1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2" style:display-name="Default 1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2" style:display-name="Default 1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2" style:display-name="Default 1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2" style:display-name="Default 1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2" style:display-name="Default 1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2" style:display-name="Default 1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2" style:display-name="Default 1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2" style:display-name="Default 1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2" style:display-name="Default 1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2" style:display-name="Default 1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2" style:display-name="Default 1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2" style:display-name="Default 1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2" style:display-name="Default 1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2" style:display-name="Default 1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2" style:display-name="Default 1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2" style:display-name="Default 1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2" style:display-name="Default 1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2" style:display-name="Default 1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2" style:display-name="Default 1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2" style:display-name="Default 1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2" style:display-name="Default 1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2" style:display-name="Default 1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2" style:display-name="Default 1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2" style:display-name="Default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2" style:display-name="Default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2" style:display-name="Default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2" style:display-name="Default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2" style:display-name="Default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2" style:display-name="Default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2" style:display-name="Default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2" style:display-name="Default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2" style:display-name="Default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2" style:display-name="Default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2" style:display-name="Default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2" style:display-name="Default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2" style:display-name="Default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2" style:display-name="Default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2" style:display-name="Default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2" style:display-name="Default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2" style:display-name="Default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2" style:display-name="Default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2" style:display-name="Default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2" style:display-name="Default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2" style:display-name="Default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2" style:display-name="Default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2" style:display-name="Default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2" style:display-name="Default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2" style:display-name="Default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2" style:display-name="Default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2" style:display-name="Default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2" style:display-name="Default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2" style:display-name="Default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2" style:display-name="Default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2" style:display-name="Default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2" style:display-name="Default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2" style:display-name="Default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2" style:display-name="Default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2" style:display-name="Default 4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2" style:display-name="Default 4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2" style:display-name="Default 4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2" style:display-name="Default 4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2" style:display-name="Default 4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2" style:display-name="Default 4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2" style:display-name="Default 4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2" style:display-name="Default 4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2" style:display-name="Default 4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2" style:display-name="Default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2" style:display-name="Default 5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2" style:display-name="Default 5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2" style:display-name="Default 5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2" style:display-name="Default 5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2" style:display-name="Default 5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2" style:display-name="Default 5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2" style:display-name="Default 5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2" style:display-name="Default 5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2" style:display-name="Default 5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2" style:display-name="Default 5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2" style:display-name="Default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2" style:display-name="Default 6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2" style:display-name="Default 6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2" style:display-name="Default 6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2" style:display-name="Default 6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2" style:display-name="Default 6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2" style:display-name="Default 6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2" style:display-name="Default 6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2" style:display-name="Default 6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2" style:display-name="Default 6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2" style:display-name="Default 6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2" style:display-name="Default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2" style:display-name="Default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2" style:display-name="Default 7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2" style:display-name="Default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2" style:display-name="Default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9" style:display-name="Lien hypertexte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2" style:display-name="Lien hypertexte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2" style:display-name="Lien hypertexte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2" style:display-name="Lien hypertexte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2" style:display-name="Lien hypertexte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2" style:display-name="Lien hypertexte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2" style:display-name="Lien hypertexte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3" style:display-name="Normal_ 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2" style:display-name="Normal_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6" style:display-name="標準_Sheet1 3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3" style:display-name="Default 1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3" style:display-name="Default 1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3" style:display-name="Default 1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3" style:display-name="Default 1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3" style:display-name="Default 1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3" style:display-name="Default 1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3" style:display-name="Default 1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3" style:display-name="Default 1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3" style:display-name="Default 1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3" style:display-name="Default 1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3" style:display-name="Default 1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3" style:display-name="Default 1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3" style:display-name="Default 1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3" style:display-name="Default 1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3" style:display-name="Default 1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3" style:display-name="Default 1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3" style:display-name="Default 1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3" style:display-name="Default 1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3" style:display-name="Default 1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3" style:display-name="Default 1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3" style:display-name="Default 1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3" style:display-name="Default 1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3" style:display-name="Default 1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3" style:display-name="Default 1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3" style:display-name="Default 1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3" style:display-name="Default 1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3" style:display-name="Default 1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3" style:display-name="Default 1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3" style:display-name="Default 1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3" style:display-name="Default 1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3" style:display-name="Default 1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3" style:display-name="Default 1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3" style:display-name="Default 1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3" style:display-name="Default 1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3" style:display-name="Default 1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3" style:display-name="Default 1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3" style:display-name="Default 1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3" style:display-name="Default 1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3" style:display-name="Default 1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3" style:display-name="Default 1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3" style:display-name="Default 1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3" style:display-name="Default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3" style:display-name="Default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3" style:display-name="Default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3" style:display-name="Default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3" style:display-name="Default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3" style:display-name="Default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3" style:display-name="Default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3" style:display-name="Default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3" style:display-name="Default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3" style:display-name="Default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3" style:display-name="Default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3" style:display-name="Default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3" style:display-name="Default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3" style:display-name="Default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3" style:display-name="Default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3" style:display-name="Default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3" style:display-name="Default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3" style:display-name="Default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3" style:display-name="Default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3" style:display-name="Default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3" style:display-name="Default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3" style:display-name="Default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3" style:display-name="Default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3" style:display-name="Default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3" style:display-name="Default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3" style:display-name="Default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3" style:display-name="Default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3" style:display-name="Default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3" style:display-name="Default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3" style:display-name="Default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3" style:display-name="Default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3" style:display-name="Default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3" style:display-name="Default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3" style:display-name="Default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3" style:display-name="Default 4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3" style:display-name="Default 4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3" style:display-name="Default 4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3" style:display-name="Default 4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3" style:display-name="Default 4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3" style:display-name="Default 4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3" style:display-name="Default 4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3" style:display-name="Default 4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3" style:display-name="Default 4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3" style:display-name="Default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3" style:display-name="Default 5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3" style:display-name="Default 5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3" style:display-name="Default 5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3" style:display-name="Default 5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3" style:display-name="Default 5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3" style:display-name="Default 5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3" style:display-name="Default 5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3" style:display-name="Default 5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3" style:display-name="Default 5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3" style:display-name="Default 5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3" style:display-name="Default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3" style:display-name="Default 6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3" style:display-name="Default 6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3" style:display-name="Default 6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3" style:display-name="Default 6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3" style:display-name="Default 6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3" style:display-name="Default 6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3" style:display-name="Default 6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3" style:display-name="Default 6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3" style:display-name="Default 6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3" style:display-name="Default 6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3" style:display-name="Default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3" style:display-name="Default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3" style:display-name="Default 7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3" style:display-name="Default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3" style:display-name="Default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0" style:display-name="Lien hypertexte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3" style:display-name="Lien hypertexte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3" style:display-name="Lien hypertexte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3" style:display-name="Lien hypertexte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3" style:display-name="Lien hypertexte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3" style:display-name="Lien hypertexte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3" style:display-name="Lien hypertexte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3" style:display-name="Lien hypertexte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4" style:display-name="Normal_ 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3" style:display-name="Normal_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7" style:display-name="標準_Sheet1 3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4" style:display-name="Default 1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4" style:display-name="Default 1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4" style:display-name="Default 1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4" style:display-name="Default 1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4" style:display-name="Default 1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4" style:display-name="Default 1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4" style:display-name="Default 1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4" style:display-name="Default 1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4" style:display-name="Default 1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4" style:display-name="Default 1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4" style:display-name="Default 1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4" style:display-name="Default 1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4" style:display-name="Default 1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4" style:display-name="Default 1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4" style:display-name="Default 1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4" style:display-name="Default 1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4" style:display-name="Default 1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4" style:display-name="Default 1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4" style:display-name="Default 1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4" style:display-name="Default 1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4" style:display-name="Default 1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4" style:display-name="Default 1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4" style:display-name="Default 1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4" style:display-name="Default 1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4" style:display-name="Default 1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4" style:display-name="Default 1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4" style:display-name="Default 1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4" style:display-name="Default 1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4" style:display-name="Default 1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4" style:display-name="Default 1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4" style:display-name="Default 1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4" style:display-name="Default 1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4" style:display-name="Default 1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4" style:display-name="Default 1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4" style:display-name="Default 1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4" style:display-name="Default 1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4" style:display-name="Default 1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4" style:display-name="Default 1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4" style:display-name="Default 1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4" style:display-name="Default 1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4" style:display-name="Default 1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4" style:display-name="Default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4" style:display-name="Default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4" style:display-name="Default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4" style:display-name="Default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4" style:display-name="Default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4" style:display-name="Default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4" style:display-name="Default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4" style:display-name="Default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4" style:display-name="Default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4" style:display-name="Default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4" style:display-name="Default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4" style:display-name="Default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4" style:display-name="Default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4" style:display-name="Default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4" style:display-name="Default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4" style:display-name="Default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4" style:display-name="Default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4" style:display-name="Default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4" style:display-name="Default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4" style:display-name="Default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4" style:display-name="Default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4" style:display-name="Default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4" style:display-name="Default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4" style:display-name="Default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4" style:display-name="Default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4" style:display-name="Default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4" style:display-name="Default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4" style:display-name="Default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4" style:display-name="Default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4" style:display-name="Default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4" style:display-name="Default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4" style:display-name="Default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4" style:display-name="Default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4" style:display-name="Default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4" style:display-name="Default 4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4" style:display-name="Default 4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4" style:display-name="Default 4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4" style:display-name="Default 4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4" style:display-name="Default 4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4" style:display-name="Default 4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4" style:display-name="Default 4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4" style:display-name="Default 4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4" style:display-name="Default 4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4" style:display-name="Default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4" style:display-name="Default 5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4" style:display-name="Default 5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4" style:display-name="Default 5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4" style:display-name="Default 5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4" style:display-name="Default 5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4" style:display-name="Default 5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4" style:display-name="Default 5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4" style:display-name="Default 5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4" style:display-name="Default 5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4" style:display-name="Default 5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4" style:display-name="Default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4" style:display-name="Default 6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4" style:display-name="Default 6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4" style:display-name="Default 6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4" style:display-name="Default 6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4" style:display-name="Default 6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4" style:display-name="Default 6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4" style:display-name="Default 6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4" style:display-name="Default 6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4" style:display-name="Default 6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4" style:display-name="Default 6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4" style:display-name="Default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4" style:display-name="Default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4" style:display-name="Default 7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4" style:display-name="Default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4" style:display-name="Default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1" style:display-name="Lien hypertexte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4" style:display-name="Lien hypertexte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4" style:display-name="Lien hypertexte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4" style:display-name="Lien hypertexte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4" style:display-name="Lien hypertexte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4" style:display-name="Lien hypertexte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4" style:display-name="Lien hypertexte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4" style:display-name="Lien hypertexte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5" style:display-name="Normal_ 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4" style:display-name="Normal_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9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1">2009-08-21</text:date>, <text:time>23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700" style:display-name="PageStyle_s7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" style:display-name="PageStyle_s700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" style:display-name="PageStyle_s700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3" style:display-name="PageStyle_s700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4" style:display-name="PageStyle_s700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5" style:display-name="PageStyle_s700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6" style:display-name="PageStyle_s700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7" style:display-name="PageStyle_s700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8" style:display-name="PageStyle_s700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9" style:display-name="PageStyle_s700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0" style:display-name="PageStyle_s700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1" style:display-name="PageStyle_s700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2" style:display-name="PageStyle_s700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3" style:display-name="PageStyle_s700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4" style:display-name="PageStyle_s700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5" style:display-name="PageStyle_s700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6" style:display-name="PageStyle_s700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7" style:display-name="PageStyle_s700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8" style:display-name="PageStyle_s700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19" style:display-name="PageStyle_s700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700_20_20" style:display-name="PageStyle_s700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1" style:display-name="PageStyle_s700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2" style:display-name="PageStyle_s700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3" style:display-name="PageStyle_s700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4" style:display-name="PageStyle_s700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5" style:display-name="PageStyle_s700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6" style:display-name="PageStyle_s700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7" style:display-name="PageStyle_s700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8" style:display-name="PageStyle_s700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29" style:display-name="PageStyle_s700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0" style:display-name="PageStyle_s700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1" style:display-name="PageStyle_s700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2" style:display-name="PageStyle_s700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3" style:display-name="PageStyle_s700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4" style:display-name="PageStyle_s700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5" style:display-name="PageStyle_s700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6" style:display-name="PageStyle_s700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7" style:display-name="PageStyle_s700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8" style:display-name="PageStyle_s700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39" style:display-name="PageStyle_s700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0" style:display-name="PageStyle_s700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1" style:display-name="PageStyle_s700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2" style:display-name="PageStyle_s700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3" style:display-name="PageStyle_s700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4" style:display-name="PageStyle_s700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5" style:display-name="PageStyle_s700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700_20_46" style:display-name="PageStyle_s700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" style:display-name="PageStyle_Texts String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" style:display-name="PageStyle_Texts String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" style:display-name="PageStyle_Texts String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" style:display-name="PageStyle_Texts String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4" style:display-name="PageStyle_Texts String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5" style:display-name="PageStyle_Texts String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6" style:display-name="PageStyle_Texts String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7" style:display-name="PageStyle_Texts String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8" style:display-name="PageStyle_Texts Strings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9" style:display-name="PageStyle_Texts Strings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0" style:display-name="PageStyle_Texts Strings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1" style:display-name="PageStyle_Texts Strings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2" style:display-name="PageStyle_Texts Strings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3" style:display-name="PageStyle_Texts Strings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4" style:display-name="PageStyle_Texts Strings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5" style:display-name="PageStyle_Texts Strings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6" style:display-name="PageStyle_Texts Strings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7" style:display-name="PageStyle_Texts Strings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8" style:display-name="PageStyle_Texts Strings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9" style:display-name="PageStyle_Texts Strings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0" style:display-name="PageStyle_Texts Strings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1" style:display-name="PageStyle_Texts Strings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2" style:display-name="PageStyle_Texts Strings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3" style:display-name="PageStyle_Texts Strings 2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4" style:display-name="PageStyle_Texts Strings 2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5" style:display-name="PageStyle_Texts Strings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6" style:display-name="PageStyle_Texts Strings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7" style:display-name="PageStyle_Texts Strings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8" style:display-name="PageStyle_Texts Strings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9" style:display-name="PageStyle_Texts Strings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0" style:display-name="PageStyle_Texts Strings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1" style:display-name="PageStyle_Texts Strings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2" style:display-name="PageStyle_Texts Strings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3" style:display-name="PageStyle_Texts Strings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_20_1" style:display-name="PageStyle_ini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2" style:display-name="PageStyle_init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3" style:display-name="PageStyle_init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4" style:display-name="PageStyle_init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it_20_5" style:display-name="PageStyle_init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7" style:display-name="PageStyle_menu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8" style:display-name="PageStyle_menu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9" style:display-name="PageStyle_menu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2" style:display-name="PageStyle_menu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3" style:display-name="PageStyle_menu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4" style:display-name="PageStyle_menu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5" style:display-name="PageStyle_menu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6" style:display-name="PageStyle_menu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7" style:display-name="PageStyle_menu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8" style:display-name="PageStyle_menu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19" style:display-name="PageStyle_menu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0" style:display-name="PageStyle_menu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1" style:display-name="PageStyle_menu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2" style:display-name="PageStyle_menu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3" style:display-name="PageStyle_menu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4" style:display-name="PageStyle_menu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1" style:display-name="PageStyle_ing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game_20_2" style:display-name="PageStyle_ing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25" style:display-name="PageStyle_menu 2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6" style:display-name="PageStyle_menu 2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7" style:display-name="PageStyle_menu 2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8" style:display-name="PageStyle_menu 2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29" style:display-name="PageStyle_menu 2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0" style:display-name="PageStyle_menu 3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1" style:display-name="PageStyle_menu 3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3" style:display-name="PageStyle_global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4" style:display-name="PageStyle_global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5" style:display-name="PageStyle_global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6" style:display-name="PageStyle_global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7" style:display-name="PageStyle_global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8" style:display-name="PageStyle_global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9" style:display-name="PageStyle_global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0" style:display-name="PageStyle_global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1" style:display-name="PageStyle_global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2" style:display-name="PageStyle_global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3" style:display-name="PageStyle_global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4" style:display-name="PageStyle_global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5" style:display-name="PageStyle_global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6" style:display-name="PageStyle_global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7" style:display-name="PageStyle_global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8" style:display-name="PageStyle_global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19" style:display-name="PageStyle_global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0" style:display-name="PageStyle_global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lobal_20_21" style:display-name="PageStyle_global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nu_20_32" style:display-name="PageStyle_menu 3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4" style:display-name="PageStyle_menu 3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5" style:display-name="PageStyle_menu 3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6" style:display-name="PageStyle_menu 3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7" style:display-name="PageStyle_menu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8" style:display-name="PageStyle_menu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39" style:display-name="PageStyle_menu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1" style:display-name="PageStyle_menu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2" style:display-name="PageStyle_menu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3" style:display-name="PageStyle_menu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4" style:display-name="PageStyle_menu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5" style:display-name="PageStyle_menu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6" style:display-name="PageStyle_menu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7" style:display-name="PageStyle_menu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8" style:display-name="PageStyle_menu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49" style:display-name="PageStyle_menu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LRmenu" style:display-name="PageStyle_CLRmenu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1" style:display-name="PageStyle_CLRmenu 1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2" style:display-name="PageStyle_CLRmenu 2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LRmenu_20_3" style:display-name="PageStyle_CLRmenu 3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아이템드랍규칙_5f_장비능력치부여" style:display-name="PageStyle_아이템드랍규칙_장비능력치부여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아이템드랍규칙_5f_장비능력치부여_20_1" style:display-name="PageStyle_아이템드랍규칙_장비능력치부여 1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6-12-14T14:26:19</meta:creation-date>
    <dc:date>2009-08-21T23:49:56.62</dc:date>
    <meta:editing-cycles>343</meta:editing-cycles>
    <meta:editing-duration>PT283H49M13S</meta:editing-duration>
    <meta:document-statistic meta:table-count="7" meta:cell-count="2479" meta:object-count="0"/>
    <meta:user-defined meta:name="Info 2"/>
    <meta:user-defined meta:name="Info 3"/>
    <meta:user-defined meta:name="Info 4"/>
    <meta:user-defined meta:name="Version">11.6568</meta:user-defined>
  </office:meta>
</office:document-meta>
</file>